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3.8722in" table:align="left"/>
    </style:style>
    <style:style style:name="Table1.A" style:family="table-column">
      <style:table-column-properties style:column-width="3.8722in"/>
    </style:style>
    <style:style style:name="Table1.A1" style:family="table-cell">
      <style:table-cell-properties style:vertical-align="middle" fo:padding="0.0194in" fo:border="none"/>
    </style:style>
    <style:style style:name="Table2" style:family="table">
      <style:table-properties style:width="4.0625in" table:align="left"/>
    </style:style>
    <style:style style:name="Table2.A" style:family="table-column">
      <style:table-column-properties style:column-width="1.2188in"/>
    </style:style>
    <style:style style:name="Table2.B" style:family="table-column">
      <style:table-column-properties style:column-width="1.625in"/>
    </style:style>
    <style:style style:name="Table2.A1" style:family="table-cell">
      <style:table-cell-properties style:vertical-align="middle" fo:padding="0.0194in" fo:border="none"/>
    </style:style>
    <style:style style:name="Table3" style:family="table">
      <style:table-properties style:width="5.8in" table:align="left"/>
    </style:style>
    <style:style style:name="Table3.A" style:family="table-column">
      <style:table-column-properties style:column-width="1.8146in"/>
    </style:style>
    <style:style style:name="Table3.B" style:family="table-column">
      <style:table-column-properties style:column-width="1.1139in"/>
    </style:style>
    <style:style style:name="Table3.C" style:family="table-column">
      <style:table-column-properties style:column-width="2.1417in"/>
    </style:style>
    <style:style style:name="Table3.D" style:family="table-column">
      <style:table-column-properties style:column-width="0.7299in"/>
    </style:style>
    <style:style style:name="Table3.A1" style:family="table-cell">
      <style:table-cell-properties style:vertical-align="middle" fo:padding="0.0194in" fo:border="none"/>
    </style:style>
    <style:style style:name="Table4" style:family="table">
      <style:table-properties style:width="3.4264in" table:align="left"/>
    </style:style>
    <style:style style:name="Table4.A" style:family="table-column">
      <style:table-column-properties style:column-width="2.1792in"/>
    </style:style>
    <style:style style:name="Table4.B" style:family="table-column">
      <style:table-column-properties style:column-width="1.2472in"/>
    </style:style>
    <style:style style:name="Table4.A1" style:family="table-cell">
      <style:table-cell-properties fo:padding="0.0194in" fo:border="none"/>
    </style:style>
    <style:style style:name="Table5" style:family="table">
      <style:table-properties style:width="6.6493in" table:align="left"/>
    </style:style>
    <style:style style:name="Table5.A" style:family="table-column">
      <style:table-column-properties style:column-width="0.4618in"/>
    </style:style>
    <style:style style:name="Table5.B" style:family="table-column">
      <style:table-column-properties style:column-width="2.3007in"/>
    </style:style>
    <style:style style:name="Table5.C" style:family="table-column">
      <style:table-column-properties style:column-width="3.8868in"/>
    </style:style>
    <style:style style:name="Table5.A1" style:family="table-cell">
      <style:table-cell-properties fo:padding="0.0194in" fo:border="none"/>
    </style:style>
    <style:style style:name="P1" style:family="paragraph" style:parent-style-name="Heading_20_1">
      <style:text-properties style:text-underline-style="none"/>
    </style:style>
    <style:style style:name="P2" style:family="paragraph" style:parent-style-name="Heading_20_1">
      <style:text-properties officeooo:paragraph-rsid="00576585"/>
    </style:style>
    <style:style style:name="P3" style:family="paragraph" style:parent-style-name="Heading_20_1">
      <style:text-properties officeooo:paragraph-rsid="006ac19b"/>
    </style:style>
    <style:style style:name="P4" style:family="paragraph" style:parent-style-name="Heading_20_1">
      <style:text-properties officeooo:paragraph-rsid="008241f9"/>
    </style:style>
    <style:style style:name="P5" style:family="paragraph" style:parent-style-name="Heading_20_1">
      <style:text-properties officeooo:paragraph-rsid="0083c9a8"/>
    </style:style>
    <style:style style:name="P6" style:family="paragraph" style:parent-style-name="Heading_20_1">
      <style:text-properties officeooo:paragraph-rsid="008b019a"/>
    </style:style>
    <style:style style:name="P7" style:family="paragraph" style:parent-style-name="Heading_20_1">
      <style:text-properties fo:font-weight="bold" style:font-weight-asian="bold" style:font-weight-complex="bold"/>
    </style:style>
    <style:style style:name="P8" style:family="paragraph" style:parent-style-name="Heading_20_1">
      <style:text-properties fo:font-weight="bold" officeooo:rsid="00a1dea4" officeooo:paragraph-rsid="00a1dea4" style:font-weight-asian="bold" style:font-weight-complex="bold"/>
    </style:style>
    <style:style style:name="P9" style:family="paragraph" style:parent-style-name="Heading_20_1">
      <style:text-properties officeooo:rsid="00a1dea4" officeooo:paragraph-rsid="00a1dea4"/>
    </style:style>
    <style:style style:name="P10" style:family="paragraph">
      <style:text-properties style:text-underline-style="none"/>
    </style:style>
    <style:style style:name="P11" style:family="paragraph" style:parent-style-name="Standard">
      <style:text-properties style:text-underline-style="none"/>
    </style:style>
    <style:style style:name="P12" style:family="paragraph" style:parent-style-name="Text_20_body">
      <style:text-properties style:text-underline-style="none"/>
    </style:style>
    <style:style style:name="P13" style:family="paragraph" style:parent-style-name="Text_20_body" style:list-style-name="L25">
      <style:text-properties style:text-underline-style="none"/>
    </style:style>
    <style:style style:name="P14" style:family="paragraph" style:parent-style-name="Text_20_body" style:list-style-name="L26"/>
    <style:style style:name="P15" style:family="paragraph" style:parent-style-name="Text_20_body" style:list-style-name="L27"/>
    <style:style style:name="P16" style:family="paragraph" style:parent-style-name="Text_20_body" style:list-style-name="L28"/>
    <style:style style:name="P17" style:family="paragraph" style:parent-style-name="Text_20_body" style:list-style-name="L29"/>
    <style:style style:name="P18" style:family="paragraph" style:parent-style-name="Text_20_body" style:list-style-name="L30"/>
    <style:style style:name="P19" style:family="paragraph" style:parent-style-name="Text_20_body" style:list-style-name="L31"/>
    <style:style style:name="P20" style:family="paragraph" style:parent-style-name="Text_20_body" style:list-style-name="L32"/>
    <style:style style:name="P21" style:family="paragraph" style:parent-style-name="Text_20_body" style:list-style-name="L33"/>
    <style:style style:name="P22" style:family="paragraph" style:parent-style-name="Text_20_body" style:list-style-name="L34"/>
    <style:style style:name="P23" style:family="paragraph" style:parent-style-name="Text_20_body">
      <style:text-properties officeooo:paragraph-rsid="00576585"/>
    </style:style>
    <style:style style:name="P24" style:family="paragraph" style:parent-style-name="Text_20_body" style:list-style-name="L35"/>
    <style:style style:name="P25" style:family="paragraph" style:parent-style-name="Text_20_body" style:list-style-name="L36"/>
    <style:style style:name="P26" style:family="paragraph" style:parent-style-name="Text_20_body" style:list-style-name="L37"/>
    <style:style style:name="P27" style:family="paragraph" style:parent-style-name="Text_20_body" style:list-style-name="L38"/>
    <style:style style:name="P28" style:family="paragraph" style:parent-style-name="Text_20_body" style:list-style-name="L39"/>
    <style:style style:name="P29" style:family="paragraph" style:parent-style-name="Text_20_body" style:list-style-name="L40"/>
    <style:style style:name="P30" style:family="paragraph" style:parent-style-name="Text_20_body" style:list-style-name="L41"/>
    <style:style style:name="P31" style:family="paragraph" style:parent-style-name="Text_20_body" style:list-style-name="L42"/>
    <style:style style:name="P32" style:family="paragraph" style:parent-style-name="Text_20_body" style:list-style-name="L43"/>
    <style:style style:name="P33" style:family="paragraph" style:parent-style-name="Text_20_body" style:list-style-name="L44"/>
    <style:style style:name="P34" style:family="paragraph" style:parent-style-name="Text_20_body">
      <style:text-properties officeooo:paragraph-rsid="006ac19b"/>
    </style:style>
    <style:style style:name="P35" style:family="paragraph" style:parent-style-name="Text_20_body" style:list-style-name="L45"/>
    <style:style style:name="P36" style:family="paragraph" style:parent-style-name="Text_20_body" style:list-style-name="L46"/>
    <style:style style:name="P37" style:family="paragraph" style:parent-style-name="Text_20_body" style:list-style-name="L47"/>
    <style:style style:name="P38" style:family="paragraph" style:parent-style-name="Text_20_body" style:list-style-name="L48"/>
    <style:style style:name="P39" style:family="paragraph" style:parent-style-name="Text_20_body" style:list-style-name="L49"/>
    <style:style style:name="P40" style:family="paragraph" style:parent-style-name="Text_20_body" style:list-style-name="L50"/>
    <style:style style:name="P41" style:family="paragraph" style:parent-style-name="Text_20_body" style:list-style-name="L51"/>
    <style:style style:name="P42" style:family="paragraph" style:parent-style-name="Text_20_body" style:list-style-name="L52"/>
    <style:style style:name="P43" style:family="paragraph" style:parent-style-name="Text_20_body" style:list-style-name="L53"/>
    <style:style style:name="P44" style:family="paragraph" style:parent-style-name="Text_20_body" style:list-style-name="L54"/>
    <style:style style:name="P45" style:family="paragraph" style:parent-style-name="Text_20_body" style:list-style-name="L55"/>
    <style:style style:name="P46" style:family="paragraph" style:parent-style-name="Text_20_body" style:list-style-name="L63"/>
    <style:style style:name="P47" style:family="paragraph" style:parent-style-name="Text_20_body">
      <style:text-properties officeooo:paragraph-rsid="008241f9"/>
    </style:style>
    <style:style style:name="P48" style:family="paragraph" style:parent-style-name="Text_20_body">
      <style:text-properties officeooo:paragraph-rsid="0083c9a8"/>
    </style:style>
    <style:style style:name="P49" style:family="paragraph" style:parent-style-name="Text_20_body" style:list-style-name="L65"/>
    <style:style style:name="P50" style:family="paragraph" style:parent-style-name="Text_20_body" style:list-style-name="L66"/>
    <style:style style:name="P51" style:family="paragraph" style:parent-style-name="Text_20_body" style:list-style-name="L67"/>
    <style:style style:name="P52" style:family="paragraph" style:parent-style-name="Text_20_body">
      <style:text-properties officeooo:paragraph-rsid="008b019a"/>
    </style:style>
    <style:style style:name="P53" style:family="paragraph" style:parent-style-name="Text_20_body" style:list-style-name="L68"/>
    <style:style style:name="P54" style:family="paragraph" style:parent-style-name="Text_20_body" style:list-style-name="L69"/>
    <style:style style:name="P55" style:family="paragraph" style:parent-style-name="Text_20_body" style:list-style-name="L70"/>
    <style:style style:name="P56" style:family="paragraph" style:parent-style-name="Text_20_body" style:list-style-name="L71"/>
    <style:style style:name="P57" style:family="paragraph" style:parent-style-name="Text_20_body" style:list-style-name="L72"/>
    <style:style style:name="P58" style:family="paragraph" style:parent-style-name="Text_20_body">
      <style:text-properties fo:font-weight="bold" style:font-weight-asian="bold" style:font-weight-complex="bold"/>
    </style:style>
    <style:style style:name="P59" style:family="paragraph" style:parent-style-name="Text_20_body">
      <style:text-properties fo:font-weight="bold" officeooo:rsid="00a1dea4" officeooo:paragraph-rsid="00a1dea4" style:font-weight-asian="bold" style:font-weight-complex="bold"/>
    </style:style>
    <style:style style:name="P60" style:family="paragraph" style:parent-style-name="Text_20_body" style:list-style-name="L73"/>
    <style:style style:name="P61" style:family="paragraph" style:parent-style-name="Text_20_body" style:list-style-name="L74"/>
    <style:style style:name="P62" style:family="paragraph" style:parent-style-name="Text_20_body" style:list-style-name="L82"/>
    <style:style style:name="P63" style:family="paragraph" style:parent-style-name="Text_20_body">
      <style:text-properties officeooo:rsid="00a1dea4" officeooo:paragraph-rsid="00a1dea4"/>
    </style:style>
    <style:style style:name="P64" style:family="paragraph" style:parent-style-name="Text_20_body" style:list-style-name="L83"/>
    <style:style style:name="P65" style:family="paragraph" style:parent-style-name="Text_20_body" style:list-style-name="L84"/>
    <style:style style:name="P66" style:family="paragraph" style:parent-style-name="Text_20_body" style:list-style-name="L85"/>
    <style:style style:name="P67" style:family="paragraph" style:parent-style-name="Text_20_body" style:list-style-name="L86"/>
    <style:style style:name="P68" style:family="paragraph" style:parent-style-name="Text_20_body" style:list-style-name="L87"/>
    <style:style style:name="P69" style:family="paragraph" style:parent-style-name="Text_20_body" style:list-style-name="L88"/>
    <style:style style:name="P70" style:family="paragraph" style:parent-style-name="Text_20_body" style:list-style-name="L89"/>
    <style:style style:name="P71" style:family="paragraph" style:parent-style-name="Text_20_body" style:list-style-name="L90"/>
    <style:style style:name="P72" style:family="paragraph" style:parent-style-name="Text_20_body" style:list-style-name="L91"/>
    <style:style style:name="P73" style:family="paragraph" style:parent-style-name="Text_20_body" style:list-style-name="L92"/>
    <style:style style:name="P74" style:family="paragraph" style:parent-style-name="Text_20_body" style:list-style-name="L93"/>
    <style:style style:name="P75" style:family="paragraph" style:parent-style-name="Text_20_body" style:list-style-name="L94"/>
    <style:style style:name="P76" style:family="paragraph" style:parent-style-name="Text_20_body" style:list-style-name="L95"/>
    <style:style style:name="P77" style:family="paragraph" style:parent-style-name="Text_20_body" style:list-style-name="L96"/>
    <style:style style:name="P78" style:family="paragraph" style:parent-style-name="Text_20_body" style:list-style-name="L97"/>
    <style:style style:name="P79" style:family="paragraph" style:parent-style-name="Text_20_body" style:list-style-name="L98"/>
    <style:style style:name="P80" style:family="paragraph" style:parent-style-name="Text_20_body" style:list-style-name="L99"/>
    <style:style style:name="P81" style:family="paragraph" style:parent-style-name="Text_20_body" style:list-style-name="L100"/>
    <style:style style:name="P82" style:family="paragraph" style:parent-style-name="Text_20_body" style:list-style-name="L101"/>
    <style:style style:name="P83" style:family="paragraph" style:parent-style-name="Text_20_body" style:list-style-name="L102"/>
    <style:style style:name="P84" style:family="paragraph" style:parent-style-name="Text_20_body" style:list-style-name="L103"/>
    <style:style style:name="P85" style:family="paragraph" style:parent-style-name="Text_20_body" style:list-style-name="L104"/>
    <style:style style:name="P86" style:family="paragraph" style:parent-style-name="Text_20_body" style:list-style-name="L105"/>
    <style:style style:name="P87" style:family="paragraph" style:parent-style-name="Text_20_body" style:list-style-name="L106"/>
    <style:style style:name="P88" style:family="paragraph" style:parent-style-name="Text_20_body" style:list-style-name="L107"/>
    <style:style style:name="P89" style:family="paragraph" style:parent-style-name="Text_20_body" style:list-style-name="L108"/>
    <style:style style:name="P90" style:family="paragraph" style:parent-style-name="Text_20_body" style:list-style-name="L110"/>
    <style:style style:name="P91" style:family="paragraph" style:parent-style-name="Text_20_body" style:list-style-name="L111"/>
    <style:style style:name="P92" style:family="paragraph" style:parent-style-name="Text_20_body" style:list-style-name="L112"/>
    <style:style style:name="P93" style:family="paragraph" style:parent-style-name="Text_20_body" style:list-style-name="L113"/>
    <style:style style:name="P94" style:family="paragraph" style:parent-style-name="Text_20_body" style:list-style-name="L114"/>
    <style:style style:name="P95" style:family="paragraph" style:parent-style-name="Text_20_body" style:list-style-name="L115"/>
    <style:style style:name="P96" style:family="paragraph" style:parent-style-name="Text_20_body" style:list-style-name="L26">
      <style:paragraph-properties fo:margin-top="0in" fo:margin-bottom="0in" loext:contextual-spacing="false"/>
    </style:style>
    <style:style style:name="P97" style:family="paragraph" style:parent-style-name="Text_20_body" style:list-style-name="L27">
      <style:paragraph-properties fo:margin-top="0in" fo:margin-bottom="0in" loext:contextual-spacing="false"/>
    </style:style>
    <style:style style:name="P98" style:family="paragraph" style:parent-style-name="Text_20_body" style:list-style-name="L28">
      <style:paragraph-properties fo:margin-top="0in" fo:margin-bottom="0in" loext:contextual-spacing="false"/>
    </style:style>
    <style:style style:name="P99" style:family="paragraph" style:parent-style-name="Text_20_body" style:list-style-name="L29">
      <style:paragraph-properties fo:margin-top="0in" fo:margin-bottom="0in" loext:contextual-spacing="false"/>
    </style:style>
    <style:style style:name="P100" style:family="paragraph" style:parent-style-name="Text_20_body" style:list-style-name="L30">
      <style:paragraph-properties fo:margin-top="0in" fo:margin-bottom="0in" loext:contextual-spacing="false"/>
    </style:style>
    <style:style style:name="P101" style:family="paragraph" style:parent-style-name="Text_20_body" style:list-style-name="L31">
      <style:paragraph-properties fo:margin-top="0in" fo:margin-bottom="0in" loext:contextual-spacing="false"/>
    </style:style>
    <style:style style:name="P102" style:family="paragraph" style:parent-style-name="Text_20_body" style:list-style-name="L32">
      <style:paragraph-properties fo:margin-top="0in" fo:margin-bottom="0in" loext:contextual-spacing="false"/>
    </style:style>
    <style:style style:name="P103" style:family="paragraph" style:parent-style-name="Text_20_body" style:list-style-name="L33">
      <style:paragraph-properties fo:margin-top="0in" fo:margin-bottom="0in" loext:contextual-spacing="false"/>
    </style:style>
    <style:style style:name="P104" style:family="paragraph" style:parent-style-name="Text_20_body" style:list-style-name="L34">
      <style:paragraph-properties fo:margin-top="0in" fo:margin-bottom="0in" loext:contextual-spacing="false"/>
    </style:style>
    <style:style style:name="P105" style:family="paragraph" style:parent-style-name="Text_20_body" style:list-style-name="L35">
      <style:paragraph-properties fo:margin-top="0in" fo:margin-bottom="0in" loext:contextual-spacing="false"/>
    </style:style>
    <style:style style:name="P106" style:family="paragraph" style:parent-style-name="Text_20_body" style:list-style-name="L36">
      <style:paragraph-properties fo:margin-top="0in" fo:margin-bottom="0in" loext:contextual-spacing="false"/>
    </style:style>
    <style:style style:name="P107" style:family="paragraph" style:parent-style-name="Text_20_body" style:list-style-name="L37">
      <style:paragraph-properties fo:margin-top="0in" fo:margin-bottom="0in" loext:contextual-spacing="false"/>
    </style:style>
    <style:style style:name="P108" style:family="paragraph" style:parent-style-name="Text_20_body" style:list-style-name="L38">
      <style:paragraph-properties fo:margin-top="0in" fo:margin-bottom="0in" loext:contextual-spacing="false"/>
    </style:style>
    <style:style style:name="P109" style:family="paragraph" style:parent-style-name="Text_20_body" style:list-style-name="L39">
      <style:paragraph-properties fo:margin-top="0in" fo:margin-bottom="0in" loext:contextual-spacing="false"/>
    </style:style>
    <style:style style:name="P110" style:family="paragraph" style:parent-style-name="Text_20_body" style:list-style-name="L40">
      <style:paragraph-properties fo:margin-top="0in" fo:margin-bottom="0in" loext:contextual-spacing="false"/>
    </style:style>
    <style:style style:name="P111" style:family="paragraph" style:parent-style-name="Text_20_body" style:list-style-name="L41">
      <style:paragraph-properties fo:margin-top="0in" fo:margin-bottom="0in" loext:contextual-spacing="false"/>
    </style:style>
    <style:style style:name="P112" style:family="paragraph" style:parent-style-name="Text_20_body" style:list-style-name="L42">
      <style:paragraph-properties fo:margin-top="0in" fo:margin-bottom="0in" loext:contextual-spacing="false"/>
    </style:style>
    <style:style style:name="P113" style:family="paragraph" style:parent-style-name="Text_20_body" style:list-style-name="L43">
      <style:paragraph-properties fo:margin-top="0in" fo:margin-bottom="0in" loext:contextual-spacing="false"/>
    </style:style>
    <style:style style:name="P114" style:family="paragraph" style:parent-style-name="Text_20_body" style:list-style-name="L44">
      <style:paragraph-properties fo:margin-top="0in" fo:margin-bottom="0in" loext:contextual-spacing="false"/>
    </style:style>
    <style:style style:name="P115" style:family="paragraph" style:parent-style-name="Text_20_body" style:list-style-name="L45">
      <style:paragraph-properties fo:margin-top="0in" fo:margin-bottom="0in" loext:contextual-spacing="false"/>
    </style:style>
    <style:style style:name="P116" style:family="paragraph" style:parent-style-name="Text_20_body" style:list-style-name="L46">
      <style:paragraph-properties fo:margin-top="0in" fo:margin-bottom="0in" loext:contextual-spacing="false"/>
    </style:style>
    <style:style style:name="P117" style:family="paragraph" style:parent-style-name="Text_20_body" style:list-style-name="L47">
      <style:paragraph-properties fo:margin-top="0in" fo:margin-bottom="0in" loext:contextual-spacing="false"/>
    </style:style>
    <style:style style:name="P118" style:family="paragraph" style:parent-style-name="Text_20_body" style:list-style-name="L48">
      <style:paragraph-properties fo:margin-top="0in" fo:margin-bottom="0in" loext:contextual-spacing="false"/>
    </style:style>
    <style:style style:name="P119" style:family="paragraph" style:parent-style-name="Text_20_body" style:list-style-name="L49">
      <style:paragraph-properties fo:margin-top="0in" fo:margin-bottom="0in" loext:contextual-spacing="false"/>
    </style:style>
    <style:style style:name="P120" style:family="paragraph" style:parent-style-name="Text_20_body" style:list-style-name="L50">
      <style:paragraph-properties fo:margin-top="0in" fo:margin-bottom="0in" loext:contextual-spacing="false"/>
    </style:style>
    <style:style style:name="P121" style:family="paragraph" style:parent-style-name="Text_20_body" style:list-style-name="L51">
      <style:paragraph-properties fo:margin-top="0in" fo:margin-bottom="0in" loext:contextual-spacing="false"/>
    </style:style>
    <style:style style:name="P122" style:family="paragraph" style:parent-style-name="Text_20_body" style:list-style-name="L52">
      <style:paragraph-properties fo:margin-top="0in" fo:margin-bottom="0in" loext:contextual-spacing="false"/>
    </style:style>
    <style:style style:name="P123" style:family="paragraph" style:parent-style-name="Text_20_body" style:list-style-name="L53">
      <style:paragraph-properties fo:margin-top="0in" fo:margin-bottom="0in" loext:contextual-spacing="false"/>
    </style:style>
    <style:style style:name="P124" style:family="paragraph" style:parent-style-name="Text_20_body" style:list-style-name="L54">
      <style:paragraph-properties fo:margin-top="0in" fo:margin-bottom="0in" loext:contextual-spacing="false"/>
    </style:style>
    <style:style style:name="P125" style:family="paragraph" style:parent-style-name="Text_20_body" style:list-style-name="L55">
      <style:paragraph-properties fo:margin-top="0in" fo:margin-bottom="0in" loext:contextual-spacing="false"/>
    </style:style>
    <style:style style:name="P126" style:family="paragraph" style:parent-style-name="Text_20_body" style:list-style-name="L57">
      <style:paragraph-properties fo:margin-top="0in" fo:margin-bottom="0in" loext:contextual-spacing="false"/>
    </style:style>
    <style:style style:name="P127" style:family="paragraph" style:parent-style-name="Text_20_body" style:list-style-name="L58">
      <style:paragraph-properties fo:margin-top="0in" fo:margin-bottom="0in" loext:contextual-spacing="false"/>
    </style:style>
    <style:style style:name="P128" style:family="paragraph" style:parent-style-name="Text_20_body" style:list-style-name="L59">
      <style:paragraph-properties fo:margin-top="0in" fo:margin-bottom="0in" loext:contextual-spacing="false"/>
    </style:style>
    <style:style style:name="P129" style:family="paragraph" style:parent-style-name="Text_20_body" style:list-style-name="L60">
      <style:paragraph-properties fo:margin-top="0in" fo:margin-bottom="0in" loext:contextual-spacing="false"/>
    </style:style>
    <style:style style:name="P130" style:family="paragraph" style:parent-style-name="Text_20_body" style:list-style-name="L61">
      <style:paragraph-properties fo:margin-top="0in" fo:margin-bottom="0in" loext:contextual-spacing="false"/>
    </style:style>
    <style:style style:name="P131" style:family="paragraph" style:parent-style-name="Text_20_body" style:list-style-name="L62">
      <style:paragraph-properties fo:margin-top="0in" fo:margin-bottom="0in" loext:contextual-spacing="false"/>
    </style:style>
    <style:style style:name="P132" style:family="paragraph" style:parent-style-name="Text_20_body" style:list-style-name="L65">
      <style:paragraph-properties fo:margin-top="0in" fo:margin-bottom="0in" loext:contextual-spacing="false"/>
    </style:style>
    <style:style style:name="P133" style:family="paragraph" style:parent-style-name="Text_20_body" style:list-style-name="L66">
      <style:paragraph-properties fo:margin-top="0in" fo:margin-bottom="0in" loext:contextual-spacing="false"/>
    </style:style>
    <style:style style:name="P134" style:family="paragraph" style:parent-style-name="Text_20_body" style:list-style-name="L67">
      <style:paragraph-properties fo:margin-top="0in" fo:margin-bottom="0in" loext:contextual-spacing="false"/>
    </style:style>
    <style:style style:name="P135" style:family="paragraph" style:parent-style-name="Text_20_body" style:list-style-name="L68">
      <style:paragraph-properties fo:margin-top="0in" fo:margin-bottom="0in" loext:contextual-spacing="false"/>
    </style:style>
    <style:style style:name="P136" style:family="paragraph" style:parent-style-name="Text_20_body" style:list-style-name="L69">
      <style:paragraph-properties fo:margin-top="0in" fo:margin-bottom="0in" loext:contextual-spacing="false"/>
    </style:style>
    <style:style style:name="P137" style:family="paragraph" style:parent-style-name="Text_20_body" style:list-style-name="L70">
      <style:paragraph-properties fo:margin-top="0in" fo:margin-bottom="0in" loext:contextual-spacing="false"/>
    </style:style>
    <style:style style:name="P138" style:family="paragraph" style:parent-style-name="Text_20_body" style:list-style-name="L71">
      <style:paragraph-properties fo:margin-top="0in" fo:margin-bottom="0in" loext:contextual-spacing="false"/>
    </style:style>
    <style:style style:name="P139" style:family="paragraph" style:parent-style-name="Text_20_body" style:list-style-name="L72">
      <style:paragraph-properties fo:margin-top="0in" fo:margin-bottom="0in" loext:contextual-spacing="false"/>
    </style:style>
    <style:style style:name="P140" style:family="paragraph" style:parent-style-name="Text_20_body" style:list-style-name="L74">
      <style:paragraph-properties fo:margin-top="0in" fo:margin-bottom="0in" loext:contextual-spacing="false"/>
    </style:style>
    <style:style style:name="P141" style:family="paragraph" style:parent-style-name="Text_20_body" style:list-style-name="L76">
      <style:paragraph-properties fo:margin-top="0in" fo:margin-bottom="0in" loext:contextual-spacing="false"/>
    </style:style>
    <style:style style:name="P142" style:family="paragraph" style:parent-style-name="Text_20_body" style:list-style-name="L77">
      <style:paragraph-properties fo:margin-top="0in" fo:margin-bottom="0in" loext:contextual-spacing="false"/>
    </style:style>
    <style:style style:name="P143" style:family="paragraph" style:parent-style-name="Text_20_body" style:list-style-name="L78">
      <style:paragraph-properties fo:margin-top="0in" fo:margin-bottom="0in" loext:contextual-spacing="false"/>
    </style:style>
    <style:style style:name="P144" style:family="paragraph" style:parent-style-name="Text_20_body" style:list-style-name="L79">
      <style:paragraph-properties fo:margin-top="0in" fo:margin-bottom="0in" loext:contextual-spacing="false"/>
    </style:style>
    <style:style style:name="P145" style:family="paragraph" style:parent-style-name="Text_20_body" style:list-style-name="L80">
      <style:paragraph-properties fo:margin-top="0in" fo:margin-bottom="0in" loext:contextual-spacing="false"/>
    </style:style>
    <style:style style:name="P146" style:family="paragraph" style:parent-style-name="Text_20_body" style:list-style-name="L81">
      <style:paragraph-properties fo:margin-top="0in" fo:margin-bottom="0in" loext:contextual-spacing="false"/>
    </style:style>
    <style:style style:name="P147" style:family="paragraph" style:parent-style-name="Text_20_body" style:list-style-name="L83">
      <style:paragraph-properties fo:margin-top="0in" fo:margin-bottom="0in" loext:contextual-spacing="false"/>
    </style:style>
    <style:style style:name="P148" style:family="paragraph" style:parent-style-name="Text_20_body" style:list-style-name="L84">
      <style:paragraph-properties fo:margin-top="0in" fo:margin-bottom="0in" loext:contextual-spacing="false"/>
    </style:style>
    <style:style style:name="P149" style:family="paragraph" style:parent-style-name="Text_20_body" style:list-style-name="L85">
      <style:paragraph-properties fo:margin-top="0in" fo:margin-bottom="0in" loext:contextual-spacing="false"/>
    </style:style>
    <style:style style:name="P150" style:family="paragraph" style:parent-style-name="Text_20_body" style:list-style-name="L86">
      <style:paragraph-properties fo:margin-top="0in" fo:margin-bottom="0in" loext:contextual-spacing="false"/>
    </style:style>
    <style:style style:name="P151" style:family="paragraph" style:parent-style-name="Text_20_body" style:list-style-name="L87">
      <style:paragraph-properties fo:margin-top="0in" fo:margin-bottom="0in" loext:contextual-spacing="false"/>
    </style:style>
    <style:style style:name="P152" style:family="paragraph" style:parent-style-name="Text_20_body" style:list-style-name="L88">
      <style:paragraph-properties fo:margin-top="0in" fo:margin-bottom="0in" loext:contextual-spacing="false"/>
    </style:style>
    <style:style style:name="P153" style:family="paragraph" style:parent-style-name="Text_20_body" style:list-style-name="L89">
      <style:paragraph-properties fo:margin-top="0in" fo:margin-bottom="0in" loext:contextual-spacing="false"/>
    </style:style>
    <style:style style:name="P154" style:family="paragraph" style:parent-style-name="Text_20_body" style:list-style-name="L90">
      <style:paragraph-properties fo:margin-top="0in" fo:margin-bottom="0in" loext:contextual-spacing="false"/>
    </style:style>
    <style:style style:name="P155" style:family="paragraph" style:parent-style-name="Text_20_body" style:list-style-name="L91">
      <style:paragraph-properties fo:margin-top="0in" fo:margin-bottom="0in" loext:contextual-spacing="false"/>
    </style:style>
    <style:style style:name="P156" style:family="paragraph" style:parent-style-name="Text_20_body" style:list-style-name="L92">
      <style:paragraph-properties fo:margin-top="0in" fo:margin-bottom="0in" loext:contextual-spacing="false"/>
    </style:style>
    <style:style style:name="P157" style:family="paragraph" style:parent-style-name="Text_20_body" style:list-style-name="L93">
      <style:paragraph-properties fo:margin-top="0in" fo:margin-bottom="0in" loext:contextual-spacing="false"/>
    </style:style>
    <style:style style:name="P158" style:family="paragraph" style:parent-style-name="Text_20_body" style:list-style-name="L94">
      <style:paragraph-properties fo:margin-top="0in" fo:margin-bottom="0in" loext:contextual-spacing="false"/>
    </style:style>
    <style:style style:name="P159" style:family="paragraph" style:parent-style-name="Text_20_body" style:list-style-name="L95">
      <style:paragraph-properties fo:margin-top="0in" fo:margin-bottom="0in" loext:contextual-spacing="false"/>
    </style:style>
    <style:style style:name="P160" style:family="paragraph" style:parent-style-name="Text_20_body" style:list-style-name="L96">
      <style:paragraph-properties fo:margin-top="0in" fo:margin-bottom="0in" loext:contextual-spacing="false"/>
    </style:style>
    <style:style style:name="P161" style:family="paragraph" style:parent-style-name="Text_20_body" style:list-style-name="L97">
      <style:paragraph-properties fo:margin-top="0in" fo:margin-bottom="0in" loext:contextual-spacing="false"/>
    </style:style>
    <style:style style:name="P162" style:family="paragraph" style:parent-style-name="Text_20_body" style:list-style-name="L98">
      <style:paragraph-properties fo:margin-top="0in" fo:margin-bottom="0in" loext:contextual-spacing="false"/>
    </style:style>
    <style:style style:name="P163" style:family="paragraph" style:parent-style-name="Text_20_body" style:list-style-name="L99">
      <style:paragraph-properties fo:margin-top="0in" fo:margin-bottom="0in" loext:contextual-spacing="false"/>
    </style:style>
    <style:style style:name="P164" style:family="paragraph" style:parent-style-name="Text_20_body" style:list-style-name="L100">
      <style:paragraph-properties fo:margin-top="0in" fo:margin-bottom="0in" loext:contextual-spacing="false"/>
    </style:style>
    <style:style style:name="P165" style:family="paragraph" style:parent-style-name="Text_20_body" style:list-style-name="L101">
      <style:paragraph-properties fo:margin-top="0in" fo:margin-bottom="0in" loext:contextual-spacing="false"/>
    </style:style>
    <style:style style:name="P166" style:family="paragraph" style:parent-style-name="Text_20_body" style:list-style-name="L102">
      <style:paragraph-properties fo:margin-top="0in" fo:margin-bottom="0in" loext:contextual-spacing="false"/>
    </style:style>
    <style:style style:name="P167" style:family="paragraph" style:parent-style-name="Text_20_body" style:list-style-name="L103">
      <style:paragraph-properties fo:margin-top="0in" fo:margin-bottom="0in" loext:contextual-spacing="false"/>
    </style:style>
    <style:style style:name="P168" style:family="paragraph" style:parent-style-name="Text_20_body" style:list-style-name="L104">
      <style:paragraph-properties fo:margin-top="0in" fo:margin-bottom="0in" loext:contextual-spacing="false"/>
    </style:style>
    <style:style style:name="P169" style:family="paragraph" style:parent-style-name="Text_20_body" style:list-style-name="L105">
      <style:paragraph-properties fo:margin-top="0in" fo:margin-bottom="0in" loext:contextual-spacing="false"/>
    </style:style>
    <style:style style:name="P170" style:family="paragraph" style:parent-style-name="Text_20_body" style:list-style-name="L106">
      <style:paragraph-properties fo:margin-top="0in" fo:margin-bottom="0in" loext:contextual-spacing="false"/>
    </style:style>
    <style:style style:name="P171" style:family="paragraph" style:parent-style-name="Text_20_body" style:list-style-name="L107">
      <style:paragraph-properties fo:margin-top="0in" fo:margin-bottom="0in" loext:contextual-spacing="false"/>
    </style:style>
    <style:style style:name="P172" style:family="paragraph" style:parent-style-name="Text_20_body" style:list-style-name="L108">
      <style:paragraph-properties fo:margin-top="0in" fo:margin-bottom="0in" loext:contextual-spacing="false"/>
    </style:style>
    <style:style style:name="P173" style:family="paragraph" style:parent-style-name="Text_20_body" style:list-style-name="L110">
      <style:paragraph-properties fo:margin-top="0in" fo:margin-bottom="0in" loext:contextual-spacing="false"/>
    </style:style>
    <style:style style:name="P174" style:family="paragraph" style:parent-style-name="Text_20_body" style:list-style-name="L111">
      <style:paragraph-properties fo:margin-top="0in" fo:margin-bottom="0in" loext:contextual-spacing="false"/>
    </style:style>
    <style:style style:name="P175" style:family="paragraph" style:parent-style-name="Text_20_body" style:list-style-name="L112">
      <style:paragraph-properties fo:margin-top="0in" fo:margin-bottom="0in" loext:contextual-spacing="false"/>
    </style:style>
    <style:style style:name="P176" style:family="paragraph" style:parent-style-name="Text_20_body" style:list-style-name="L113">
      <style:paragraph-properties fo:margin-top="0in" fo:margin-bottom="0in" loext:contextual-spacing="false"/>
    </style:style>
    <style:style style:name="P177" style:family="paragraph" style:parent-style-name="Text_20_body" style:list-style-name="L114">
      <style:paragraph-properties fo:margin-top="0in" fo:margin-bottom="0in" loext:contextual-spacing="false"/>
    </style:style>
    <style:style style:name="P178" style:family="paragraph" style:parent-style-name="Text_20_body" style:list-style-name="L115">
      <style:paragraph-properties fo:margin-top="0in" fo:margin-bottom="0in" loext:contextual-spacing="false"/>
    </style:style>
    <style:style style:name="P179" style:family="paragraph" style:list-style-name="L8"/>
    <style:style style:name="P180" style:family="paragraph">
      <style:text-properties style:text-underline-style="none"/>
    </style:style>
    <style:style style:name="P181" style:family="paragraph" style:list-style-name="L1">
      <style:text-properties style:text-underline-style="none"/>
    </style:style>
    <style:style style:name="P182" style:family="paragraph" style:list-style-name="L2">
      <style:text-properties style:text-underline-style="none"/>
    </style:style>
    <style:style style:name="P183" style:family="paragraph" style:list-style-name="L3">
      <style:text-properties style:text-underline-style="none"/>
    </style:style>
    <style:style style:name="P184" style:family="paragraph" style:list-style-name="L4">
      <style:text-properties style:text-underline-style="none"/>
    </style:style>
    <style:style style:name="P185" style:family="paragraph" style:list-style-name="L5">
      <style:text-properties style:text-underline-style="none"/>
    </style:style>
    <style:style style:name="P186" style:family="paragraph" style:list-style-name="L6">
      <style:text-properties style:text-underline-style="none"/>
    </style:style>
    <style:style style:name="P187" style:family="paragraph" style:list-style-name="L7">
      <style:text-properties style:text-underline-style="none"/>
    </style:style>
    <style:style style:name="P188" style:family="paragraph" style:list-style-name="L8">
      <style:text-properties style:text-underline-style="none"/>
    </style:style>
    <style:style style:name="P189" style:family="paragraph" style:list-style-name="L9">
      <style:text-properties style:text-underline-style="none"/>
    </style:style>
    <style:style style:name="P190" style:family="paragraph" style:list-style-name="L10">
      <style:text-properties style:text-underline-style="none"/>
    </style:style>
    <style:style style:name="P191" style:family="paragraph" style:list-style-name="L11">
      <style:text-properties style:text-underline-style="none"/>
    </style:style>
    <style:style style:name="P192" style:family="paragraph" style:list-style-name="L12">
      <style:text-properties style:text-underline-style="none"/>
    </style:style>
    <style:style style:name="P193" style:family="paragraph" style:list-style-name="L13">
      <style:text-properties style:text-underline-style="none"/>
    </style:style>
    <style:style style:name="P194" style:family="paragraph" style:list-style-name="L14">
      <style:text-properties style:text-underline-style="none"/>
    </style:style>
    <style:style style:name="P195" style:family="paragraph" style:list-style-name="L15">
      <style:text-properties style:text-underline-style="none"/>
    </style:style>
    <style:style style:name="P196" style:family="paragraph" style:list-style-name="L16">
      <style:text-properties style:text-underline-style="none"/>
    </style:style>
    <style:style style:name="P197" style:family="paragraph" style:list-style-name="L17">
      <style:text-properties style:text-underline-style="none"/>
    </style:style>
    <style:style style:name="P198" style:family="paragraph" style:list-style-name="L18">
      <style:text-properties style:text-underline-style="none"/>
    </style:style>
    <style:style style:name="P199" style:family="paragraph" style:list-style-name="L19">
      <style:text-properties style:text-underline-style="none"/>
    </style:style>
    <style:style style:name="P200" style:family="paragraph" style:list-style-name="L20">
      <style:text-properties style:text-underline-style="none"/>
    </style:style>
    <style:style style:name="P201" style:family="paragraph" style:list-style-name="L21">
      <style:text-properties style:text-underline-style="none"/>
    </style:style>
    <style:style style:name="P202" style:family="paragraph" style:list-style-name="L23">
      <style:text-properties style:text-underline-style="none"/>
    </style:style>
    <style:style style:name="P203" style:family="paragraph" style:list-style-name="L24">
      <style:text-properties style:text-underline-style="none"/>
    </style:style>
    <style:style style:name="P204" style:family="paragraph" style:list-style-name="L25">
      <style:text-properties style:text-underline-style="none"/>
    </style:style>
    <style:style style:name="P205" style:family="paragraph">
      <style:text-properties style:text-underline-style="none"/>
    </style:style>
    <style:style style:name="P206" style:family="paragraph">
      <style:text-properties style:text-underline-style="none"/>
    </style:style>
    <style:style style:name="P207" style:family="paragraph" style:parent-style-name="Horizontal_20_Line">
      <style:text-properties style:text-underline-style="none"/>
    </style:style>
    <style:style style:name="P208" style:family="paragraph">
      <style:text-properties style:text-underline-style="none"/>
    </style:style>
    <style:style style:name="P209" style:family="paragraph" style:parent-style-name="Table_20_Contents">
      <style:text-properties style:text-underline-style="none"/>
    </style:style>
    <style:style style:name="P210" style:family="paragraph" style:parent-style-name="Table_20_Heading">
      <style:text-properties style:text-underline-style="none"/>
    </style:style>
    <style:style style:name="P211" style:family="paragraph">
      <style:text-properties style:text-underline-style="none"/>
    </style:style>
    <style:style style:name="T1" style:family="text">
      <style:text-properties fo:font-weight="bold" officeooo:rsid="00576585" style:font-weight-asian="bold" style:font-weight-complex="bold"/>
    </style:style>
    <style:style style:name="T2" style:family="text">
      <style:text-properties style:text-underline-style="solid" style:text-underline-width="auto" style:text-underline-color="font-color" fo:font-weight="bold" officeooo:rsid="00576585" style:font-weight-asian="bold" style:font-weight-complex="bold"/>
    </style:style>
    <style:style style:name="T3" style:family="text">
      <style:text-properties style:text-underline-style="none"/>
    </style:style>
    <style:style style:name="T4" style:family="text">
      <style:text-properties style:text-underline-style="none" fo:font-weight="bold" officeooo:rsid="00576585" style:font-weight-asian="bold" style:font-weight-complex="bold"/>
    </style:style>
    <style:style style:name="T5" style:family="text">
      <style:text-properties style:text-underline-style="none" fo:font-weight="bold" officeooo:rsid="00687549" style:font-weight-asian="bold" style:font-weight-complex="bold"/>
    </style:style>
    <style:style style:name="T6" style:family="text">
      <style:text-properties style:text-underline-style="none" fo:font-weight="bold" officeooo:rsid="006ac19b" style:font-weight-asian="bold" style:font-weight-complex="bold"/>
    </style:style>
    <style:style style:name="T7" style:family="text">
      <style:text-properties style:text-underline-style="none" fo:font-weight="bold" officeooo:rsid="008241f9" style:font-weight-asian="bold" style:font-weight-complex="bold"/>
    </style:style>
    <style:style style:name="T8" style:family="text">
      <style:text-properties style:text-underline-style="none" fo:font-weight="bold" officeooo:rsid="008b019a" style:font-weight-asian="bold" style:font-weight-complex="bold"/>
    </style:style>
    <style:style style:name="T9" style:family="text">
      <style:text-properties style:text-underline-style="none" officeooo:rsid="00576585"/>
    </style:style>
    <style:style style:name="T10" style:family="text">
      <style:text-properties style:text-underline-style="none" officeooo:rsid="00687549"/>
    </style:style>
    <style:style style:name="T11" style:family="text">
      <style:text-properties style:text-underline-style="none" fo:font-weight="normal" officeooo:rsid="0083c9a8" style:font-weight-asian="normal" style:font-weight-complex="normal"/>
    </style:style>
    <style:style style:name="T12" style:family="text">
      <style:text-properties style:text-underline-style="none" fo:font-weight="normal" officeooo:rsid="008b019a" style:font-weight-asian="normal" style:font-weight-complex="normal"/>
    </style:style>
    <style:style style:name="T13" style:family="text">
      <style:text-properties style:text-underline-style="none" officeooo:rsid="006ac19b"/>
    </style:style>
    <style:style style:name="T14" style:family="text">
      <style:text-properties style:text-underline-style="none" officeooo:rsid="0083c9a8"/>
    </style:style>
    <style:style style:name="T15" style:family="text">
      <style:text-properties style:text-underline-style="solid" style:text-underline-type="double" style:text-underline-width="auto" style:text-underline-color="font-color" fo:font-weight="bold" officeooo:rsid="00576585" style:font-weight-asian="bold" style:font-weight-complex="bold"/>
    </style:style>
    <style:style style:name="T16" style:family="text">
      <style:text-properties fo:font-size="10pt"/>
    </style:style>
    <style:style style:name="T17" style:family="text">
      <style:text-properties fo:font-size="10pt" fo:font-style="italic" fo:font-weight="bold" style:font-style-asian="italic" style:font-weight-asian="bold" style:font-style-complex="italic" style:font-weight-complex="bold"/>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1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1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1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1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1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1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PIXMA E560 </text:h>
      <text:h text:outline-level="2">Ink Efficient with WiFi Capability </text:h>
      <text:p text:style-name="P207"/>
      <text:p text:style-name="P12">  </text:p>
      <text:list xml:id="list1169465547962870077" text:style-name="L1">
        <text:list-item>
          <text:p>Print, Scan, Copy </text:p>
        </text:list-item>
        <text:list-item>
          <text:p>ISO Standard print speed (A4): up to 5.7ipm (colour) / 9.9ipm (mono) </text:p>
        </text:list-item>
        <text:list-item>
          <text:p>Photo Speed (4 x 6"): 44sec (borderless) </text:p>
        </text:list-item>
      </text:list>
      <text:p text:style-name="Text_20_body"><text:a xlink:type="simple" xlink:href="http://www.canon.com.sg/personal/products/inkjet-printers/inkjet-multi-function/pixma-e560?languageCode=EN#specificationAnchor" text:style-name="Internet_20_link" text:visited-style-name="Visited_20_Internet_20_Link">Full Specifications</text:a><text:span text:style-name="T3"> </text:span></text:p>
      <text:p text:style-name="Text_20_body"><text:a xlink:type="simple" xlink:href="http://www.canon.com.sg/personal/compare?subcategory=inkjet-multi-function&amp;category=inkjet-printers&amp;productfinder=printers-inkjet-all-in-one-multi-function&amp;product1=pixma-e560&amp;languageCode=EN" text:style-name="Internet_20_link" text:visited-style-name="Visited_20_Internet_20_Link">Compare</text:a><text:span text:style-name="T3"> </text:span></text:p>
      <table:table table:name="Table1" table:style-name="Table1">
        <table:table-column table:style-name="Table1.A"/>
        <table:table-row>
          <table:table-cell table:style-name="Table1.A1" office:value-type="string">
            <text:p text:style-name="P209"><text:bookmark text:name="gallery_main_item"/><draw:frame draw:style-name="fr1" draw:name="Image1" text:anchor-type="as-char" svg:width="3.7709in" svg:height="3.3335in" draw:z-index="0"><draw:image xlink:href="https://media.canon-asia.com/shared/live/products/EN/e560-b1.png" xlink:type="simple" xlink:show="embed" xlink:actuate="onLoad"/><svg:title>PIXMA E560 - Canon Singapore - Personal</svg:title></draw:frame></text:p>
          </table:table-cell>
        </table:table-row>
      </table:table>
      <text:p text:style-name="P11"/>
      <text:p text:style-name="P11">2.</text:p>
      <text:h text:style-name="P1" text:outline-level="1">PIXMA MG2570S </text:h>
      <text:h text:outline-level="2">Affordable ink cartridges for high quality printing </text:h>
      <text:p text:style-name="P207"/>
      <text:p text:style-name="P12">Affordable All-In-One printer with basic printing, copying and scanning functions. </text:p>
      <text:list xml:id="list8827929625335983252" text:style-name="L2">
        <text:list-item>
          <text:p>Colour inkjet printer, copier and scanner </text:p>
        </text:list-item>
        <text:list-item>
          <text:p><text:soft-page-break/>ISO standard print speed (A4): up to 8.0ipm mono / 4.0ipm colour </text:p>
        </text:list-item>
      </text:list>
      <text:p text:style-name="P11">3.</text:p>
      <text:h text:style-name="P1" text:outline-level="1">FAX-L3000 </text:h>
      <text:h text:outline-level="2">Built with superb faxing capabilities for high volume fax users </text:h>
      <text:p text:style-name="P207"/>
      <text:p text:style-name="P12">Built for high-volume faxing, the FAX-L3000 has a large 600-page capacity with an optional 500-sheet cassette. Yet, it takes as little as 1.62 seconds to scan an A4 document so you can fax more, fast. </text:p>
      <text:list xml:id="list9023761294695266835" text:style-name="L3">
        <text:list-item>
          <text:p>Copy speed: 14 pages per minute </text:p>
        </text:list-item>
        <text:list-item>
          <text:p>Fax speed: 3 seconds per page </text:p>
        </text:list-item>
        <text:list-item>
          <text:p>Laser fax machine, printer and copier </text:p>
        </text:list-item>
      </text:list>
      <text:p text:style-name="P11">printing papers</text:p>
      <text:p text:style-name="P11"/>
      <text:section text:style-name="Sect1" text:name="papercateg_container">
        <text:section text:style-name="Sect1" text:name="paperinfo_digital-copiers-printers-papers">
          <text:h text:outline-level="3"><text:bookmark text:name="a_digital-copiers-printers-papers"/><text:bookmark text:name="paper_categ_title"/>Digital copiers/printers papers</text:h>
          <text:section text:style-name="Sect1" text:name="paper_canon-premium">
            <text:h text:outline-level="4">Canon Premium</text:h>
            <text:p text:style-name="Text_20_body"><text:span text:style-name="T3">Premium white paper with consistent performance and reliability for high quality volume copying and printing. Produced using 100% Eucalyptus fibre offering high bulk and opacity. <text:line-break/>For further enquiries and information please click </text:span><text:a xlink:type="simple" xlink:href="mailto:paper@canon.com.sg" text:style-name="Internet_20_link" text:visited-style-name="Visited_20_Internet_20_Link">here</text:a><text:span text:style-name="T3">.</text:span></text:p>
            <text:p text:style-name="P11"><text:bookmark text:name="Canon Premium"/></text:p>
            <table:table table:name="Table2" table:style-name="Table2">
              <table:table-column table:style-name="Table2.A"/>
              <table:table-column table:style-name="Table2.B"/>
              <table:table-column table:style-name="Table2.A"/>
              <table:table-row>
                <table:table-cell table:style-name="Table2.A1" office:value-type="string">
                  <text:p text:style-name="P210">Size</text:p>
                </table:table-cell>
                <table:table-cell table:style-name="Table2.A1" office:value-type="string">
                  <text:p text:style-name="P210">Packaging</text:p>
                </table:table-cell>
                <table:table-cell table:style-name="Table2.A1" office:value-type="string">
                  <text:p text:style-name="P210">Price per ream <text:bookmark text:name="priceInfo_A4 (70gsm)"/></text:p>
                </table:table-cell>
              </table:table-row>
              <table:table-row>
                <table:table-cell table:style-name="Table2.A1" office:value-type="string">
                  <text:p text:style-name="P209">A4 (70gsm)</text:p>
                </table:table-cell>
                <table:table-cell table:style-name="Table2.A1" office:value-type="string">
                  <text:p text:style-name="P209">500 sheets/ream (5/ctn)</text:p>
                </table:table-cell>
                <table:table-cell table:style-name="Table2.A1" office:value-type="string">
                  <text:p text:style-name="P209">$ 5.30 <text:bookmark text:name="priceInfo_A4 (80gsm)"/></text:p>
                </table:table-cell>
              </table:table-row>
              <table:table-row>
                <table:table-cell table:style-name="Table2.A1" office:value-type="string">
                  <text:p text:style-name="P209">A4 (80gsm)</text:p>
                </table:table-cell>
                <table:table-cell table:style-name="Table2.A1" office:value-type="string">
                  <text:p text:style-name="P209">500 sheets/ream (5/ctn)</text:p>
                </table:table-cell>
                <table:table-cell table:style-name="Table2.A1" office:value-type="string">
                  <text:p text:style-name="P209">$ 6.00 </text:p>
                </table:table-cell>
              </table:table-row>
            </table:table>
          </text:section>
        </text:section>
      </text:section>
      <text:p text:style-name="P11">3.</text:p>
      <text:h text:style-name="P1" text:outline-level="1">imageCLASS MF3010 </text:h>
      <text:h text:outline-level="2">The ideal print, scan, copy solution for the home office </text:h>
      <text:p text:style-name="P207"/>
      <text:p text:style-name="P12">Compact and reliable, the imageCLASS MF3010 is the ideal home-office multi-function printer. </text:p>
      <text:list xml:id="list8323285647473495812" text:style-name="L4">
        <text:list-item>
          <text:p>Print speed (A4): up to 18ppm </text:p>
        </text:list-item>
        <text:list-item>
          <text:p>Print, Scan, Copy </text:p>
        </text:list-item>
        <text:list-item>
          <text:p>FPOT (A4): 7.8secs. </text:p>
        </text:list-item>
        <text:list-item>
          <text:p><text:soft-page-break/>Recommended Monthly Print Volume: 250 - 1,000 pages </text:p>
        </text:list-item>
      </text:list>
      <text:p text:style-name="P11">toners.</text:p>
      <text:p text:style-name="P11"><text:bookmark text:name="ink_cat"/><text:bookmark text:name="fax-machines|fax-l170|cartridge-328-2-100-pages|"/></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209">FAX-L170</text:p>
          </table:table-cell>
          <table:table-cell table:style-name="Table3.A1" office:value-type="string">
            <text:p text:style-name="P209">ISO/IEC 19752</text:p>
          </table:table-cell>
          <table:table-cell table:style-name="Table3.A1" office:value-type="string">
            <text:p text:style-name="P209">Cartridge 328 (2,100 pages)</text:p>
          </table:table-cell>
          <table:table-cell table:style-name="Table3.A1" office:value-type="string">
            <text:p text:style-name="P209">$ 114.00 <text:bookmark text:name="fax-machines|l3000|fx12-cartridge-4-500-pages|"/></text:p>
          </table:table-cell>
        </table:table-row>
        <table:table-row>
          <table:table-cell table:style-name="Table3.A1" office:value-type="string">
            <text:p text:style-name="P209">FAX-L3000 </text:p>
          </table:table-cell>
          <table:table-cell table:style-name="Table3.A1" office:value-type="string">
            <text:p text:style-name="P209">–</text:p>
          </table:table-cell>
          <table:table-cell table:style-name="Table3.A1" office:value-type="string">
            <text:p text:style-name="P209">FX12 Cartridge (4,500 pages)</text:p>
          </table:table-cell>
          <table:table-cell table:style-name="Table3.A1" office:value-type="string">
            <text:p text:style-name="P209">$ 130.45 <text:bookmark text:name="laser-printers|imageclass-lbp151dw|cartridge-337-2-400-pages|"/></text:p>
          </table:table-cell>
        </table:table-row>
        <table:table-row>
          <table:table-cell table:style-name="Table3.A1" office:value-type="string">
            <text:p text:style-name="P209">imageCLASS LBP151dw</text:p>
          </table:table-cell>
          <table:table-cell table:style-name="Table3.A1" office:value-type="string">
            <text:p text:style-name="P209">ISO/IEC 19752</text:p>
          </table:table-cell>
          <table:table-cell table:style-name="Table3.A1" office:value-type="string">
            <text:p text:style-name="P209">Cartridge 337 (2,400 pages)</text:p>
          </table:table-cell>
          <table:table-cell table:style-name="Table3.A1" office:value-type="string">
            <text:p text:style-name="P209">$ 116.00 <text:bookmark text:name="laser-printers|lbp251dw|cartridge-319-2-100-pages|"/></text:p>
          </table:table-cell>
        </table:table-row>
        <table:table-row>
          <table:table-cell table:style-name="Table3.A1" office:value-type="string">
            <text:p text:style-name="P209">imageCLASS LBP251dw</text:p>
          </table:table-cell>
          <table:table-cell table:style-name="Table3.A1" office:value-type="string">
            <text:p text:style-name="P209">ISO/IEC 19752</text:p>
          </table:table-cell>
          <table:table-cell table:style-name="Table3.A1" office:value-type="string">
            <text:p text:style-name="P209">Cartridge 319 (2,100 pages)</text:p>
          </table:table-cell>
          <table:table-cell table:style-name="Table3.A1" office:value-type="string">
            <text:p text:style-name="P209">$ 129.00 <text:bookmark text:name="laser-printers|lbp251dw|cartridge-319-ii-6-400-pages|"/></text:p>
          </table:table-cell>
        </table:table-row>
        <table:table-row>
          <table:table-cell table:style-name="Table3.A1" office:value-type="string">
            <text:p text:style-name="P209">imageCLASS LBP251dw</text:p>
          </table:table-cell>
          <table:table-cell table:style-name="Table3.A1" office:value-type="string">
            <text:p text:style-name="P209">ISO/IEC 19752</text:p>
          </table:table-cell>
          <table:table-cell table:style-name="Table3.A1" office:value-type="string">
            <text:p text:style-name="P209">Cartridge 319 II (6,400 pages)</text:p>
          </table:table-cell>
          <table:table-cell table:style-name="Table3.A1" office:value-type="string">
            <text:p text:style-name="P209">$ 234.00 <text:bookmark text:name="laser-printers|lbp253x|cartridge-319-2-100-pages|"/></text:p>
          </table:table-cell>
        </table:table-row>
        <table:table-row>
          <table:table-cell table:style-name="Table3.A1" office:value-type="string">
            <text:p text:style-name="P209">imageCLASS LBP253x</text:p>
          </table:table-cell>
          <table:table-cell table:style-name="Table3.A1" office:value-type="string">
            <text:p text:style-name="P209">ISO/IEC 19752</text:p>
          </table:table-cell>
          <table:table-cell table:style-name="Table3.A1" office:value-type="string">
            <text:p text:style-name="P209">Cartridge 319 (2,100 pages)</text:p>
          </table:table-cell>
          <table:table-cell table:style-name="Table3.A1" office:value-type="string">
            <text:p text:style-name="P209">$ 129.00 <text:bookmark text:name="laser-printers|lbp253x|cartridge-319-ii-6-400-pages|"/></text:p>
          </table:table-cell>
        </table:table-row>
        <table:table-row>
          <table:table-cell table:style-name="Table3.A1" office:value-type="string">
            <text:p text:style-name="P209">imageCLASS LBP253x</text:p>
          </table:table-cell>
          <table:table-cell table:style-name="Table3.A1" office:value-type="string">
            <text:p text:style-name="P209">ISO/IEC 19752</text:p>
          </table:table-cell>
          <table:table-cell table:style-name="Table3.A1" office:value-type="string">
            <text:p text:style-name="P209">Cartridge 319 II (6,400 pages)</text:p>
          </table:table-cell>
          <table:table-cell table:style-name="Table3.A1" office:value-type="string">
            <text:p text:style-name="P209">$ 234.00 <text:bookmark text:name="laser-printers|imageclass-lbp351x|cartridge-039-11-000-pages|"/></text:p>
          </table:table-cell>
        </table:table-row>
        <table:table-row>
          <table:table-cell table:style-name="Table3.A1" office:value-type="string">
            <text:p text:style-name="P209">imageCLASS LBP351x</text:p>
          </table:table-cell>
          <table:table-cell table:style-name="Table3.A1" office:value-type="string">
            <text:p text:style-name="P209">ISO/IEC 19752</text:p>
          </table:table-cell>
          <table:table-cell table:style-name="Table3.A1" office:value-type="string">
            <text:p text:style-name="P209">Cartridge 039 (11,000 pages)</text:p>
          </table:table-cell>
          <table:table-cell table:style-name="Table3.A1" office:value-type="string">
            <text:p text:style-name="P209">$ 306.00 <text:bookmark text:name="laser-printers|imageclass-lbp351x|cartridge-039h-25-000-pages|"/></text:p>
          </table:table-cell>
        </table:table-row>
        <table:table-row>
          <table:table-cell table:style-name="Table3.A1" office:value-type="string">
            <text:p text:style-name="P209">imageCLASS LBP351x</text:p>
          </table:table-cell>
          <table:table-cell table:style-name="Table3.A1" office:value-type="string">
            <text:p text:style-name="P209">ISO/IEC 19752</text:p>
          </table:table-cell>
          <table:table-cell table:style-name="Table3.A1" office:value-type="string">
            <text:p text:style-name="P209">Cartridge 039H (25,000 pages)</text:p>
          </table:table-cell>
          <table:table-cell table:style-name="Table3.A1" office:value-type="string">
            <text:p text:style-name="P209">$ 468.00 <text:bookmark text:name="laser-printers|imageclass-lbp352x|cartridge-039-11-000-pages|"/></text:p>
          </table:table-cell>
        </table:table-row>
        <table:table-row>
          <table:table-cell table:style-name="Table3.A1" office:value-type="string">
            <text:p text:style-name="P209">imageCLASS LBP352x</text:p>
          </table:table-cell>
          <table:table-cell table:style-name="Table3.A1" office:value-type="string">
            <text:p text:style-name="P209">ISO/IEC 19752</text:p>
          </table:table-cell>
          <table:table-cell table:style-name="Table3.A1" office:value-type="string">
            <text:p text:style-name="P209">Cartridge 039 (11,000 pages)</text:p>
          </table:table-cell>
          <table:table-cell table:style-name="Table3.A1" office:value-type="string">
            <text:p text:style-name="P209">$ 306.00 <text:bookmark text:name="laser-printers|imageclass-lbp352x|cartridge-039h-25-000-pages|"/></text:p>
          </table:table-cell>
        </table:table-row>
        <table:table-row>
          <table:table-cell table:style-name="Table3.A1" office:value-type="string">
            <text:p text:style-name="P209">imageCLASS LBP352x</text:p>
          </table:table-cell>
          <table:table-cell table:style-name="Table3.A1" office:value-type="string">
            <text:p text:style-name="P209">ISO/IEC 19752</text:p>
          </table:table-cell>
          <table:table-cell table:style-name="Table3.A1" office:value-type="string">
            <text:p text:style-name="P209">Cartridge 039H (25,000 pages)</text:p>
          </table:table-cell>
          <table:table-cell table:style-name="Table3.A1" office:value-type="string">
            <text:p text:style-name="P209">$ 468.00</text:p>
          </table:table-cell>
        </table:table-row>
      </table:table>
      <text:p text:style-name="P11"/>
      <text:h text:style-name="P1" text:outline-level="1">LX-MW500 </text:h>
      <text:p text:style-name="P12">New! </text:p>
      <text:p text:style-name="P207"/>
      <text:p text:style-name="P12">The new Canon LX-MW500 is versatile and features high brightness levels of 5000 lumens, as well as a 3750:1 contrast ratio that delivers vibrant image reproduction even in bright ambient surroundings. Its improved connectivity now enables you to project content directly via MHL and HDMI interface from a smart device. Designed with HDBaseT interface, setting up your projector becomes a breeze. With the capability to combine multiple inputs into one source, cabling is more convenient and cost-efficient. </text:p>
      <text:list xml:id="list8631012062601646414" text:style-name="L5">
        <text:list-item>
          <text:p>3750:1 contrast ratio for enhanced readability </text:p>
        </text:list-item>
        <text:list-item>
          <text:p>Brightness: 5000 lumens </text:p>
        </text:list-item>
        <text:list-item>
          <text:p>WXGA (1280 x 800 pixels) </text:p>
        </text:list-item>
        <text:list-item>
          <text:p>Enhanced connectivity with HDBaseT Support </text:p>
        </text:list-item>
      </text:list>
      <text:h text:style-name="P1" text:outline-level="1">LX-MU700 </text:h>
      <text:p text:style-name="P12">New! </text:p>
      <text:p text:style-name="P207"/>
      <text:p text:style-name="P12">The all-new LX-MU700 projects unparalleled brightness of 7500 Lumens from a dual lamp system. Delivering true-to-life quality, its WUXGA resolution surpasses the Full HD benchmark. The leading <text:soft-page-break/>DLP® technology enables sharp, long-lasting and precise colour images, designed to exceed the needs of every large venue of any purpose. </text:p>
      <text:list xml:id="list2680170255511022463" text:style-name="L6">
        <text:list-item>
          <text:p>Dual lamp system for brightness of 7500 lumens </text:p>
        </text:list-item>
        <text:list-item>
          <text:p>Compatible with 7 different projector lenses </text:p>
        </text:list-item>
        <text:list-item>
          <text:p>WUXGA (1920 x 1200 pixels</text:p>
        </text:list-item>
      </text:list>
      <text:p text:style-name="P11"/>
      <text:p text:style-name="P11">The LV-S300 is a lightweight and compact model weighing 2.5kg, making it easy to transport and set up. It features enhanced vibrant colour reproduction and lower operating cost due to its air-filter-free feature, which enables both businesses and end-users to deliver optimum results at a minimum cost. </text:p>
      <text:list xml:id="list2933155257748598829" text:style-name="L7">
        <text:list-item>
          <text:p>2300:1 contrast ratio for outstanding readability </text:p>
        </text:list-item>
        <text:list-item>
          <text:p>SVGA (800 x 600 pixels) </text:p>
        </text:list-item>
        <text:list-item>
          <text:p>Brightness: 3000 lumens </text:p>
        </text:list-item>
      </text:list>
      <text:p text:style-name="P11">hp printer specs</text:p>
      <text:p text:style-name="P11"/>
      <table:table table:name="Table4" table:style-name="Table4">
        <table:table-column table:style-name="Table4.A"/>
        <table:table-column table:style-name="Table4.B"/>
        <table:table-row>
          <table:table-cell table:style-name="Table4.A1" office:value-type="string">
            <text:p text:style-name="P209">Color cartridge (standard yield)</text:p>
          </table:table-cell>
          <table:table-cell table:style-name="Table4.A1" office:value-type="string">
            <text:p text:style-name="P209">HP 901 Tri-color</text:p>
          </table:table-cell>
        </table:table-row>
      </table:table>
      <text:p text:style-name="P11"/>
      <table:table table:name="Table5" table:style-name="Table5">
        <table:table-column table:style-name="Table5.A"/>
        <table:table-column table:style-name="Table5.B"/>
        <table:table-column table:style-name="Table5.C"/>
        <table:table-row>
          <table:table-cell table:style-name="Table5.A1" office:value-type="string">
            <text:p text:style-name="P209">Paper</text:p>
          </table:table-cell>
          <table:table-cell table:style-name="Table5.A1" office:value-type="string">
            <text:p text:style-name="P209">60 to 105 g/m2 (16 to 28 lb bond)</text:p>
          </table:table-cell>
          <table:table-cell table:style-name="Table5.A1" office:value-type="string">
            <text:p text:style-name="P209">Up to 100 sheets of plain paper (25 mm [1 inch] stacked)</text:p>
          </table:table-cell>
        </table:table-row>
      </table:table>
      <text:p text:style-name="P11">Automatic document feeder (ADF)*</text:p>
      <text:p text:style-name="Text_20_body"><text:span text:style-name="Strong_20_Emphasis"><text:span text:style-name="T3">Black print resolution</text:span></text:span><text:span text:style-name="T3">: Up to 600 dpi rendered black</text:span></text:p>
      <text:list xml:id="list3501865724551517039" text:style-name="L8">
        <text:list-item>
          <text:p><text:span text:style-name="Strong_20_Emphasis"><text:span text:style-name="T3">Color print resolution</text:span></text:span><text:span text:style-name="T3">: Up to 4800 x 1200 optimized dpi color on select HP photo papers with 1200 input dpi. Photo papers include the following:</text:span></text:p>
          <text:list>
            <text:list-item>
              <text:p>HP Premium Plus Photo</text:p>
            </text:list-item>
            <text:list-item>
              <text:p>HP Premium Photo</text:p>
            </text:list-item>
            <text:list-item>
              <text:p>HP Advanced Photo</text:p>
            </text:list-item>
          </text:list>
        </text:list-item>
        <text:list-item>
          <text:p><text:span text:style-name="Strong_20_Emphasis"><text:span text:style-name="T3">Device languages</text:span></text:span><text:span text:style-name="T3">: HP PCL 3 GUI</text:span></text:p>
        </text:list-item>
        <text:list-item>
          <text:p><text:span text:style-name="Strong_20_Emphasis"><text:span text:style-name="T3">Duty cycle</text:span></text:span><text:span text:style-name="T3">: Up to 3000 pages per month</text:span></text:p>
        </text:list-item>
        <text:list-item>
          <text:p><text:span text:style-name="Strong_20_Emphasis"><text:span text:style-name="T3">Print speed</text:span></text:span><text:span text:style-name="T3">: up to 30/24 ppm</text:span></text:p>
        </text:list-item>
      </text:list>
      <text:h text:style-name="P1" text:outline-level="1">LiDE 120 </text:h>
      <text:h text:outline-level="2">Compact flatbed scanner with SEND to cloud* function </text:h>
      <text:p text:style-name="P207"/>
      <text:p text:style-name="P12">* Requires PC connection with Internet Access </text:p>
      <text:list xml:id="list5641932320322024399" text:style-name="L9">
        <text:list-item>
          <text:p><text:soft-page-break/>Flatbed scanner </text:p>
        </text:list-item>
        <text:list-item>
          <text:p>Scan resolution: 2400 x 4800dpi </text:p>
        </text:list-item>
        <text:list-item>
          <text:p>Scan speed (A4, 300dpi): approx. 16secs. </text:p>
        </text:list-item>
      </text:list>
      <text:h text:style-name="P1" text:outline-level="1">DR-C225 </text:h>
      <text:h text:outline-level="2">Maximize desk space with the slim &amp; smart compact scanner </text:h>
      <text:p text:style-name="P207"/>
      <text:p text:style-name="P12">Built compact without comprising speed or quality with a minimalist design achieved through the elimination of obstructive tray extensions. </text:p>
      <text:list xml:id="list1994120551823043061" text:style-name="L10">
        <text:list-item>
          <text:p>Document scanner </text:p>
        </text:list-item>
        <text:list-item>
          <text:p>Scan size: up to A4 </text:p>
        </text:list-item>
        <text:list-item>
          <text:p>Speed: up to 25ppm / 50ipm (2-sided) </text:p>
        </text:list-item>
      </text:list>
      <text:h text:style-name="P1" text:outline-level="1">DR-F120 </text:h>
      <text:h text:outline-level="2">Where versatility &amp; quality converge </text:h>
      <text:p text:style-name="P207"/>
      <text:p text:style-name="P12">DR-F120 is a highly productive document scanner that supports a variety of paper types. </text:p>
      <text:list xml:id="list7963357865427373189" text:style-name="L11">
        <text:list-item>
          <text:p>Connect with USB 2.0 </text:p>
        </text:list-item>
        <text:list-item>
          <text:p>Scan size: up to A4(ADF), Legal size (Flatbed) </text:p>
        </text:list-item>
        <text:list-item>
          <text:p>Speed: up to 20ppm / 36ipm </text:p>
        </text:list-item>
      </text:list>
      <text:p text:style-name="P11">bag.</text:p>
      <text:h text:style-name="P1" text:outline-level="1">RL CL-01S </text:h>
      <text:h text:outline-level="2">Classic Camera Bag S </text:h>
      <text:p text:style-name="P207"/>
      <text:p text:style-name="P12">For fast and light shooting adventures, take this slim and sleek shoulder bag with you. While it is lightweight and compact size, it can fit 1 EOS body and 2 EF lenses. </text:p>
      <text:list xml:id="list2352537307971423131" text:style-name="L12">
        <text:list-item>
          <text:p>Front pocket for accessories </text:p>
        </text:list-item>
        <text:list-item>
          <text:p><text:soft-page-break/>Tough base feet </text:p>
        </text:list-item>
        <text:list-item>
          <text:p>Adjustable compartments </text:p>
        </text:list-item>
        <text:list-item>
          <text:p>Side pockets for accessories </text:p>
        </text:list-item>
        <text:list-item>
          <text:p>Secure clasp </text:p>
        </text:list-item>
      </text:list>
      <text:h text:style-name="Heading_20_3" text:outline-level="3"><text:a xlink:type="simple" xlink:href="http://store.hp.com/us/en/mdp/printers/hp-color-laserjet-pro-mfp-277#tab=features" text:style-name="Internet_20_link" text:visited-style-name="Visited_20_Internet_20_Link"><text:span text:style-name="T3">HP Color LaserJet Pro MFP 277 </text:span></text:a></text:h>
      <text:p text:style-name="P12">(51) Reviews </text:p>
      <text:p text:style-name="Text_20_body"><text:a xlink:type="simple" xlink:href="http://store.hp.com/us/en/mdp/printers/hp-color-laserjet-pro-mfp-277#tab=vao" text:style-name="Internet_20_link" text:visited-style-name="Visited_20_Internet_20_Link"><text:span text:style-name="T3">1  Product (View now) </text:span></text:a></text:p>
      <text:list xml:id="list8450123801593663131" text:style-name="L13">
        <text:list-item>
          <text:p>Black print speed - Up to 19 ppm, color print speed - Up to 19 ppm. </text:p>
        </text:list-item>
        <text:list-item>
          <text:p>Create professional-quality color documents, and speed through tasks with automatic... </text:p>
        </text:list-item>
      </text:list>
      <text:list xml:id="list9182977758271031325" text:style-name="L14">
        <text:list-item>
          <text:p>Deliver 33% more prints with Original HP Toner cartridges with JetIntelligence. </text:p>
        </text:list-item>
        <text:list-item>
          <text:p>Enable wireless direct printing from mobile devices—without accessing the network. <text:s/>429 dolla </text:p>
        </text:list-item>
      </text:list>
      <text:h text:style-name="Heading_20_3" text:outline-level="3"><text:a xlink:type="simple" xlink:href="http://store.hp.com/us/en/mdp/printers/hp-laserjet-color-500-100078--1#tab=features" text:style-name="Internet_20_link" text:visited-style-name="Visited_20_Internet_20_Link"><text:span text:style-name="T3">HP Laserjet Color 500 </text:span></text:a></text:h>
      <text:p text:style-name="P12">(4) Reviews </text:p>
      <text:p text:style-name="Text_20_body"><text:a xlink:type="simple" xlink:href="http://store.hp.com/us/en/mdp/printers/hp-laserjet-color-500-100078--1#tab=vao" text:style-name="Internet_20_link" text:visited-style-name="Visited_20_Internet_20_Link"><text:span text:style-name="T3">6  Products (View all) </text:span></text:a></text:p>
      <text:list xml:id="list2178069346530195784" text:style-name="L15">
        <text:list-item>
          <text:p>Functions - Print, copy, scan, fax only on M575f and M575c models </text:p>
        </text:list-item>
        <text:list-item>
          <text:p>Black print speed - Up to 31 ppm, color print speed - Up to 31 ppm. </text:p>
        </text:list-item>
      </text:list>
      <text:list xml:id="list4553313875566274274" text:style-name="L16">
        <text:list-item>
          <text:p>Save paper—using automatic two-sided printing. </text:p>
        </text:list-item>
        <text:list-item>
          <text:p>Manage jobs using the 8-inch HP Easy Select color touchscreen. </text:p>
        </text:list-item>
      </text:list>
      <text:section text:style-name="Sect1" text:name="price_holder_model_100078">
        <text:p text:style-name="P12"><text:bookmark text:name="price_text"/>Starting at $<text:bookmark text:name="price_value"/>1,799.99 </text:p>
      </text:section>
      <text:p text:style-name="P12"><text:s/>Cartridge</text:p>
      <text:h text:style-name="Heading_20_3" text:outline-level="3"><text:a xlink:type="simple" xlink:href="http://store.hp.com/us/en/mdp/ink--toner---paper/hp-950---951-ink-cartridges#tab=features" text:style-name="Internet_20_link" text:visited-style-name="Visited_20_Internet_20_Link"><text:span text:style-name="T3">HP 950 &amp; 951 Ink Cartridges </text:span></text:a></text:h>
      <text:p text:style-name="P12">(277) Reviews </text:p>
      <text:p text:style-name="Text_20_body"><text:a xlink:type="simple" xlink:href="http://store.hp.com/us/en/mdp/ink--toner---paper/hp-950---951-ink-cartridges#tab=vao" text:style-name="Internet_20_link" text:visited-style-name="Visited_20_Internet_20_Link"><text:span text:style-name="T3">10  Products (View all) </text:span></text:a></text:p>
      <text:list xml:id="list7999240143422763243" text:style-name="L17">
        <text:list-item>
          <text:p>Depend on unsurpassed quality and reliability with Original HP ink </text:p>
        </text:list-item>
        <text:list-item>
          <text:p>Free shipping, delivered next business day </text:p>
        </text:list-item>
      </text:list>
      <text:h text:style-name="Heading_20_3" text:outline-level="3"><text:a xlink:type="simple" xlink:href="http://store.hp.com/us/en/mdp/ink--toner---paper/hp-932---933-ink-cartridges#tab=features" text:style-name="Internet_20_link" text:visited-style-name="Visited_20_Internet_20_Link"><text:span text:style-name="T3">HP 932 &amp; 933 Ink Cartridges </text:span></text:a></text:h>
      <text:p text:style-name="P12">(215) Reviews </text:p>
      <text:p text:style-name="Text_20_body"><text:soft-page-break/><text:a xlink:type="simple" xlink:href="http://store.hp.com/us/en/mdp/ink--toner---paper/hp-932---933-ink-cartridges#tab=vao" text:style-name="Internet_20_link" text:visited-style-name="Visited_20_Internet_20_Link"><text:span text:style-name="T3">10  Products (View all) </text:span></text:a></text:p>
      <text:list xml:id="list4769636097279717639" text:style-name="L18">
        <text:list-item>
          <text:p>Depend on unsurpassed quality and reliability with Original HP ink </text:p>
        </text:list-item>
        <text:list-item>
          <text:p>Free shipping, delivered next business day </text:p>
        </text:list-item>
      </text:list>
      <text:h text:style-name="Heading_20_3" text:outline-level="3"><text:a xlink:type="simple" xlink:href="http://store.hp.com/us/en/mdp/ink--toner---paper/hp-981-ink-cartridges#tab=features" text:style-name="Internet_20_link" text:visited-style-name="Visited_20_Internet_20_Link"><text:span text:style-name="T3">HP 981 Ink Cartridges </text:span></text:a></text:h>
      <text:p text:style-name="Text_20_body"><text:a xlink:type="simple" xlink:href="http://store.hp.com/us/en/mdp/ink--toner---paper/hp-981-ink-cartridges#tab=vao" text:style-name="Internet_20_link" text:visited-style-name="Visited_20_Internet_20_Link"><text:span text:style-name="T3">8  Products (View all) </text:span></text:a></text:p>
      <text:list xml:id="list2632518561533482356" text:style-name="L19">
        <text:list-item>
          <text:p>Depend on unsurpassed quality and reliability with Original HP ink cartridges. Plus, free... </text:p>
        </text:list-item>
        <text:list-item>
          <text:p>Depend on unsurpassed quality and reliability with Original HP ink </text:p>
        </text:list-item>
      </text:list>
      <text:list xml:id="list1316144679975774446" text:style-name="L20">
        <text:list-item>
          <text:p>Free shipping, delivered next business day </text:p>
        </text:list-item>
      </text:list>
      <text:p text:style-name="P12">Save with ink and paper together in one convenient package </text:p>
      <text:list xml:id="list2414940773947647708" text:style-name="L21">
        <text:list-item>
          <text:p>Includes 6 ink cartridges and 150 sheets on 4x6 paper </text:p>
        </text:list-item>
        <text:list-item>
          <text:p>Affordably print party invitations, family photos, holiday cards, and more </text:p>
        </text:list-item>
      </text:list>
      <text:p text:style-name="P11">Color(s) of print cartridges </text:p>
      <text:p text:style-name="P12">Black, cyan, magenta, yellow, light cyan, light magenta </text:p>
      <text:p text:style-name="P12">Ink drop </text:p>
      <text:p text:style-name="P12">5.5 pl (black), 5 pl (color) </text:p>
      <text:p text:style-name="P12">Compatible ink types </text:p>
      <text:p text:style-name="P12">Dye-based </text:p>
      <text:p text:style-name="P12">Operating temperature range </text:p>
      <text:p text:style-name="P12">41 to 104° F </text:p>
      <text:p text:style-name="P12">Storage temperature range </text:p>
      <text:p text:style-name="P12">-40 to 158° F </text:p>
      <text:p text:style-name="P12">Operating humidity range </text:p>
      <text:p text:style-name="P12">10 to 80% RH </text:p>
      <text:p text:style-name="P12">Storage humidity </text:p>
      <text:p text:style-name="P12">10 to 80% RH </text:p>
      <text:p text:style-name="P12">Package dimensions (W x D x H) </text:p>
      <text:p text:style-name="P12">9.38 x 3.63 x 7.31 in </text:p>
      <text:p text:style-name="P12">Package weight </text:p>
      <text:p text:style-name="P12">2.1 lb </text:p>
      <text:p text:style-name="P12"><text:soft-page-break/>Warranty </text:p>
      <text:p text:style-name="P12">HP’s ink cartridges and printheads are warranted to be free from defects in materials and workmanship during the period of the warranty. </text:p>
      <text:p text:style-name="P12">Notebook.</text:p>
      <text:p text:style-name="P12">This handy Pukka Jotta notebook contains 200 pages of quality 80gsm paper, which is feint ruled for neat note-taking. The durable notebook has perforated pages for easy removal, polypropylene covers and a wire binding, allowing it to lie flat for easy note-taking. This pack contains 3 black striped A5 notebooks.</text:p>
      <text:p text:style-name="P12">This handy Q-Connect shorthand notebook contains 300 pages of 60gsm paper, which is feint ruled for neat note-taking. The notebook is headbound with a spiral binding and sturdy backboard for support. Each notebook measures 203 x 127mm (8 x 5 inches). This pack contains 10 notebooks</text:p>
      <text:h text:style-name="P1" text:outline-level="1">Cambridge Everyday A4 Refill Pad 100080168</text:h>
      <text:p text:style-name="P12">These pads are made from 70gsm paper and are glued at the head to a sturdy backboard. Ideal for everyday use they are perfect for rough work and note taking. Each pad contains 160 pages, which are narrow ruled with a margin and 4 hole punched for quick and easy filing. This pack contains 5 A4 refill pads.</text:p>
      <text:h text:style-name="P1" text:outline-level="1">Pukka Neon Signature A4 Project Book (Pack of 3) 7664-PPN</text:h>
      <text:p text:style-name="P12">This black project book with eye catching neon wire binding provides a contemporary option for all your note taking. The black polypropylene covers wipe clean easily and the co-ordinating elastic closure keeps loose papers secure. This project book contains 200 80gsm feint ruled pages, providing plenty of space for all your note taking, and dividers for organising your notes. </text:p>
      <text:h text:style-name="P1" text:outline-level="1">Cambridge (A5) Metallic 200 Pages 80gsm Wirebound Ruled Perforated Card Cover Notebook (Black) 400039063</text:h>
      <text:p text:style-name="P12">Cambridge delivers trustworthy notebooks with good value for money. The Metallic range has modern design with a metallic shine. With sturdy covers for long usage in the office. </text:p>
      <text:list xml:id="list6581174258101780217" text:style-name="L23">
        <text:list-item>
          <text:p>Sturdy card cover with metallic shine </text:p>
        </text:list-item>
        <text:list-item>
          <text:p>Perforated pages for easy tear off </text:p>
        </text:list-item>
        <text:list-item>
          <text:p><text:soft-page-break/>Ruled pages </text:p>
        </text:list-item>
        <text:list-item>
          <text:p>Sturdy twin-wire to lay your notebook flat on the surface or fold it back </text:p>
        </text:list-item>
        <text:list-item>
          <text:p>Paper Size: A5 </text:p>
        </text:list-item>
        <text:list-item>
          <text:p>200 pages </text:p>
        </text:list-item>
        <text:list-item>
          <text:p>80gsm paper </text:p>
        </text:list-item>
      </text:list>
      <text:h text:style-name="P1" text:outline-level="1">Daily Desk Calendar Tear Off 150 x 185mm 2018 KFDTO18</text:h>
      <text:p text:style-name="P12">This handy daily desk calendar features a 12 month reference calendar, as well as bold tear off daily date pages for easy reference. The convenient design can be wall or desk mounted for easy access. The calendar measures 150 x 185mm.</text:p>
      <text:h text:style-name="P1" text:outline-level="1">Letts System Desk Calendar 2018 5-TSDC</text:h>
      <text:p text:style-name="P12">Ideal for placing on your work desk for easy date and appointment referencing, this system desk calendar is supplied on a sturdy base which will sit securely on a table top. Designed to be refilled each year, the base only needs to be bought once and features an indentation where a pen can be rested. Each page shows one day, with plenty of writing space on each day. The dates are in bold red for easy referencing and shows the three adjacent calendar months at the top.</text:p>
      <text:h text:style-name="P1" text:outline-level="1">Exacompta Magnetic Drywipe Perpetual Year Planner 56153E</text:h>
      <text:p text:style-name="P12">The ideal wall planner for a busy family or office, this perpetual year planner is magnetic and drywipe, and can be wiped clean and used again year after year. The package includes 120 magnets in 12 different colours, 12 magnetic strips, 1 black drywipe marker and a filing box for the magnets. Plan your year to perfection, have a different colour to each family member, month or week and make sure you are on top of your plans.</text:p>
      <text:h text:style-name="P1" text:outline-level="1">Filofax Finsbury A5 Raspberry Organiser 025371</text:h>
      <text:p text:style-name="P12">The Filofax Finsbury organiser is the solution to all of your needs, combining a high quality notebook, diary and address book. The cover is made of traditional grained leather for an executive finish to your files. A full length zip means that you can be sure that even if some of your papers should come lose, <text:soft-page-break/>they will remain securely in the organiser. The file includes 1 external pocket as well as 3 horizontal, internal pockets and credit card pockets.</text:p>
      <text:p text:style-name="P12"/>
      <text:h text:style-name="P1" text:outline-level="1">Filofax Finsbury A4 Black Organiser 025321</text:h>
      <text:p text:style-name="P12">The Filofax Finsbury organiser is the solution to all of your needs, combining a high quality notebook, diary and address book. The cover is made of traditional grained leather for an executive finish to your files. A full length zip means that you can be sure that even if some of your papers should come lose, they will remain securely in the organiser. The file includes 1 external pocket as well as 3 horizontal, internal pockets and credit card pockets. This item is black in colour.</text:p>
      <text:p text:style-name="P12"/>
      <text:h text:style-name="P1" text:outline-level="1">Office desktop accessories </text:h>
      <text:h text:style-name="P1" text:outline-level="1">5 Star Office Bookends Metal Heavy Duty 180mm Black Pack of 2 930086</text:h>
      <text:p text:style-name="P12">Heavy-duty metal bookends. Size: 178mm (7"). Black. Set of 2. </text:p>
      <text:list xml:id="list560313552519238084" text:style-name="L24">
        <text:list-item>
          <text:p>Heavy-duty metal bookends </text:p>
        </text:list-item>
        <text:list-item>
          <text:p>Size: 180mm (7inch) </text:p>
        </text:list-item>
        <text:list-item>
          <text:p>Set of 2 </text:p>
        </text:list-item>
        <text:list-item>
          <text:p>Colour: Black </text:p>
        </text:list-item>
      </text:list>
      <text:h text:style-name="P1" text:outline-level="1">Q-Connect Stepped Metal Bookend (Pack of 2) KF03901</text:h>
      <text:p text:style-name="P12">Keeping files and books neat and organised, these Q-Connect Bookends feature a stepped design for strength and reliability. Ideal for offices, the home and retail use, the high quality metal construction is designed for heavy duty, long lasting use. This pack contains one pair of black bookends measuring W134 x H175mm.</text:p>
      <text:h text:style-name="P1" text:outline-level="1"><text:soft-page-break/>Avery Standard Range 1136 Modular Interlocking Book Rack with 4 Sections (Black) 1136BLK</text:h>
      <text:p text:style-name="P12">A functional book rack comprising 4 variable compartments. Interlocking sections allow easy extension of the rack with additional base pieces. WxDxH: 200 x 183 x 190mm. Black. </text:p>
      <text:list xml:id="list7457548328119223800" text:style-name="L25">
        <text:list-item>
          <text:p text:style-name="P13">A functional book rack comprising 4 variable compartments </text:p>
        </text:list-item>
        <text:list-item>
          <text:p text:style-name="P13">Interlocking sections allow easy extension of the rack with additional base pieces </text:p>
        </text:list-item>
        <text:list-item>
          <text:p text:style-name="P13">WxDxH: 200x183x190mm </text:p>
        </text:list-item>
        <text:list-item>
          <text:p text:style-name="P13">Black </text:p>
        </text:list-item>
      </text:list>
      <text:p text:style-name="P11"><text:a xlink:type="simple" xlink:href="https://www.officestationery.co.uk/office-supplies/desktop-accessories/books-magazine-racks/" text:style-name="Internet_20_link" text:visited-style-name="Visited_20_Internet_20_Link"><text:span text:style-name="Strong_20_Emphasis">Books &amp; Magazine Racks</text:span></text:a><text:span text:style-name="Strong_20_Emphasis"> </text:span></text:p>
      <text:h text:style-name="P1" text:outline-level="1">Leitz Plus Magazine File (A4) Extra Capacity (Clear) 24760003</text:h>
      <text:p text:style-name="P12"><text:span text:style-name="Strong_20_Emphasis">Increased internal capacity, now 70mm. Strong and durable. High front spine wall to retain documents. A4 capacity. WxDxH: 78x278x300mm. </text:span></text:p>
      <text:list xml:id="list1810184721520554062" text:style-name="L26">
        <text:list-item>
          <text:p text:style-name="P96"><text:span text:style-name="Strong_20_Emphasis">70mm internal capacity </text:span></text:p>
        </text:list-item>
        <text:list-item>
          <text:p text:style-name="P96"><text:span text:style-name="Strong_20_Emphasis">Strong and durable </text:span></text:p>
        </text:list-item>
        <text:list-item>
          <text:p text:style-name="P96"><text:span text:style-name="Strong_20_Emphasis">Can be positioned for use vertically or horizontally </text:span></text:p>
        </text:list-item>
        <text:list-item>
          <text:p text:style-name="P96"><text:span text:style-name="Strong_20_Emphasis">High front spine wall to retain documents </text:span></text:p>
        </text:list-item>
        <text:list-item>
          <text:p text:style-name="P96"><text:span text:style-name="Strong_20_Emphasis">A4 capacity </text:span></text:p>
        </text:list-item>
        <text:list-item>
          <text:p text:style-name="P96"><text:span text:style-name="Strong_20_Emphasis">WxDxH: 78x278x300mm </text:span></text:p>
        </text:list-item>
        <text:list-item>
          <text:p text:style-name="P14"><text:span text:style-name="Strong_20_Emphasis">Clear </text:span></text:p>
        </text:list-item>
      </text:list>
      <text:h text:style-name="P1" text:outline-level="1">5 Star Office Magazine Rack File Foolscap Black 909248</text:h>
      <text:p text:style-name="P12">A high quality, everyday range of office accessories. Made from high-impact polystyrene (bins made from polypropylene). Accepts both A4 and foolscap documents, magazines, square cut folders and document wallets. </text:p>
      <text:list xml:id="list7814093165511121895" text:style-name="L27">
        <text:list-item>
          <text:p text:style-name="P97">Accepts both A4 and foolscap documents, magazines, square cut folders and document wallets </text:p>
        </text:list-item>
        <text:list-item>
          <text:p text:style-name="P97">WxDxH (external): 100x266x300mm </text:p>
        </text:list-item>
        <text:list-item>
          <text:p text:style-name="P15">Colour: Black </text:p>
        </text:list-item>
      </text:list>
      <text:h text:style-name="Heading_20_1" text:outline-level="1"><text:soft-page-break/>Avery Standard Range 1135 Magazine Rack (Blue) with Low Front Design 1135BLUE</text:h>
      <text:p text:style-name="Text_20_body">Look around your desk. Is it cluttered? Piled high with papers? Pens all over the desk? You can make an untidy desk a thing of the past by choosing desk accessories from the Avery Standard Range. There are a number of desk top items ranging from these magazine racks to book racks, all designed to help keep your desk tidy. You can choose one of three colours so all the office accessories match. An untidy desk can mean an untidy mind so why not clear your clutter today?</text:p>
      <text:p text:style-name="Text_20_body"/>
      <text:h text:style-name="Heading_20_1" text:outline-level="1">Desktop Business Card Holder Single Pocket (Clear) BUSCARD</text:h>
      <text:p text:style-name="Text_20_body">Desktop Business Card Holder Single Pocket (Clear). Each compartment holds approximately 50 cards. </text:p>
      <text:list xml:id="list6802512462966586763" text:style-name="L28">
        <text:list-item>
          <text:p text:style-name="P98">Can be used separately or slotted on to Standard Rigid Literature Sorters (available separately) </text:p>
        </text:list-item>
        <text:list-item>
          <text:p text:style-name="P98">Ideal for reception areas and exhibitions </text:p>
        </text:list-item>
        <text:list-item>
          <text:p text:style-name="P98">WxH: 95x48mm </text:p>
        </text:list-item>
        <text:list-item>
          <text:p text:style-name="P16">Each compartment holds approximately 50 cards </text:p>
        </text:list-item>
      </text:list>
      <text:h text:style-name="Heading_20_1" text:outline-level="1">Q-Connect Business/Name Card Holder Capacity 160 Cards Black KF03664</text:h>
      <text:p text:style-name="Text_20_body">This business card holder ensures that you always have the information about your business contacts to hand when you need it. With a stylish black cover, you can be sure that this holder is perfect for any modern professional and fits in with any range of office equipment. The space for 160 cards allows you to store all of the cars you need without fear of damage or wear.</text:p>
      <text:h text:style-name="Heading_20_1" text:outline-level="1">Desktop Business Card Holder Tiered 4 Pockets Clear DE70841</text:h>
      <text:p text:style-name="Text_20_body"><text:span text:style-name="Strong_20_Emphasis">Desktop Business Card Holder Tiered 4 Pockets Clear </text:span></text:p>
      <text:list xml:id="list8314029739055473997" text:style-name="L29">
        <text:list-item>
          <text:p text:style-name="P99"><text:span text:style-name="Strong_20_Emphasis">Ideal for reception areas and exhibitions </text:span></text:p>
        </text:list-item>
        <text:list-item>
          <text:p text:style-name="P99"><text:span text:style-name="Strong_20_Emphasis">Crystal-clear for ease of viewing </text:span></text:p>
        </text:list-item>
        <text:list-item>
          <text:p text:style-name="P99"><text:span text:style-name="Strong_20_Emphasis">Multi-compartment business card holders for group practice </text:span></text:p>
        </text:list-item>
        <text:list-item>
          <text:p text:style-name="P99"><text:span text:style-name="Strong_20_Emphasis">Slanted interior for improved visibility </text:span></text:p>
        </text:list-item>
        <text:list-item>
          <text:p text:style-name="P17"><text:span text:style-name="Strong_20_Emphasis">Crystal </text:span></text:p>
        </text:list-item>
      </text:list>
      <text:h text:style-name="Heading_20_1" text:outline-level="1"><text:soft-page-break/>Durable Card Holder Pushbox Mono Transparent 892219</text:h>
      <text:p text:style-name="Text_20_body">This Durable Pushbox card holder provides an innovative solution for the safe and secure storage of sensitive RFID and chipped cards. The premium plastic fully encloses the card and is transparent for quick and easy identification of contents. A simple slider mechanism provides easy insertion and removal of cards. This mono holder has internal dimensions of 54 x 87mm and holds one card. This pack contains 10 card holders.</text:p>
      <text:h text:style-name="Heading_20_1" text:outline-level="1">Rolodex Classic 200 Rotary Business Card Index File with 200 Sleeves 24 A-Z Index Tabs Black 67236 S0793780</text:h>
      <text:p text:style-name="Text_20_body"><text:span text:style-name="Strong_20_Emphasis">Organises and protects business cards Holds up to 400 cards in durable transparent sleeves Complete with 200 sleeves and 24 coated A-Z index tabs 02167X [E] Black Pack Dimensions: 175x180x137 mm </text:span></text:p>
      <text:list xml:id="list7118217840186270380" text:style-name="L30">
        <text:list-item>
          <text:p text:style-name="P100"><text:span text:style-name="Strong_20_Emphasis">Organises and protects business cards </text:span></text:p>
        </text:list-item>
        <text:list-item>
          <text:p text:style-name="P100"><text:span text:style-name="Strong_20_Emphasis">Holds up to 400 cards in durable transparent sleeves </text:span></text:p>
        </text:list-item>
        <text:list-item>
          <text:p text:style-name="P100"><text:span text:style-name="Strong_20_Emphasis">Complete with 200 sleeves and 24 coated A-Z index tabs </text:span></text:p>
        </text:list-item>
        <text:list-item>
          <text:p text:style-name="P18"><text:span text:style-name="Strong_20_Emphasis">Black </text:span></text:p>
        </text:list-item>
      </text:list>
      <text:h text:style-name="Heading_20_1" text:outline-level="1">Rolodex Plain Refill Cards (Pack of 100) S0793490</text:h>
      <text:p text:style-name="Text_20_body">Rolodex Refill Accessories Easily punch your business cards and store them in your Rolodex File White Refill Cards, plain, unlined Size: 57x102mm Packed 100 Pack Dimensions: 57x22x102 mm </text:p>
      <text:list xml:id="list2234993995188688985" text:style-name="L31">
        <text:list-item>
          <text:p text:style-name="P101">Rolodex Refill Accessories </text:p>
        </text:list-item>
        <text:list-item>
          <text:p text:style-name="P101">Easily punch your business cards and store them in your Rolodex File </text:p>
        </text:list-item>
        <text:list-item>
          <text:p text:style-name="P101">White Refill Cards, plain, unlined </text:p>
        </text:list-item>
        <text:list-item>
          <text:p text:style-name="P101">Size: 57x102mm </text:p>
        </text:list-item>
        <text:list-item>
          <text:p text:style-name="P19">Packed 100 </text:p>
        </text:list-item>
      </text:list>
      <text:h text:style-name="Heading_20_1" text:outline-level="1"><text:soft-page-break/>Durable (50x65cm) Duraglas Anti-Glare Desk Mat (Transparent) 7113/19</text:h>
      <text:p text:style-name="Text_20_body"><text:span text:style-name="Strong_20_Emphasis">Transparent, anti-glare desk mat - ideal for keeping notes, messages etc close at hand. Ideal for use where desk or counter surfaces need to appear uncovered .i.e. Banks, building societies etc. </text:span></text:p>
      <text:list xml:id="list1820909251891295926" text:style-name="L32">
        <text:list-item>
          <text:p text:style-name="P102"><text:span text:style-name="Strong_20_Emphasis">Modern, attractive mat with contoured edges </text:span></text:p>
        </text:list-item>
        <text:list-item>
          <text:p text:style-name="P102"><text:span text:style-name="Strong_20_Emphasis">Transparent anti-glare surface </text:span></text:p>
        </text:list-item>
        <text:list-item>
          <text:p text:style-name="P102"><text:span text:style-name="Strong_20_Emphasis">Ideal for keeping notes and messages close at hand </text:span></text:p>
        </text:list-item>
        <text:list-item>
          <text:p text:style-name="P20"><text:span text:style-name="Strong_20_Emphasis">WxD: 650x500mm </text:span></text:p>
        </text:list-item>
      </text:list>
      <text:h text:style-name="Heading_20_1" text:outline-level="1">Durable (40x53mm) Desk Mat with Contoured Edge (Black) 7102/01</text:h>
      <text:p text:style-name="Text_20_body"><text:span text:style-name="Strong_20_Emphasis">Robust, non-slip desk mat with contoured edges. Multi-layered production to provide a firm comfortable writing surface. Extremely robust. </text:span></text:p>
      <text:list xml:id="list69740997834529386" text:style-name="L33">
        <text:list-item>
          <text:p text:style-name="P103"><text:span text:style-name="Strong_20_Emphasis">Provides a smooth writing surface </text:span></text:p>
        </text:list-item>
        <text:list-item>
          <text:p text:style-name="P103"><text:span text:style-name="Strong_20_Emphasis">Foam anti-slip backing </text:span></text:p>
        </text:list-item>
        <text:list-item>
          <text:p text:style-name="P103"><text:span text:style-name="Strong_20_Emphasis">Extremely robust </text:span></text:p>
        </text:list-item>
        <text:list-item>
          <text:p text:style-name="P21"><text:span text:style-name="Strong_20_Emphasis">Black </text:span></text:p>
        </text:list-item>
      </text:list>
      <text:h text:style-name="Heading_20_1" text:outline-level="1">Durable DURAGLAS (420 x 300mm) Desk Mat (Transparent) for Conference Rooms 711119</text:h>
      <text:p text:style-name="Text_20_body">Protect board room tables with a transparent, anti-glare desk mat for conference rooms. Featuring a non-slip base, desks and boardroom furniture can be protected from scratches and marks. </text:p>
      <text:list xml:id="list7210160250789279889" text:style-name="L34">
        <text:list-item>
          <text:p text:style-name="P104">Transparent Desk Mat </text:p>
        </text:list-item>
        <text:list-item>
          <text:p text:style-name="P22">420mm (Height) x 300mm (Width) </text:p>
        </text:list-item>
      </text:list>
      <text:h text:style-name="Heading_20_1" text:outline-level="1">Q-Connect Transparent Desk Mat 400x530mm KF26800</text:h>
      <text:p text:style-name="Text_20_body">With this desk mat you can be sure that you have a multi-functioning surface on which you can write and use a mouse in a smooth and flowing way. Q-Connect is an expert when it comes to providing your workplace with solutions that have a high level of quality but are also great value for money. This desk mat is both anti-glare and easy to clean meaning that is completely practical for use in any home or office, no matter what you use it for.</text:p>
      <text:h text:style-name="Heading_20_1" text:outline-level="1"><text:soft-page-break/>Durable Black Desk Mat With Transparent Overlay 400x530mm 7202/01</text:h>
      <text:p text:style-name="Text_20_body"><text:span text:style-name="Strong_20_Emphasis">Protect desk surfaces with the Durable Desk Mat with Transparent Overlay. It features a flexible clear cover welded at the top edge which can be lifted to slip notes and memos underneath. A non-slip foam backing keeps the mat secure in use.</text:span></text:p>
      <text:p text:style-name="P23"><text:span text:style-name="Strong_20_Emphasis"><text:span text:style-name="T2">Drawer sets</text:span></text:span></text:p>
      <text:h text:style-name="P2" text:outline-level="1"><text:span text:style-name="Strong_20_Emphasis"><text:span text:style-name="T4">5 Star Elite (A4/Foolscap) Desktop Drawer Set 5 Drawers (Grey/Black) 108395</text:span></text:span></text:h>
      <text:p text:style-name="P23"><text:span text:style-name="Strong_20_Emphasis"><text:span text:style-name="T4">5 Star Elite (A4/Foolscap) Desktop Drawer Set 5 Drawers (Grey/Black). </text:span></text:span></text:p>
      <text:list xml:id="list5199879525907547084" text:style-name="L35">
        <text:list-item>
          <text:p text:style-name="P105">Paper Size: A4/Foolscap </text:p>
        </text:list-item>
        <text:list-item>
          <text:p text:style-name="P105">Colour: Grey/Black </text:p>
        </text:list-item>
        <text:list-item>
          <text:p text:style-name="P105">Suitable for A4 and documents measuring up to 260x350mm </text:p>
        </text:list-item>
        <text:list-item>
          <text:p text:style-name="P105">Drawer stop </text:p>
        </text:list-item>
        <text:list-item>
          <text:p text:style-name="P105">Handle on front right hand side </text:p>
        </text:list-item>
        <text:list-item>
          <text:p text:style-name="P24">Modern and professional design </text:p>
        </text:list-item>
      </text:list>
      <text:h text:style-name="P2" text:outline-level="1"><text:span text:style-name="Strong_20_Emphasis"><text:span text:style-name="T4">5 Star Elite (A4/Foolscap) Desktop Drawer Set 9 Drawers (Grey/Blue) 108397</text:span></text:span></text:h>
      <text:p text:style-name="P23"><text:span text:style-name="Strong_20_Emphasis"><text:span text:style-name="T4">5 Star Elite (A4/Foolscap) Desktop Drawer Set 9 Drawers (Grey/Blue). </text:span></text:span></text:p>
      <text:list xml:id="list3244900942492121014" text:style-name="L36">
        <text:list-item>
          <text:p text:style-name="P106">Paper Size: A4/Foolscap </text:p>
        </text:list-item>
        <text:list-item>
          <text:p text:style-name="P106">Colour: Grey/Blue </text:p>
        </text:list-item>
        <text:list-item>
          <text:p text:style-name="P106">Suitable for A4 and documents measuring up to 260x350mm </text:p>
        </text:list-item>
        <text:list-item>
          <text:p text:style-name="P106">Drawer stop </text:p>
        </text:list-item>
        <text:list-item>
          <text:p text:style-name="P106">Handle on front right hand side </text:p>
        </text:list-item>
        <text:list-item>
          <text:p text:style-name="P25">Modern and professional design </text:p>
        </text:list-item>
      </text:list>
      <text:h text:style-name="P2" text:outline-level="1"><text:span text:style-name="Strong_20_Emphasis"><text:span text:style-name="T4">Fellowes Bankers Box (A4) 4 Drawer Unit (Green/White) 4481701</text:span></text:span></text:h>
      <text:p text:style-name="P23"><text:span text:style-name="Strong_20_Emphasis"><text:span text:style-name="T4">Fellowes Bankers Box (A4) 4 Drawer Unit (Green/White). </text:span></text:span></text:p>
      <text:list xml:id="list8711668553457902596" text:style-name="L37">
        <text:list-item>
          <text:p text:style-name="P107">Attractive drawer unit for organising your paperwork and personal items </text:p>
        </text:list-item>
        <text:list-item>
          <text:p text:style-name="P107">FastFold outer shell will save you assembly time </text:p>
        </text:list-item>
        <text:list-item>
          <text:p text:style-name="P107"><text:soft-page-break/>Ideal for the storage of your A4 documents and papers </text:p>
        </text:list-item>
        <text:list-item>
          <text:p text:style-name="P107">Attractive design that would complement any office space </text:p>
        </text:list-item>
        <text:list-item>
          <text:p text:style-name="P26">Made from FSC certified 100% recycled board </text:p>
        </text:list-item>
      </text:list>
      <text:h text:style-name="P2" text:outline-level="1"><text:span text:style-name="Strong_20_Emphasis"><text:span text:style-name="T4">Raaco Cabinet 30 x Drawer Steel Frame Wall Mount or Free Stand Stop Catches On Drawers (Black) 132084</text:span></text:span></text:h>
      <text:p text:style-name="P23"><text:span text:style-name="Strong_20_Emphasis"><text:span text:style-name="T4">Cabinet with 30x150-00 drawers. Each drawer can be divided into 4 compartments. Cabinet made of painted steel and drawers made of polypropylene (PP). </text:span></text:span></text:p>
      <text:list xml:id="list734524766804702736" text:style-name="L38">
        <text:list-item>
          <text:p text:style-name="P108">Blue Painted Steel </text:p>
        </text:list-item>
        <text:list-item>
          <text:p text:style-name="P108">Clear Polypropylen drawers </text:p>
        </text:list-item>
        <text:list-item>
          <text:p text:style-name="P27">30 Draws </text:p>
        </text:list-item>
      </text:list>
      <text:h text:style-name="P2" text:outline-level="1"><text:span text:style-name="Strong_20_Emphasis"><text:span text:style-name="T4">Forever Black 5-Drawer Set 221014D</text:span></text:span></text:h>
      <text:p text:style-name="P23"><text:span text:style-name="Strong_20_Emphasis"><text:span text:style-name="T4">Made from recycled orange juice bottles, this Blue Angel certified 5 drawer set provides a stylish, space-saving storage solution for your desktop. Each drawer is 38mm high and can hold documents up to A4+ in size. The drawers have a smooth opening action with stoppers and an open front for easy access. This pack contains one black 5 drawer set measuring W284 x D387 x H218mm.</text:span></text:span></text:p>
      <text:h text:style-name="P2" text:outline-level="1"><text:span text:style-name="Strong_20_Emphasis"><text:span text:style-name="T4">5 Star Office Trimmer Heavy Duty Steel Table Capacity 15 sheets 360mm A4 Silver/Black 936933</text:span></text:span></text:h>
      <text:p text:style-name="P23"><text:span text:style-name="Strong_20_Emphasis"><text:span text:style-name="T4">Cuts up to 15 sheets. Steel cutting table. Safety cutting head. Size: A4. 360mm cutting length </text:span></text:span></text:p>
      <text:list xml:id="list3112115503085319224" text:style-name="L39">
        <text:list-item>
          <text:p text:style-name="P109">Cuts up to 15 sheets </text:p>
        </text:list-item>
        <text:list-item>
          <text:p text:style-name="P109">Steel cutting table </text:p>
        </text:list-item>
        <text:list-item>
          <text:p text:style-name="P109">Safety cutting head </text:p>
        </text:list-item>
        <text:list-item>
          <text:p text:style-name="P109">360mm cutting length </text:p>
        </text:list-item>
        <text:list-item>
          <text:p text:style-name="P109">Partially recyclable (Will require the separation of component. Such as Steel and ABS); Made of recycled material (50%); Chlorine free </text:p>
        </text:list-item>
        <text:list-item>
          <text:p text:style-name="P28">Size: A4 </text:p>
        </text:list-item>
      </text:list>
      <text:h text:style-name="P2" text:outline-level="1"><text:soft-page-break/><text:span text:style-name="Strong_20_Emphasis"><text:span text:style-name="T4">5 Star Office (Foolscap) Letter Tray High-impact Polystyrene (Blue) 295802</text:span></text:span></text:h>
      <text:p text:style-name="P23"><text:span text:style-name="Strong_20_Emphasis"><text:span text:style-name="T4">Compatible with all other system trays of this type. Can be stacked using risers (available separately). Made from high-impact polystyrene. Takes A4 and foolscap. </text:span></text:span></text:p>
      <text:list xml:id="list5005650639313612828" text:style-name="L40">
        <text:list-item>
          <text:p text:style-name="P110">Compatible with all other system trays of this type </text:p>
        </text:list-item>
        <text:list-item>
          <text:p text:style-name="P110">Can be stacked using risers (available separately) </text:p>
        </text:list-item>
        <text:list-item>
          <text:p text:style-name="P110">Made from high-impact polystyrene </text:p>
        </text:list-item>
        <text:list-item>
          <text:p text:style-name="P110">Takes A4 and foolscap </text:p>
        </text:list-item>
        <text:list-item>
          <text:p text:style-name="P110">Colour: Blue </text:p>
        </text:list-item>
        <text:list-item>
          <text:p text:style-name="P29">WxDxH: 270x347x57mm </text:p>
        </text:list-item>
      </text:list>
      <text:h text:style-name="P2" text:outline-level="1"><text:span text:style-name="Strong_20_Emphasis"><text:span text:style-name="T4">Mesh Front Load Letter Tray (Foolscap) Silver LT-SSP S</text:span></text:span></text:h>
      <text:p text:style-name="P23"><text:span text:style-name="Strong_20_Emphasis"><text:span text:style-name="T4">Mesh Front Load Letter Tray (Foolscap) Silver </text:span></text:span></text:p>
      <text:list xml:id="list7654577368839509287" text:style-name="L41">
        <text:list-item>
          <text:p text:style-name="P111">Modern and stylish letter tray, accepts both A4 and foolscap paper </text:p>
        </text:list-item>
        <text:list-item>
          <text:p text:style-name="P111">Trays can be stacked on each other without the need for risers </text:p>
        </text:list-item>
        <text:list-item>
          <text:p text:style-name="P30">Corrosion and scratch-resistant </text:p>
        </text:list-item>
      </text:list>
      <text:h text:style-name="P2" text:outline-level="1"><text:span text:style-name="Strong_20_Emphasis"><text:span text:style-name="T4">Mesh Side Load Letter Tray (Foolscap) Black LT-SSL B</text:span></text:span></text:h>
      <text:p text:style-name="P23"><text:span text:style-name="Strong_20_Emphasis"><text:span text:style-name="T4">Mesh Side Load Letter Tray (Foolscap) Black </text:span></text:span></text:p>
      <text:list xml:id="list7182784408890624401" text:style-name="L42">
        <text:list-item>
          <text:p text:style-name="P112">Modern and stylish letter tray, accepts both A4 and foolscap paper </text:p>
        </text:list-item>
        <text:list-item>
          <text:p text:style-name="P112">Trays can be stacked on each other without the need for risers </text:p>
        </text:list-item>
        <text:list-item>
          <text:p text:style-name="P31">Corrosion and scratch-resistant </text:p>
        </text:list-item>
      </text:list>
      <text:h text:style-name="P2" text:outline-level="1"><text:span text:style-name="Strong_20_Emphasis"><text:span text:style-name="T4">5 Star Office Memo Box Black 937777</text:span></text:span></text:h>
      <text:p text:style-name="P23"><text:span text:style-name="Strong_20_Emphasis"><text:span text:style-name="T4">5 Star Note Holder (Black). </text:span></text:span></text:p>
      <text:list xml:id="list6116324582850714882" text:style-name="L43">
        <text:list-item>
          <text:p text:style-name="P113">Tough Plastic </text:p>
        </text:list-item>
        <text:list-item>
          <text:p text:style-name="P32">Approx 750 sheets 90x90mm square </text:p>
        </text:list-item>
      </text:list>
      <text:h text:style-name="P2" text:outline-level="1"><text:soft-page-break/><text:span text:style-name="Strong_20_Emphasis"><text:span text:style-name="T4">Q-Connect Waste Basket Mesh 18 Litre Silver KF00849</text:span></text:span></text:h>
      <text:p text:style-name="P23"><text:span text:style-name="Strong_20_Emphasis"><text:span text:style-name="T4">Ideal for disposing of waste paper at home, school, or in the office, this Q-Connect bin features a stylish, durable mesh design with a solid base and turned top rim. The bin has an 18 litre capacity and measures W295 x D295 x H345mm. This pack contains 1 silver waste basket.</text:span></text:span></text:p>
      <text:h text:style-name="P2" text:outline-level="1"><text:span text:style-name="Strong_20_Emphasis"><text:span text:style-name="T4">Durable Metal Waste Bin 15 Litre Silver 3300/23</text:span></text:span></text:h>
      <text:p text:style-name="P23"><text:span text:style-name="Strong_20_Emphasis"><text:span text:style-name="T4">This Durable waste basket is made from steel with a scratch resistant, epoxy polyester coating and 30mm perforation ring. Ideal for disposing of general waste at home, at school or in the office, the bin has a 15 litre capacity. This silver bin measures W260 x D260 x H315mm.</text:span></text:span></text:p>
      <text:h text:style-name="P2" text:outline-level="1"><text:span text:style-name="Strong_20_Emphasis"><text:span text:style-name="T4">Avery Waste Bin 18 Litre Blue DR500</text:span></text:span></text:h>
      <text:p text:style-name="P23"><text:span text:style-name="Strong_20_Emphasis"><text:span text:style-name="T9">This elegant oval bin with an 18 litre capacity allows you to keep your home or office space tidy with a touch of style. The blue base features a matching rim to hide liners and keep your workspace looking professional and shipshape. The flat back means it fits snugly against walls and desks to maximise space and reduce clutter. A convenient hand holder makes emptying quick and easy to save you time. The eco-friendly design is made from at least 96% recycled plastic. This pack contains 1 blue bin measuring W350 x D250 x H340mm.</text:span></text:span><text:span text:style-name="Strong_20_Emphasis"><text:span text:style-name="T5">S</text:span></text:span></text:p>
      <text:h text:style-name="P2" text:outline-level="1"><text:span text:style-name="Strong_20_Emphasis"><text:span text:style-name="T5">5 Star Elite Bin Polypropylene 16 Litres W300xD363xH323mm Black 580267</text:span></text:span></text:h>
      <text:p text:style-name="P23"><text:span text:style-name="Strong_20_Emphasis"><text:span text:style-name="T10">5 Star (300 x 363 x 323mm) 16 Litres Bin Polypropylene (Black). </text:span></text:span></text:p>
      <text:list xml:id="list6046703207628637928" text:style-name="L44">
        <text:list-item>
          <text:p text:style-name="P114"><text:span text:style-name="Strong_20_Emphasis">Simple, elegant shape with tapered walls </text:span></text:p>
        </text:list-item>
        <text:list-item>
          <text:p text:style-name="P114"><text:span text:style-name="Strong_20_Emphasis">Lightweight yet robust </text:span></text:p>
        </text:list-item>
        <text:list-item>
          <text:p text:style-name="P114"><text:span text:style-name="Strong_20_Emphasis">WxDxH: 300x363x323mm </text:span></text:p>
        </text:list-item>
        <text:list-item>
          <text:p text:style-name="P114"><text:span text:style-name="Strong_20_Emphasis">Capacity: 16 litres </text:span></text:p>
        </text:list-item>
        <text:list-item>
          <text:p text:style-name="P33"><text:span text:style-name="Strong_20_Emphasis">Black </text:span></text:p>
        </text:list-item>
      </text:list>
      <text:p text:style-name="P34"><text:span text:style-name="Strong_20_Emphasis"><text:span text:style-name="T6">FILING</text:span></text:span></text:p>
      <text:h text:style-name="P3" text:outline-level="1"><text:soft-page-break/><text:span text:style-name="Strong_20_Emphasis"><text:span text:style-name="T6">Elba A3 Oblong 70mm Black Lever Arch File 100080747</text:span></text:span></text:h>
      <text:p text:style-name="P34"><text:span text:style-name="Strong_20_Emphasis"><text:span text:style-name="T6">Suitable for filing A3 documents, this Elba lever arch file has a landscape oreintation and 70mm filing capacity. The file features a robust compressor bar for security and a metal thumb hole for easy retrieval from a shelf. The lever arch file is made from durable board with a marbled black paper covering.</text:span></text:span></text:p>
      <text:h text:style-name="P3" text:outline-level="1"><text:span text:style-name="Strong_20_Emphasis"><text:span text:style-name="T6">Elba A3 Upright 70mm Black Lever Arch File 100080746</text:span></text:span></text:h>
      <text:p text:style-name="P34"><text:span text:style-name="Strong_20_Emphasis"><text:span text:style-name="T6">Suitable for filing A3 documents, this Elba lever arch file has a portrait oreintation and 70mm filing capacity. The file features a robust compressor bar for security and a metal thumb hole for easy retrieval from a shelf. The lever arch file is made from durable board with a marbled black paper covering.</text:span></text:span></text:p>
      <text:h text:style-name="P3" text:outline-level="1"><text:span text:style-name="Strong_20_Emphasis"><text:span text:style-name="T6">5 Star Office Storage Box (Red/White) Pack of 10 for 5 A4 Lever Arch Files 295276</text:span></text:span></text:h>
      <text:p text:style-name="P34"><text:span text:style-name="Strong_20_Emphasis"><text:span text:style-name="T13">General purpose storage box with black lid. Double wall ends and single wall sides. Packed flat. Will hold 5 A4 lever arch files, 4 foolscap lever arch files, suspension files or 4 5 Star box files. </text:span></text:span></text:p>
      <text:list xml:id="list4651233171343387290" text:style-name="L45">
        <text:list-item>
          <text:p text:style-name="P115"><text:span text:style-name="Strong_20_Emphasis">General purpose storage box with red lid </text:span></text:p>
        </text:list-item>
        <text:list-item>
          <text:p text:style-name="P115"><text:span text:style-name="Strong_20_Emphasis">Double wall ends and single wall sides </text:span></text:p>
        </text:list-item>
        <text:list-item>
          <text:p text:style-name="P115"><text:span text:style-name="Strong_20_Emphasis">Packed flat </text:span></text:p>
        </text:list-item>
        <text:list-item>
          <text:p text:style-name="P115"><text:span text:style-name="Strong_20_Emphasis">WxDxH: 317x383x282mm </text:span></text:p>
        </text:list-item>
        <text:list-item>
          <text:p text:style-name="P115"><text:span text:style-name="Strong_20_Emphasis">Packed 10 </text:span></text:p>
        </text:list-item>
        <text:list-item>
          <text:p text:style-name="P35"><text:span text:style-name="Strong_20_Emphasis">Red and White </text:span></text:p>
        </text:list-item>
      </text:list>
      <text:h text:style-name="P3" text:outline-level="1"><text:span text:style-name="Strong_20_Emphasis"><text:span text:style-name="T6">5 Star Value Archive Storage Boxes Pack of 10 154</text:span></text:span></text:h>
      <text:p text:style-name="P34"><text:span text:style-name="Strong_20_Emphasis"><text:span text:style-name="T13">5 Star Value Archive Storage Box (Brown) Pack of 10 Boxes </text:span></text:span></text:p>
      <text:list xml:id="list1415062646011876556" text:style-name="L46">
        <text:list-item>
          <text:p text:style-name="P116"><text:span text:style-name="Strong_20_Emphasis">WxDxH: 338x390x251mm </text:span></text:p>
        </text:list-item>
        <text:list-item>
          <text:p text:style-name="P36"><text:span text:style-name="Strong_20_Emphasis">Packed 10 </text:span></text:p>
        </text:list-item>
      </text:list>
      <text:h text:style-name="P3" text:outline-level="1"><text:soft-page-break/><text:span text:style-name="Strong_20_Emphasis"><text:span text:style-name="T6">5 Star Elite Superstrong Archive Storage Box Foolscap Sand Pack of 10 924669</text:span></text:span></text:h>
      <text:p text:style-name="P34"><text:span text:style-name="Strong_20_Emphasis"><text:span text:style-name="T6">Elliptical design finish in modern colours. Extra strong construction, perfect for storing heavy files. Instant easy assembly. Tote-style handles for ease of carrying. </text:span></text:span></text:p>
      <text:list xml:id="list1179274022200020196" text:style-name="L47">
        <text:list-item>
          <text:p text:style-name="P117">Elliptical design finish in modern colours </text:p>
        </text:list-item>
        <text:list-item>
          <text:p text:style-name="P117">Extra strong construction, perfect for storing heavy files </text:p>
        </text:list-item>
        <text:list-item>
          <text:p text:style-name="P117">Instant easy assembly </text:p>
        </text:list-item>
        <text:list-item>
          <text:p text:style-name="P117">Tote-style handles for ease of carrying </text:p>
        </text:list-item>
        <text:list-item>
          <text:p text:style-name="P117">WxDxH: 320x400x318mm </text:p>
        </text:list-item>
        <text:list-item>
          <text:p text:style-name="P117">Two-tone Sand </text:p>
        </text:list-item>
        <text:list-item>
          <text:p text:style-name="P37">Packed 10 </text:p>
        </text:list-item>
      </text:list>
      <text:h text:style-name="P3" text:outline-level="1"><text:span text:style-name="Strong_20_Emphasis"><text:span text:style-name="T6">Leitz Click and Store (A4) Medium Storage Box (Ice Blue) 60440051</text:span></text:span></text:h>
      <text:p text:style-name="P34"><text:span text:style-name="Strong_20_Emphasis"><text:span text:style-name="T6">Hide your clutter and show off your beautiful storage solutions! Get quickly well organized with Click and Store! </text:span></text:span></text:p>
      <text:list xml:id="list4426386172588091215" text:style-name="L48">
        <text:list-item>
          <text:p text:style-name="P118">Striking and stylish storage box for A4 documents and folders, pictures and other odds and ends </text:p>
        </text:list-item>
        <text:list-item>
          <text:p text:style-name="P118">Smart collapsible construction: fast and easy to assemble without any screws and to fold it back for space-saving storage when not needed </text:p>
        </text:list-item>
        <text:list-item>
          <text:p text:style-name="P118">Contemporary design and colours to enhance your office and home space </text:p>
        </text:list-item>
        <text:list-item>
          <text:p text:style-name="P118">Gloss PP finish creates the premium look of the box and provides long lasting usage and easy dust wiping </text:p>
        </text:list-item>
        <text:list-item>
          <text:p text:style-name="P118">Label holder for easy content indexing </text:p>
        </text:list-item>
        <text:list-item>
          <text:p text:style-name="P118">Sturdy metal handles for comfortable handling </text:p>
        </text:list-item>
        <text:list-item>
          <text:p text:style-name="P38">Capacity: 9 kg/ volume 16,7 l </text:p>
        </text:list-item>
      </text:list>
      <text:h text:style-name="P3" text:outline-level="1"><text:span text:style-name="Strong_20_Emphasis"><text:span text:style-name="T6">Leitz Click and Store Archive Box (Black) for A4 Suspension Files 60460095 60460095</text:span></text:span></text:h>
      <text:p text:style-name="P34"><text:span text:style-name="Strong_20_Emphasis"><text:span text:style-name="T6">Archiving and transportation box for A4 suspension files. Collapsible for space saving storage when not in use. Sturdy metal handles for easy transportation. Label holder for indexing. Laminated surface and metal corner elements for better, long-lasting protection. Modern and contemporary design that will look great in any office. </text:span></text:span></text:p>
      <text:list xml:id="list8018593209524868062" text:style-name="L49">
        <text:list-item>
          <text:p text:style-name="P119">Contemporary design </text:p>
        </text:list-item>
        <text:list-item>
          <text:p text:style-name="P119">Simple assembly, sturdy thanks to improved box construction </text:p>
        </text:list-item>
        <text:list-item>
          <text:p text:style-name="P119"><text:soft-page-break/>Improved, space-efficient storage of suspension files </text:p>
        </text:list-item>
        <text:list-item>
          <text:p text:style-name="P119">Sturdy metal handles for easy transportation </text:p>
        </text:list-item>
        <text:list-item>
          <text:p text:style-name="P39">Label holder for easy indexing </text:p>
        </text:list-item>
      </text:list>
      <text:h text:style-name="P3" text:outline-level="1"><text:span text:style-name="Strong_20_Emphasis"><text:span text:style-name="T6">Fellowes Bankers Box System Roll Store Stand for Rolled Documents Grey (Single) 01832</text:span></text:span></text:h>
      <text:p text:style-name="P34"><text:span text:style-name="Strong_20_Emphasis"><text:span text:style-name="T13">Corrugated fibreboard construction with steel reinforcement Keeps up to 20 rolled documents. Documents are kept upright for easy retrieval. Each compartment is trimmed with plastic. Features a hand hole in the back for portability. </text:span></text:span></text:p>
      <text:list xml:id="list1396022309108283807" text:style-name="L50">
        <text:list-item>
          <text:p text:style-name="P120"><text:span text:style-name="Strong_20_Emphasis">NOTE: Contents NOT Included. For safe and secure storage of large rolled documents </text:span></text:p>
        </text:list-item>
        <text:list-item>
          <text:p text:style-name="P120"><text:span text:style-name="Strong_20_Emphasis">20 compartments </text:span></text:p>
        </text:list-item>
        <text:list-item>
          <text:p text:style-name="P120"><text:span text:style-name="Strong_20_Emphasis">Hand holes for portability </text:span></text:p>
        </text:list-item>
        <text:list-item>
          <text:p text:style-name="P120"><text:span text:style-name="Strong_20_Emphasis">Made from FSC certified 100% recycled board </text:span></text:p>
        </text:list-item>
        <text:list-item>
          <text:p text:style-name="P120"><text:span text:style-name="Strong_20_Emphasis">100% recyclable </text:span></text:p>
        </text:list-item>
        <text:list-item>
          <text:p text:style-name="P120"><text:span text:style-name="Strong_20_Emphasis">Assembled WxDxH: 394x305x559mm </text:span></text:p>
        </text:list-item>
        <text:list-item>
          <text:p text:style-name="P120"><text:span text:style-name="Strong_20_Emphasis">Compartment WxD: 70x70mm </text:span></text:p>
        </text:list-item>
        <text:list-item>
          <text:p text:style-name="P40"><text:span text:style-name="Strong_20_Emphasis">Colour: Grey/White </text:span></text:p>
        </text:list-item>
      </text:list>
      <text:h text:style-name="P3" text:outline-level="1"><text:span text:style-name="Strong_20_Emphasis"><text:span text:style-name="T6">5 Star Office (Foolscap) Box File Lock Spring with Ring Pull and Catch 75mm Spine (Black) Pack of 5 332829</text:span></text:span></text:h>
      <text:p text:style-name="P34"><text:span text:style-name="Strong_20_Emphasis"><text:span text:style-name="T13">Box files with brightly coloured paper covering over a high quality board. Flush fitting lid with a strong press-button catch. Interior lock-spring secures loose papers. Ring pull on spine for easy retrieval. Spine label for easy identification of contents. Takes A4/foolscap. 70mm capacity. 75mm spine width. Size: Foolscap. </text:span></text:span></text:p>
      <text:list xml:id="list2951817701502363685" text:style-name="L51">
        <text:list-item>
          <text:p text:style-name="P121"><text:span text:style-name="Strong_20_Emphasis">Box files with brightly coloured paper covering over a high quality board </text:span></text:p>
        </text:list-item>
        <text:list-item>
          <text:p text:style-name="P121"><text:span text:style-name="Strong_20_Emphasis">Flush fitting lid with a strong press-button catch </text:span></text:p>
        </text:list-item>
        <text:list-item>
          <text:p text:style-name="P121"><text:span text:style-name="Strong_20_Emphasis">Interior lock-spring secures loose papers </text:span></text:p>
        </text:list-item>
        <text:list-item>
          <text:p text:style-name="P121"><text:span text:style-name="Strong_20_Emphasis">Ring pull on spine for easy retrieval </text:span></text:p>
        </text:list-item>
        <text:list-item>
          <text:p text:style-name="P121"><text:span text:style-name="Strong_20_Emphasis">Spine label for easy identification of contents </text:span></text:p>
        </text:list-item>
        <text:list-item>
          <text:p text:style-name="P121"><text:span text:style-name="Strong_20_Emphasis">Takes A4/foolscap </text:span></text:p>
        </text:list-item>
        <text:list-item>
          <text:p text:style-name="P121"><text:span text:style-name="Strong_20_Emphasis">70mm capacity </text:span></text:p>
        </text:list-item>
        <text:list-item>
          <text:p text:style-name="P121"><text:span text:style-name="Strong_20_Emphasis">75mm spine width </text:span></text:p>
        </text:list-item>
        <text:list-item>
          <text:p text:style-name="P121"><text:span text:style-name="Strong_20_Emphasis">Size: Foolscap </text:span></text:p>
        </text:list-item>
        <text:list-item>
          <text:p text:style-name="P121"><text:span text:style-name="Strong_20_Emphasis">WxDxH: 75x240x370mm </text:span></text:p>
        </text:list-item>
        <text:list-item>
          <text:p text:style-name="P121"><text:soft-page-break/><text:span text:style-name="Strong_20_Emphasis">Colour: Black </text:span></text:p>
        </text:list-item>
        <text:list-item>
          <text:p text:style-name="P41"><text:span text:style-name="Strong_20_Emphasis">Packed 5 </text:span></text:p>
        </text:list-item>
      </text:list>
      <text:h text:style-name="P3" text:outline-level="1"><text:span text:style-name="Strong_20_Emphasis"><text:span text:style-name="T6">5 Star Office Box File Lock Spring with Ring Pull and Catch 75mm Spine Foolscap Blue Pack of 5 332837</text:span></text:span></text:h>
      <text:p text:style-name="P34"><text:span text:style-name="Strong_20_Emphasis"><text:span text:style-name="T13">Box files with brightly coloured paper covering over a high quality board. Flush fitting lid with a strong press-button catch. Interior lock-spring secures loose papers. Ring pull on spine for easy retrieval. Spine label for easy identification of contents. Takes A4/foolscap. With thumb hole and locking plastic clip. 50mm capacity. 75mm spine width. Size: Foolscap. WxDxH: 75x240x370mm. Colour Blue. Packed 5. </text:span></text:span></text:p>
      <text:list xml:id="list2263620991796713244" text:style-name="L52">
        <text:list-item>
          <text:p text:style-name="P122"><text:span text:style-name="Strong_20_Emphasis">Box files with brightly coloured paper covering over a high quality board </text:span></text:p>
        </text:list-item>
        <text:list-item>
          <text:p text:style-name="P122"><text:span text:style-name="Strong_20_Emphasis">Flush fitting lid with a strong press-button catch </text:span></text:p>
        </text:list-item>
        <text:list-item>
          <text:p text:style-name="P122"><text:span text:style-name="Strong_20_Emphasis">Interior lock-spring secures loose papers </text:span></text:p>
        </text:list-item>
        <text:list-item>
          <text:p text:style-name="P122"><text:span text:style-name="Strong_20_Emphasis">Ring pull on spine for easy retrieval </text:span></text:p>
        </text:list-item>
        <text:list-item>
          <text:p text:style-name="P122"><text:span text:style-name="Strong_20_Emphasis">Spine label for easy identification of contents </text:span></text:p>
        </text:list-item>
        <text:list-item>
          <text:p text:style-name="P122"><text:span text:style-name="Strong_20_Emphasis">Takes A4/foolscap </text:span></text:p>
        </text:list-item>
        <text:list-item>
          <text:p text:style-name="P122"><text:span text:style-name="Strong_20_Emphasis">70mm capacity </text:span></text:p>
        </text:list-item>
        <text:list-item>
          <text:p text:style-name="P122"><text:span text:style-name="Strong_20_Emphasis">75mm spine width </text:span></text:p>
        </text:list-item>
        <text:list-item>
          <text:p text:style-name="P122"><text:span text:style-name="Strong_20_Emphasis">Size: Foolscap </text:span></text:p>
        </text:list-item>
        <text:list-item>
          <text:p text:style-name="P122"><text:span text:style-name="Strong_20_Emphasis">WxDxH: 75x240x370mm </text:span></text:p>
        </text:list-item>
        <text:list-item>
          <text:p text:style-name="P122"><text:span text:style-name="Strong_20_Emphasis">Colour: Blue </text:span></text:p>
        </text:list-item>
        <text:list-item>
          <text:p text:style-name="P42"><text:span text:style-name="Strong_20_Emphasis">Packed 5 </text:span></text:p>
        </text:list-item>
      </text:list>
      <text:h text:style-name="P3" text:outline-level="1"><text:span text:style-name="Strong_20_Emphasis"><text:span text:style-name="T6">5 Star Office (A4) Document Box Polypropylene 30mm Capacity 250 Sheets (Blue) Pack of 10 936821</text:span></text:span></text:h>
      <text:p text:style-name="P34"><text:span text:style-name="Strong_20_Emphasis"><text:span text:style-name="T6">A4 Document Box Translucent in blue is a strong and practical product which stores and protects your document for a long time. It is made from strong, long-lasting wipe clean polypropylene. It has strong closure which protects contents. Integral business card holder for personalization. This box can store up to 250 sheet. </text:span></text:span></text:p>
      <text:list xml:id="list1773009934942431502" text:style-name="L53">
        <text:list-item>
          <text:p text:style-name="P123">Strong, long-lasting wipe clean polypropylene </text:p>
        </text:list-item>
        <text:list-item>
          <text:p text:style-name="P123">Strong closure protects contents </text:p>
        </text:list-item>
        <text:list-item>
          <text:p text:style-name="P123">Integral business card holder for personalisation </text:p>
        </text:list-item>
        <text:list-item>
          <text:p text:style-name="P123">250 sheet capacity </text:p>
        </text:list-item>
        <text:list-item>
          <text:p text:style-name="P123"><text:soft-page-break/>Colour: Blue </text:p>
        </text:list-item>
        <text:list-item>
          <text:p text:style-name="P123">Recyclable (Plastic) </text:p>
        </text:list-item>
        <text:list-item>
          <text:p text:style-name="P43">External dimensions (WxDxH)mm: 350 x 35 x 250 </text:p>
        </text:list-item>
      </text:list>
      <text:h text:style-name="P3" text:outline-level="1"><text:span text:style-name="Strong_20_Emphasis"><text:span text:style-name="T6">Snopake A4 35mm Clear Document Box 12861</text:span></text:span></text:h>
      <text:p text:style-name="P34"><text:span text:style-name="Strong_20_Emphasis"><text:span text:style-name="T13">Strong and stylish, this Snopake DocBox is made from heavy gauge polypropylene that is welded for extra strength. A cutaway front provides easy access, with a push-lock clasp to keep contents secure. Suitable for A4 filing, the box also features a business card holder. This pack contains one clear A4 DocBox with a 35mm capacity.</text:span></text:span></text:p>
      <text:h text:style-name="P3" text:outline-level="1"><text:span text:style-name="Strong_20_Emphasis"><text:span text:style-name="T6">Q-Connect Black Foolscap Box File (Pack of 5) KF20017</text:span></text:span></text:h>
      <text:p text:style-name="P34"><text:span text:style-name="Strong_20_Emphasis"><text:span text:style-name="T6">This pack of 5 Q-Connect Box Files provides a simple way to store your documents and loose papers neatly and securely. Featuring solid softwood construction covered with black paper, these files are ideal for storing loose papers and documents on shelves and in archive boxes. With a sturdy internal spring clip to hold sheets in place and a label on the spine so you can remind yourself of the contents, this box file is a great aid for sorting and archiving.</text:span></text:span></text:p>
      <text:h text:style-name="P3" text:outline-level="1"><text:span text:style-name="Strong_20_Emphasis"><text:span text:style-name="T6">5 Star Office Standard Clipboard with PVC Cover Foolscap Black 913632</text:span></text:span></text:h>
      <text:p text:style-name="P34"><text:span text:style-name="Strong_20_Emphasis"><text:span text:style-name="T6">PVC cover for durability. Pen holder. Foolscap. Black. </text:span></text:span></text:p>
      <text:list xml:id="list3396361421403663948" text:style-name="L54">
        <text:list-item>
          <text:p text:style-name="P124">PVC cover for durability </text:p>
        </text:list-item>
        <text:list-item>
          <text:p text:style-name="P124">Pen holder </text:p>
        </text:list-item>
        <text:list-item>
          <text:p text:style-name="P124">Paper Size: Foolscap </text:p>
        </text:list-item>
        <text:list-item>
          <text:p text:style-name="P44">Colour: Black </text:p>
        </text:list-item>
      </text:list>
      <text:h text:style-name="P3" text:outline-level="1"><text:span text:style-name="Strong_20_Emphasis"><text:span text:style-name="T6">Standard Clipboard (Foolscap) with Pen Holder (Black) VSTCB0B3</text:span></text:span></text:h>
      <text:p text:style-name="P34"><text:span text:style-name="Strong_20_Emphasis"><text:span text:style-name="T6">Standard Clipboard (Foolscap) with Pen Holder (Black) </text:span></text:span></text:p>
      <text:list xml:id="list2643415728810959909" text:style-name="L55">
        <text:list-item>
          <text:p text:style-name="P125">Strong pad clip </text:p>
        </text:list-item>
        <text:list-item>
          <text:p text:style-name="P125">Pen holder </text:p>
        </text:list-item>
        <text:list-item>
          <text:p text:style-name="P45">Size: Foolscap </text:p>
        </text:list-item>
      </text:list>
      <text:h text:style-name="P3" text:outline-level="1"><text:soft-page-break/><text:span text:style-name="Strong_20_Emphasis"><text:span text:style-name="T6">Rapesco Executive Clipboard Foolscap Black CD1L00B2</text:span></text:span></text:h>
      <text:p text:style-name="P34"><text:span text:style-name="Strong_20_Emphasis"><text:span text:style-name="T6">This Rapesco Executive foldover clipboard features a stylish grained outer cover and a smooth PVC inner cover for writing on the go. The strong, high capacity clip and anti-glare transparent pocket keep both A4 and foolscap documents secure. This pack contains 1 black clipboard.</text:span></text:span></text:p>
      <text:h text:style-name="P3" text:outline-level="1"><text:span text:style-name="Strong_20_Emphasis"><text:span text:style-name="T6">Rapesco Frosted Transparent Clipboard Single SHP PCBAS</text:span></text:span></text:h>
      <text:p text:style-name="P34"><text:span text:style-name="Strong_20_Emphasis"><text:span text:style-name="T6">These handy and yet wonderfully subtle clipboards have been formulated by the team at Rapesco in order to offer up a sturdy a base for work on the go. Plastic clipboards, designed from the very best shatterproof polypropylene boast a semi-translucent finish, regardless of colour scheme and yet are as tough and hard wearing as they are attractive. Comes complete with pen storage area and hook hole.</text:span></text:span></text:p>
      <text:h text:style-name="P3" text:outline-level="1"><text:span text:style-name="Strong_20_Emphasis"><text:span text:style-name="T6">Avery L7170-25 (134 x 11mm) Filing Labels White (Pack of 600 Labels) for Elasticated Folders L7170-25</text:span></text:span></text:h>
      <text:p text:style-name="P34"><text:span text:style-name="Strong_20_Emphasis"><text:span text:style-name="T6">Save time with well labelled files </text:span></text:span></text:p>
      <text:list xml:id="list1603589273158878765" text:style-name="L57">
        <text:list-item>
          <text:p text:style-name="P126">Find items faster with clearly and professionally labelled files </text:p>
        </text:list-item>
      </text:list>
      <text:list xml:id="list8380852200962528519" text:style-name="L58">
        <text:list-item>
          <text:p text:style-name="P127">Keep files smart and up to date even when the content changes; the labels are completely opaque and conceal old text perfectly </text:p>
        </text:list-item>
      </text:list>
      <text:list xml:id="list6426787893961503317" text:style-name="L59">
        <text:list-item>
          <text:p text:style-name="P128">Sized to fit the spine of lever arch files, ring binders and box files </text:p>
        </text:list-item>
      </text:list>
      <text:list xml:id="list2546293307778464303" text:style-name="L60">
        <text:list-item>
          <text:p text:style-name="P129">For best printing results from your colour laser printer </text:p>
        </text:list-item>
      </text:list>
      <text:list xml:id="list8685579327193074264" text:style-name="L61">
        <text:list-item>
          <text:p text:style-name="P130">Easy and quick to use with FREE Avery Wizard software for Microsoft Office </text:p>
        </text:list-item>
      </text:list>
      <text:list xml:id="list5930117331494423065" text:style-name="L62">
        <text:list-item>
          <text:p text:style-name="P131">134x11 L7170-25 </text:p>
        </text:list-item>
      </text:list>
      <text:list xml:id="list7500020298728836797" text:style-name="L63">
        <text:list-item>
          <text:p text:style-name="P46">24 per sheet</text:p>
        </text:list-item>
      </text:list>
      <text:p text:style-name="P47"><text:span text:style-name="Strong_20_Emphasis"><text:span text:style-name="T7">PAPER PRODUCTS</text:span></text:span></text:p>
      <text:h text:style-name="P4" text:outline-level="1"><text:soft-page-break/><text:span text:style-name="Strong_20_Emphasis"><text:span text:style-name="T7">Q-Connect Premium A4 White 90gsm Inkjet Paper Pack of 500) KF01090</text:span></text:span></text:h>
      <text:p text:style-name="P48"><text:span text:style-name="Strong_20_Emphasis"><text:span text:style-name="T11">Buy Q-Connect Premium White A4 Quick-Jet Paper and you save on cost but not on quality. Bright white, highly opaque with excellent ink retention, this paper is ideal for everyday printing and copying. Its ultra-smooth 90gsm finish shows up excellent contrast against ink or toner with almost no bleed through. Q-Connect provides the perfect combination of value and excellence for crisp, clean printouts on paper that doesn't cost the Earth.</text:span></text:span></text:p>
      <text:h text:style-name="P5" text:outline-level="1"><text:span text:style-name="Strong_20_Emphasis"><text:span text:style-name="T11">Xerox Colotech+ A4 Paper 90gsm White Ream 003R98837 (Pack of 500)</text:span></text:span></text:h>
      <text:p text:style-name="P48"><text:span text:style-name="Strong_20_Emphasis"><text:span text:style-name="T11">Xerox Colotech Plus guarantees the optimum performance from your printer in terms of quality, quantity and runnability. Designed for high volume throughput, the super smooth finish shows up greater richness and depth of colour. This means you can save on ink by working on a lower print setting. Impressive whiteness, 90gsm thickness and high opacity give the look and feel of quality. The paper is perfect for double-sided printing and its smoothness helps cut down on printer jams.</text:span></text:span></text:p>
      <text:h text:style-name="P5" text:outline-level="1"><text:span text:style-name="Strong_20_Emphasis"><text:span text:style-name="T11">Hewlett Packard HP A4 White 120gsm Colour Laser Paper Pack of 250) HCL0322</text:span></text:span></text:h>
      <text:p text:style-name="P48"><text:span text:style-name="Strong_20_Emphasis"><text:span text:style-name="T11">If you want paper that will provide you with clean and sharply defined laser print-outs, then the HP White A4 120gsm Colour Laser Paper is the very best product. HP is an expert in all areas of printing and it is this breadth of knowledge that allows them to get the very best from this paper. Designed with a smooth and sleek surface that is perfect for use with laser printers, this is the perfect product for ensuring that your colour prints are sharp and well defined. </text:span></text:span></text:p>
      <text:h text:style-name="P5" text:outline-level="1"><text:span text:style-name="Strong_20_Emphasis"><text:span text:style-name="T11">Whitebox White A4 Copier Paper Pack of 2500) WX01087</text:span></text:span></text:h>
      <text:p text:style-name="P48"><text:span text:style-name="Strong_20_Emphasis"><text:span text:style-name="T11">Whitebox A4 White Copier Paper provides you with high value and high quality. Each page of medium-weight 75gsm paper provides a solid surface for ink and toner, making it ideal for use with laser and inkjet printers. The pure and white surface provides an unbeatable backdrop for letters, business reports and emails.</text:span></text:span></text:p>
      <text:h text:style-name="P5" text:outline-level="1"><text:soft-page-break/><text:span text:style-name="Strong_20_Emphasis"><text:span text:style-name="T11">5 Star Office (A4) Copier Paper Multifunctional 80g/m2 Ream-Wrapped (White) 5 x 500 Sheets 297293</text:span></text:span></text:h>
      <text:p text:style-name="P48"><text:span text:style-name="Strong_20_Emphasis"><text:span text:style-name="T11">A high quality multi-purpose paper that is ideal for more prestigious or important documents. Bright white, smooth finish produces excellent results across a wide range of machines including mono and colour laser printers. Manufactured using FSC pulp from mixed sources. 80g/m. A4. Packed: 5 x 500 sheets, ream-wrapped. </text:span></text:span></text:p>
      <text:list xml:id="list1330322584135561323" text:style-name="L65">
        <text:list-item>
          <text:p text:style-name="P132">A high quality multi-purpose paper that is ideal for more prestigious or important documents </text:p>
        </text:list-item>
        <text:list-item>
          <text:p text:style-name="P132">Bright white, smooth finish produces excellent results across a wide range of machines including mono and colour laser printers </text:p>
        </text:list-item>
        <text:list-item>
          <text:p text:style-name="P132">Manufactured using FSC pulp from mixed sources </text:p>
        </text:list-item>
        <text:list-item>
          <text:p text:style-name="P132">80gsm </text:p>
        </text:list-item>
        <text:list-item>
          <text:p text:style-name="P132">Paper Size: A4 </text:p>
        </text:list-item>
        <text:list-item>
          <text:p text:style-name="P132">Whiteness (CIE): 157 </text:p>
        </text:list-item>
        <text:list-item>
          <text:p text:style-name="P49">Packed: 5 x 500 sheets, ream-wrapped </text:p>
        </text:list-item>
      </text:list>
      <text:h text:style-name="P5" text:outline-level="1"><text:span text:style-name="Strong_20_Emphasis"><text:span text:style-name="T11">5 Star Elite (A4) Copier Paper Smooth 80g/m2 Ream-Wrapped (High White) 5 x 500 Sheets 340395</text:span></text:span></text:h>
      <text:p text:style-name="P48"><text:span text:style-name="Strong_20_Emphasis"><text:span text:style-name="T11">Premium office paper in a smooth, high white finish that is ideally suited for important documents and presentations. Designed to produce excellent results with most office printers including colour laser, colour copiers, mono laser and copiers, inkjet and plain paper fax machines. Ream wrapped. Paper manufactured using FSC mixed source pulp. 80g/m. A4. Packed: 5 x 500 sheets. </text:span></text:span></text:p>
      <text:list xml:id="list4927550651207851525" text:style-name="L66">
        <text:list-item>
          <text:p text:style-name="P133">Premium office paper in a smooth, high white finish that is ideally suited for important documents and presentations </text:p>
        </text:list-item>
        <text:list-item>
          <text:p text:style-name="P133">Designed to produce excellent results with most office printers including colour laser, colour copiers, mono laser and copiers, inkjet and plain paper fax machines </text:p>
        </text:list-item>
        <text:list-item>
          <text:p text:style-name="P133">Ream wrapped </text:p>
        </text:list-item>
        <text:list-item>
          <text:p text:style-name="P133">Paper manufactured using FSC mixed source pulp </text:p>
        </text:list-item>
        <text:list-item>
          <text:p text:style-name="P133">80gsm </text:p>
        </text:list-item>
        <text:list-item>
          <text:p text:style-name="P133">Paper Size: A4 </text:p>
        </text:list-item>
        <text:list-item>
          <text:p text:style-name="P133">Whiteness (CIE): 165 </text:p>
        </text:list-item>
        <text:list-item>
          <text:p text:style-name="P50">Packed: 5 x 500 sheets </text:p>
        </text:list-item>
      </text:list>
      <text:h text:style-name="P5" text:outline-level="1"><text:soft-page-break/><text:span text:style-name="Strong_20_Emphasis"><text:span text:style-name="T11">Hewlett Packard HP (A4) Multifunction Printing Paper (500 Sheets) 80gsm (White) HPT0317</text:span></text:span></text:h>
      <text:p text:style-name="P48"><text:span text:style-name="Strong_20_Emphasis"><text:span text:style-name="T14">Brighter and whiter than ordinary office papers. PEFC certified - a scheme for auditing forestry operations, taking into account the effects on the environment. ColorLok technology for improved inkjet printing results, bolder blacks, brighter colours and quicker ink drying time. Ideal for memos, meeting notes, handouts and data sheets. 80g/m. Size: A4. Packed 500 Sheets (Ream-Wrapped). </text:span></text:span></text:p>
      <text:list xml:id="list1159809697495589508" text:style-name="L67">
        <text:list-item>
          <text:p text:style-name="P134"><text:span text:style-name="Strong_20_Emphasis">Brighter and whiter than ordinary office papers </text:span></text:p>
        </text:list-item>
        <text:list-item>
          <text:p text:style-name="P134"><text:span text:style-name="Strong_20_Emphasis">PEFC Certified - a scheme for auditing forestry operations, taking into account the effects on the environment </text:span></text:p>
        </text:list-item>
        <text:list-item>
          <text:p text:style-name="P134"><text:span text:style-name="Strong_20_Emphasis">ColorLok technology for improved inkjet printing results, bolder blacks, brighter colours and quicker ink drying time </text:span></text:p>
        </text:list-item>
        <text:list-item>
          <text:p text:style-name="P134"><text:span text:style-name="Strong_20_Emphasis">Ideal for memos, meeting notes, handouts and data sheets </text:span></text:p>
        </text:list-item>
        <text:list-item>
          <text:p text:style-name="P134"><text:span text:style-name="Strong_20_Emphasis">80g/m2 </text:span></text:p>
        </text:list-item>
        <text:list-item>
          <text:p text:style-name="P134"><text:span text:style-name="Strong_20_Emphasis">Size: A4 </text:span></text:p>
        </text:list-item>
        <text:list-item>
          <text:p text:style-name="P134"><text:span text:style-name="Strong_20_Emphasis">Whiteness (CIE): 161 </text:span></text:p>
        </text:list-item>
        <text:list-item>
          <text:p text:style-name="P51"><text:span text:style-name="Strong_20_Emphasis">Packed 500 sheets (Ream-Wrapped) </text:span></text:p>
        </text:list-item>
      </text:list>
      <text:p text:style-name="P52"><text:span text:style-name="Strong_20_Emphasis"><text:span text:style-name="T8">DESKTOP STATIONERY</text:span></text:span></text:p>
      <text:h text:style-name="P6" text:outline-level="1"><text:span text:style-name="Strong_20_Emphasis"><text:span text:style-name="T12">Pritt Stick Medium 22g Glue Stick (Pack of 6) 1456071</text:span></text:span></text:h>
      <text:p text:style-name="P52"><text:span text:style-name="Strong_20_Emphasis"><text:span text:style-name="T12">This excellent quality glue stick has a high initial tack for bonding paper, cardboards and photos. The glue mass is made from 90% renewable ingredients and provides smooth application, and ease of use. This Pritt Stick is also very long lasting, as the airtight cartridge prevents drying out. The glue is also solvent free and washable at 30oC. This pack contains 6 medium 22g glue sticks.</text:span></text:span></text:p>
      <text:h text:style-name="P6" text:outline-level="1"><text:span text:style-name="Strong_20_Emphasis"><text:span text:style-name="T12">5 Star Office Paperclips Metal Large 33mm Plain Pack of 100 505337</text:span></text:span></text:h>
      <text:p text:style-name="P52"><text:span text:style-name="Strong_20_Emphasis"><text:span text:style-name="T12">Polished steel paperclips. Large plain clips. Length: 33mm. Packed 100. </text:span></text:span></text:p>
      <text:list xml:id="list6757475481440811052" text:style-name="L68">
        <text:list-item>
          <text:p text:style-name="P135">Polished steel paperclips </text:p>
        </text:list-item>
        <text:list-item>
          <text:p text:style-name="P135">Large plain clips </text:p>
        </text:list-item>
        <text:list-item>
          <text:p text:style-name="P135">Length: 33mm </text:p>
        </text:list-item>
        <text:list-item>
          <text:p text:style-name="P53">Packed 100 </text:p>
        </text:list-item>
      </text:list>
      <text:h text:style-name="Heading_20_1" text:outline-level="1"><text:soft-page-break/>5 Star Office Foldback Clips 19mm (Black) Pack of 12 296859</text:h>
      <text:p text:style-name="Text_20_body"><text:span text:style-name="Strong_20_Emphasis">High quality all metal design with fold back action</text:span></text:p>
      <text:h text:style-name="Heading_20_1" text:outline-level="1"><text:span text:style-name="Strong_20_Emphasis">5 Star Office Foldback Clips 19mm Assorted Pack of 12 925176</text:span></text:h>
      <text:p text:style-name="Text_20_body"><text:span text:style-name="Strong_20_Emphasis"><text:span text:style-name="T16">High quality all metal design with fold back action.</text:span></text:span></text:p>
      <text:h text:style-name="Heading_20_1" text:outline-level="1"><text:span text:style-name="Strong_20_Emphasis"><text:span text:style-name="T16">Paper Binders (38mm) Tinned Steel with Washers (1 x Pack of 200) 36331</text:span></text:span></text:h>
      <text:p text:style-name="Text_20_body"><text:span text:style-name="Strong_20_Emphasis"><text:span text:style-name="T16">Paper Binders (38mm) Tinned Steel with Washers (1 x Pack of 200) </text:span></text:span></text:p>
      <text:list xml:id="list6681393024893333141" text:style-name="L69">
        <text:list-item>
          <text:p text:style-name="P136"><text:span text:style-name="Strong_20_Emphasis">Tinned steel paper binders with washers </text:span></text:p>
        </text:list-item>
        <text:list-item>
          <text:p text:style-name="P54"><text:span text:style-name="Strong_20_Emphasis">Quantity 200 </text:span></text:p>
        </text:list-item>
      </text:list>
      <text:p text:style-name="Text_20_body"><text:span text:style-name="Strong_20_Emphasis"><text:span text:style-name="T16">£5.56</text:span></text:span></text:p>
      <text:h text:style-name="Heading_20_1" text:outline-level="1"><text:span text:style-name="Strong_20_Emphasis"><text:span text:style-name="T16">5 Star Office Giant Paperclips Plain Length 51mm Pack of 10x100 925854</text:span></text:span></text:h>
      <text:p text:style-name="Text_20_body"><text:span text:style-name="Strong_20_Emphasis"><text:span text:style-name="T16">5 Star Large Plain Paper Clips. Length: 51mm. Packed 10x100. </text:span></text:span></text:p>
      <text:list xml:id="list3742866070187810199" text:style-name="L70">
        <text:list-item>
          <text:p text:style-name="P137"><text:span text:style-name="Strong_20_Emphasis">5 Star Large Plain Paper Clips </text:span></text:p>
        </text:list-item>
        <text:list-item>
          <text:p text:style-name="P137"><text:span text:style-name="Strong_20_Emphasis">Length: 51mm </text:span></text:p>
        </text:list-item>
        <text:list-item>
          <text:p text:style-name="P55"><text:span text:style-name="Strong_20_Emphasis">Packed 10x100 </text:span></text:p>
        </text:list-item>
      </text:list>
      <text:h text:style-name="Heading_20_1" text:outline-level="1"><text:span text:style-name="Strong_20_Emphasis"><text:span text:style-name="T16">5 Star Office Desk Tidy with 6 Compartment Tubes Black 29586</text:span></text:span></text:h>
      <text:p text:style-name="Text_20_body"><text:span text:style-name="Strong_20_Emphasis"><text:span text:style-name="T16">Desk tidy. Suitable for pens and other small items. Six compartments. Colour Black. </text:span></text:span></text:p>
      <text:list xml:id="list9199508214883244567" text:style-name="L71">
        <text:list-item>
          <text:p text:style-name="P138">Desk tidy </text:p>
        </text:list-item>
        <text:list-item>
          <text:p text:style-name="P138">Suitable for pens and other small items </text:p>
        </text:list-item>
        <text:list-item>
          <text:p text:style-name="P138">Six compartments </text:p>
        </text:list-item>
        <text:list-item>
          <text:p text:style-name="P56">Colour: Black </text:p>
        </text:list-item>
      </text:list>
      <text:h text:style-name="Heading_20_1" text:outline-level="1"><text:span text:style-name="Strong_20_Emphasis"><text:span text:style-name="T16">Q-Connect Mesh Pen Pot Silver KF00846</text:span></text:span></text:h>
      <text:p text:style-name="Text_20_body"><text:span text:style-name="Strong_20_Emphasis"><text:span text:style-name="T16">Keep your desktop or workspace organised and tidy with this Q-Connect Mesh Pen Pot. Store pens, pecils, highlighters, rulers and more in easy reach for quick access. The silver pen pot has a durable mesh construction and measures W86 x D86 x H105mm.</text:span></text:span></text:p>
      <text:h text:style-name="Heading_20_1" text:outline-level="1"><text:span text:style-name="Strong_20_Emphasis"><text:span text:style-name="T16">Q-Connect Mesh Letter Sorter Black KF00876</text:span></text:span></text:h>
      <text:p text:style-name="Text_20_body"><text:span text:style-name="Strong_20_Emphasis"><text:span text:style-name="T16">Organise your communication with this Q-Connect Mesh Letter Sorter. Ideal for sorting letters, envelopes, compliment slips and more, the sorter is great for desktops, reception areas and retail. With a stylish and practical </text:span></text:span><text:soft-page-break/><text:span text:style-name="Strong_20_Emphasis"><text:span text:style-name="T16">design, this product fits in seamlessly with every office. The sorter has 3 sections and features a durable mesh construction. This black sorter measures W175xD85xH140mm.</text:span></text:span></text:p>
      <text:h text:style-name="Heading_20_1" text:outline-level="1"><text:span text:style-name="Strong_20_Emphasis"><text:span text:style-name="T17">5 Star Office Push Pins Assorted Opaque Pack of 20 925036</text:span></text:span></text:h>
      <text:p text:style-name="Text_20_body"><text:span text:style-name="Strong_20_Emphasis"><text:span text:style-name="T16">20 pins in assorted opaque colours. Total length including pin 24mm. Qty 20. </text:span></text:span></text:p>
      <text:list xml:id="list2252913507932931712" text:style-name="L72">
        <text:list-item>
          <text:p text:style-name="P139">20 pins in assorted opaque colours </text:p>
        </text:list-item>
        <text:list-item>
          <text:p text:style-name="P139">Total length including pin 24mm </text:p>
        </text:list-item>
        <text:list-item>
          <text:p text:style-name="P57">Qty 20 </text:p>
        </text:list-item>
      </text:list>
      <text:h text:style-name="P7" text:outline-level="1">Rapid R5025E Electronic Stapler R5025E</text:h>
      <text:p text:style-name="P58">Electronic stapler with cassette loading (1500 staples), flat stapling, staple up to 25 sheets (80gsm), mains operated, LED staple guiding system </text:p>
      <text:list xml:id="list983342365932543476" text:style-name="L73">
        <text:list-item>
          <text:p text:style-name="P60">Safety feature prevents stapler operation when safety visor is removed </text:p>
        </text:list-item>
      </text:list>
      <text:h text:style-name="P7" text:outline-level="1">Loctite Super Glue Perfect Pen 3g 2057737</text:h>
      <text:p text:style-name="P58">This Loctite Perfect Pen contains super glue in a handy applicator for simple clean and precise use. The universal instant adhesive is suitable for use on a variety of materials, including wood, leather, china, rubber, metal and most plastics. Each pen contains 3g of super glue. This pack contains 1 pen.</text:p>
      <text:h text:style-name="P7" text:outline-level="1">Q-Connect Glue Stick 20g KF10505Q</text:h>
      <text:p text:style-name="P58">These solid glue sticks contain solvent-free, low odour glue ideal for eveyday use at home, work or in the classroom. Ideal for schoolwork and crafting, the glue will adhere cleanly to paper, card, photos and more. This bulk pack contains 12 x 20g glue sticks</text:p>
      <text:h text:style-name="P7" text:outline-level="1">5 Star Office Stapler Heavy Duty Office Lever Arm All-Steel Capacity 100 Sheets (Black) 918664</text:h>
      <text:p text:style-name="P58"><text:span text:style-name="Strong_20_Emphasis">All-steel frame with powerful lever arm for easy stapling. Rubber feet for stable stapling. Staples up to 100 sheets of paper. Takes staples 23/8, 23/10, 23/12. </text:span></text:p>
      <text:list xml:id="list5513996570692150198" text:style-name="L74">
        <text:list-item>
          <text:p text:style-name="P140"><text:span text:style-name="Strong_20_Emphasis">All-steel frame with powerful lever arm for easy stapling </text:span></text:p>
        </text:list-item>
        <text:list-item>
          <text:p text:style-name="P140"><text:span text:style-name="Strong_20_Emphasis">Rubber feet for stable stapling </text:span></text:p>
        </text:list-item>
        <text:list-item>
          <text:p text:style-name="P140"><text:span text:style-name="Strong_20_Emphasis">Staples up to 100 sheets of paper </text:span></text:p>
        </text:list-item>
        <text:list-item>
          <text:p text:style-name="P140"><text:span text:style-name="Strong_20_Emphasis">Takes staples 23/8, 23/10, 23/12 </text:span></text:p>
        </text:list-item>
        <text:list-item>
          <text:p text:style-name="P61"><text:soft-page-break/><text:span text:style-name="Strong_20_Emphasis">Easy front loading </text:span></text:p>
        </text:list-item>
      </text:list>
      <text:h text:style-name="P7" text:outline-level="1">Rexel Goliath Heavy Duty Stapler (Silver/Black) 02041</text:h>
      <text:p text:style-name="P58">he Goliath Heavy Duty Stapler has a powerful handle to cope with weighty documents up to 100 sheets. The metal chassis and adjustable gauge ensure accuracy every time. With an adjustable throat paper depth of up to 70mm, it uses the Rexel No. 66 staple range and handles up to 40 sheets with 66/8, 30 to 70 sheets with 66/11 and 50 to 100 sheets with 66/14 staples. </text:p>
      <text:list xml:id="list2982558088578089331" text:style-name="L76">
        <text:list-item>
          <text:p text:style-name="P141">Economical Heavy-duty stapler </text:p>
        </text:list-item>
      </text:list>
      <text:list xml:id="list3693145508750735784" text:style-name="L77">
        <text:list-item>
          <text:p text:style-name="P142">All metal chassis with contoured plastic handle cover </text:p>
        </text:list-item>
      </text:list>
      <text:list xml:id="list2764340542007145003" text:style-name="L78">
        <text:list-item>
          <text:p text:style-name="P143">Takes Rexel No.66 staples (66/8/11/14) </text:p>
        </text:list-item>
      </text:list>
      <text:list xml:id="list210717650228005802" text:style-name="L79">
        <text:list-item>
          <text:p text:style-name="P144">Maximum Sheet capacity: 100 sheets </text:p>
        </text:list-item>
      </text:list>
      <text:list xml:id="list6829234126444800673" text:style-name="L80">
        <text:list-item>
          <text:p text:style-name="P145">5 Year Guarantee </text:p>
        </text:list-item>
      </text:list>
      <text:list xml:id="list6721245690897922054" text:style-name="L81">
        <text:list-item>
          <text:p text:style-name="P146">Adjustable throat depth up to 70mm </text:p>
        </text:list-item>
      </text:list>
      <text:list xml:id="list5203935486157897022" text:style-name="L82">
        <text:list-item>
          <text:p text:style-name="P62">Staples only</text:p>
        </text:list-item>
      </text:list>
      <text:h text:style-name="Heading_20_1" text:outline-level="1">Leitz 25/10 Steel Staples (Pack of 1000) for Leitz Heavy Duty Flat Clinch 5552 Stapler 55740000L</text:h>
      <text:p text:style-name="P63">25/10 strong steel staples. Use with Leitz Heavy-duty 5552 stapler for optimum performance. </text:p>
      <text:list xml:id="list1394151576612962184" text:style-name="L83">
        <text:list-item>
          <text:p text:style-name="P147">For stapling up to 60 sheets (80 gsm) </text:p>
        </text:list-item>
        <text:list-item>
          <text:p text:style-name="P147">Each box contains 1,000 staples </text:p>
        </text:list-item>
        <text:list-item>
          <text:p text:style-name="P147">Premium quality, recommended for use with all stapler brands </text:p>
        </text:list-item>
        <text:list-item>
          <text:p text:style-name="P147">Up to 10 year guarantee on Leitz staplers when used with Leitz staples </text:p>
        </text:list-item>
        <text:list-item>
          <text:p text:style-name="P64">10 mm leg length </text:p>
        </text:list-item>
      </text:list>
      <text:h text:style-name="P9" text:outline-level="1">5 Star Office Highlighters Chisel Tip 1-5mm Line (Yellow) Pack of 12 296247</text:h>
      <text:p text:style-name="P63">Chisel tip with pocket clip on cap Water-based ink Line width: 1-4mm Yellow Packed 12 Pack Weight: 0.275 kg Pack Dimensions: 116x160x43 mm </text:p>
      <text:list xml:id="list9039684122360920999" text:style-name="L84">
        <text:list-item>
          <text:p text:style-name="P148">Chisel tip with pocket clip on cap </text:p>
        </text:list-item>
        <text:list-item>
          <text:p text:style-name="P148">Water-based ink </text:p>
        </text:list-item>
        <text:list-item>
          <text:p text:style-name="P148">Line width: 1-5mm </text:p>
        </text:list-item>
        <text:list-item>
          <text:p text:style-name="P148">Colour: Yellow </text:p>
        </text:list-item>
        <text:list-item>
          <text:p text:style-name="P65"><text:soft-page-break/>Packed 12 </text:p>
        </text:list-item>
      </text:list>
      <text:h text:style-name="P9" text:outline-level="1">Q-Connect Assorted Highlighter Pens (Pack of 6) KF01909</text:h>
      <text:p text:style-name="P63">Mark important sections of documents with these vibrant Q-Connect Highlighters. The chisel tip allows for controlled and precise highlighting and underlining, and the ink is bright and fade-resistant for long lasting results. Ideal for revision and general office and home use, this assorted pack contains 6 highlighter pens in fluorescent yellow, pink, orange, green, blue and red.</text:p>
      <text:h text:style-name="P9" text:outline-level="1">Q-Connect Blue Highlighter Pen (Pack of 10) KF01114</text:h>
      <text:p text:style-name="P63">Mark important sections of documents with these vibrant Q-Connect Highlighters. The chisel tip allows for controlled and precise highlighting and underlining, and the ink is bright and fade-resistant for long lasting results. Ideal for revision and general office and home use, this pack contains 10 highlighter pens in fluorescent blue.</text:p>
      <text:h text:style-name="P9" text:outline-level="1">5 Star Office Punch 2-Hole Metal with Plastic Base Capacity 30x 80gsm Black 918826</text:h>
      <text:p text:style-name="P63">Standard office hole punch. Non-slip plastic base. Adjustable paper guide. 5 year guarantee. Capacity: 30 sheets of 80g/m paper. </text:p>
      <text:list xml:id="list1556650088324590846" text:style-name="L85">
        <text:list-item>
          <text:p text:style-name="P149">Standard office hole punch </text:p>
        </text:list-item>
        <text:list-item>
          <text:p text:style-name="P149">Non-slip plastic base </text:p>
        </text:list-item>
        <text:list-item>
          <text:p text:style-name="P149">Adjustable paper guide </text:p>
        </text:list-item>
        <text:list-item>
          <text:p text:style-name="P149">5 year guarantee </text:p>
        </text:list-item>
        <text:list-item>
          <text:p text:style-name="P66">Capacity: 30 sheets of 80gsm paper </text:p>
        </text:list-item>
      </text:list>
      <text:h text:style-name="P9" text:outline-level="1">5 Star Office 2-Hole (65 x 80g/m2) Heavy Duty Metal Hole Punch (Black/Grey) with Plastic Base 918583</text:h>
      <text:p text:style-name="P63">Standard office hole punch. Non-slip plastic base. Adjustable paper guide. 5 year guarantee. Capacity: 65 sheets of 80g/m paper. Black handle. </text:p>
      <text:list xml:id="list3843089644442807273" text:style-name="L86">
        <text:list-item>
          <text:p text:style-name="P150">Standard office hole punch </text:p>
        </text:list-item>
        <text:list-item>
          <text:p text:style-name="P150"><text:soft-page-break/>Non-slip plastic base </text:p>
        </text:list-item>
        <text:list-item>
          <text:p text:style-name="P150">Adjustable paper guide </text:p>
        </text:list-item>
        <text:list-item>
          <text:p text:style-name="P150">5 year guarantee </text:p>
        </text:list-item>
        <text:list-item>
          <text:p text:style-name="P150">Capacity: 65 sheets of 80gsm paper </text:p>
        </text:list-item>
        <text:list-item>
          <text:p text:style-name="P67">Black handle </text:p>
        </text:list-item>
      </text:list>
      <text:h text:style-name="P9" text:outline-level="1">Rexel Ecodesk 2 Hole Punch (Black) 2102616</text:h>
      <text:p text:style-name="P63"><text:span text:style-name="Strong_20_Emphasis">The lightweight yet sturdy Ecodesk Punch, with 50% recycled content in the handle, is perfect for everyday home or office use. Easy to empty and with an adjustable guide for regular paper sizes, Ecodesk can handle up to 20 sheets at once. </text:span></text:p>
      <text:list xml:id="list3501944394087822297" text:style-name="L87">
        <text:list-item>
          <text:p text:style-name="P151"><text:span text:style-name="Strong_20_Emphasis">Environmentally friendly, lightweight, sturdy punch </text:span></text:p>
        </text:list-item>
        <text:list-item>
          <text:p text:style-name="P151"><text:span text:style-name="Strong_20_Emphasis">Durable 50% recycled plastic top cover </text:span></text:p>
        </text:list-item>
        <text:list-item>
          <text:p text:style-name="P151"><text:span text:style-name="Strong_20_Emphasis">Paper size guide for accuracy </text:span></text:p>
        </text:list-item>
        <text:list-item>
          <text:p text:style-name="P151"><text:span text:style-name="Strong_20_Emphasis">Capacity: 20 sheets of 80gsm paper </text:span></text:p>
        </text:list-item>
        <text:list-item>
          <text:p text:style-name="P151"><text:span text:style-name="Strong_20_Emphasis">2 year guarantee </text:span></text:p>
        </text:list-item>
        <text:list-item>
          <text:p text:style-name="P151"><text:span text:style-name="Strong_20_Emphasis">80mm punch centres </text:span></text:p>
        </text:list-item>
        <text:list-item>
          <text:p text:style-name="P68"><text:span text:style-name="Strong_20_Emphasis">Black </text:span></text:p>
        </text:list-item>
      </text:list>
      <text:h text:style-name="P9" text:outline-level="1">5 Star Facilities Round Magnifier 2x Main Magnification 4x Window Magnification Diam.76mm 061845</text:h>
      <text:p text:style-name="P63">Magnifying Glass (76mm Diameter) 2x Main Magnification 4x Window Magnification </text:p>
      <text:list xml:id="list570320232136062298" text:style-name="L88">
        <text:list-item>
          <text:p text:style-name="P152">Magnifying glass with one-piece moulded frame and optical quality acrylic lens </text:p>
        </text:list-item>
        <text:list-item>
          <text:p text:style-name="P152">Gives 2x (4x through window) magnification </text:p>
        </text:list-item>
        <text:list-item>
          <text:p text:style-name="P69">Diameter: 76mm </text:p>
        </text:list-item>
      </text:list>
      <text:h text:style-name="P9" text:outline-level="1">5 Star Office (76x76mm) Re-Move Notes Cube (Neon Rainbow) Pad of 400 Sheets 397980</text:h>
      <text:p text:style-name="P63">Self-adhesive, repositionable notes in a block. Neon Rainbow cube contains 400 sheets - 100 sheets of yellow, pink, green and orange. Size: 76x76mm (3 inch x 3 inch). </text:p>
      <text:list xml:id="list4570668723580224967" text:style-name="L89">
        <text:list-item>
          <text:p text:style-name="P153">Self-adhesive, repositionable notes in a block </text:p>
        </text:list-item>
        <text:list-item>
          <text:p text:style-name="P153">70gsm </text:p>
        </text:list-item>
        <text:list-item>
          <text:p text:style-name="P70">400 sheets per cube </text:p>
        </text:list-item>
      </text:list>
      <text:h text:style-name="P9" text:outline-level="1"><text:soft-page-break/>5 Star Office Re-Move Notes Repositionable Neon Pad of 100 Sheets 76x76mm Assorted Pack of 12 912971</text:h>
      <text:p text:style-name="P63"><text:span text:style-name="Strong_20_Emphasis">Self-adhesive, repositionable notes that will stick to virtually any surface. Assorted packs contain three pads of yellow, pink, green and orange in bright neon shades. 100 sheets per pad. Packed 12. </text:span></text:p>
      <text:list xml:id="list2438520703492834927" text:style-name="L90">
        <text:list-item>
          <text:p text:style-name="P154"><text:span text:style-name="Strong_20_Emphasis">Self-adhesive, repositionable notes that will stick to virtually any surface </text:span></text:p>
        </text:list-item>
        <text:list-item>
          <text:p text:style-name="P154"><text:span text:style-name="Strong_20_Emphasis">Assorted packs contain three pads of yellow, pink, green and orange in bright neon shades </text:span></text:p>
        </text:list-item>
        <text:list-item>
          <text:p text:style-name="P154"><text:span text:style-name="Strong_20_Emphasis">100 sheets per pad </text:span></text:p>
        </text:list-item>
        <text:list-item>
          <text:p text:style-name="P154"><text:span text:style-name="Strong_20_Emphasis">Packed 12 </text:span></text:p>
        </text:list-item>
        <text:list-item>
          <text:p text:style-name="P71"><text:span text:style-name="Strong_20_Emphasis">70gsm </text:span></text:p>
        </text:list-item>
      </text:list>
      <text:h text:style-name="P9" text:outline-level="1">Q-Connect Quick Notes Cube 76 x 76mm Pastel KF01347</text:h>
      <text:p text:style-name="P63">Ideal for desktop use, this Q-Connect Quick Note Cube is designed for long lasting use, with 400 sheets per cube. The strong adhesive will adhere to most surfaces and removes cleanly, which is perfect for making notes or leaving messages and reminders. This pack contains 1 note cube measuring 76 x 76mm in assorted pastel colours, including pink, yellow, green and blue.</text:p>
      <text:h text:style-name="P9" text:outline-level="1">Laufer Rubber Band Ball Assorted RBB1</text:h>
      <text:p text:style-name="P63">Approximately 200 elastic bands make one handy 'rubber ball'. Made from natural rubber. Keeps your rubber bands neat and tidy. Assorted colours and sizes. </text:p>
      <text:list xml:id="list2270874942784904855" text:style-name="L91">
        <text:list-item>
          <text:p text:style-name="P155">Approximately 200 elastic bands make one handy 'rubber ball' </text:p>
        </text:list-item>
        <text:list-item>
          <text:p text:style-name="P155">Made from natural rubber </text:p>
        </text:list-item>
        <text:list-item>
          <text:p text:style-name="P155">Keeps your rubber bands neat and tidy </text:p>
        </text:list-item>
        <text:list-item>
          <text:p text:style-name="P72">Assorted colours and sizes </text:p>
        </text:list-item>
      </text:list>
      <text:h text:style-name="P9" text:outline-level="1"><text:soft-page-break/>5 Star Office Rubber Bands No.69 Each 152x6mm Approx 141 Bands Bag 0.454kg 296476</text:h>
      <text:p text:style-name="P63">Contain 80 percent pure rubber taken from sustainable resources to protect the environment. Packed in resealable grip bag. Size: 152x6mm No.69. Natural colour. 0.45kg (1lb) bag. Approximately 141 Bands. </text:p>
      <text:list xml:id="list1582372037782025698" text:style-name="L92">
        <text:list-item>
          <text:p text:style-name="P156">Contain 80 percent pure rubber taken from sustainable resources to protect the environment </text:p>
        </text:list-item>
        <text:list-item>
          <text:p text:style-name="P156">Packed in resealable grip bag </text:p>
        </text:list-item>
        <text:list-item>
          <text:p text:style-name="P156">Size: 152x6mm No.69 </text:p>
        </text:list-item>
        <text:list-item>
          <text:p text:style-name="P156">Natural colour </text:p>
        </text:list-item>
        <text:list-item>
          <text:p text:style-name="P156">0.45kg (1lb) bag </text:p>
        </text:list-item>
        <text:list-item>
          <text:p text:style-name="P73">Approximately 141 Bands </text:p>
        </text:list-item>
      </text:list>
      <text:h text:style-name="P9" text:outline-level="1">Q-Connect Ruler Shatterproof 300mm Clear</text:h>
      <text:p text:style-name="P63">This twin-use Q-Connect 300mm Ruler lets you measure and plot in both metric and imperial measurements. It features a bevelled edge that provides increased accuracy when measuring by shortening the distance between scale and paper. Sturdy clear acrylic provides durability for frequent use.</text:p>
      <text:h text:style-name="P9" text:outline-level="1">Q-Connect Clear 150mm/15cm/6inch Ruler</text:h>
      <text:p text:style-name="P63">The twin-use scale lets you measure and plot in both metric and imperial measurements. It features a bevelled edge that provides increased accuracy when measuring by shortening the distance between scale and paper. Sturdy acrylic provides durability for frequent use</text:p>
      <text:h text:style-name="P9" text:outline-level="1">Helix Clear Geometry Set 15cm (Pack of 15)</text:h>
      <text:p text:style-name="P63">This Helix Clear Geometry Set is a complete set of four essential items for use in maths, geometry and art classes. It comprises a compact 15cm ruler for drawing straight lines and measuring lengths, plus a half circle 180 degree protractor that's handy for accurate angle measurement and marking. The two set squares provide straight edges at various angles for precise line drawing and measurement - one 45anddeg; and one 60anddeg;. Clear plastic makes it easy to see drawings and diagrams underneath.</text:p>
      <text:h text:style-name="P9" text:outline-level="1"><text:soft-page-break/>Helix Metric/Imperial Metre Rule Z82040</text:h>
      <text:p text:style-name="P63">This 100cm ruler features metric and imperial scales on one side and a vertical metric scale on the reverse.</text:p>
      <text:h text:style-name="P9" text:outline-level="1">Q-Connect All Purpose Scissors 210mm</text:h>
      <text:p text:style-name="P63">These scissors have a comfortable, ergonomic plastic handle and steel blades which combine excellent cutting quality with safety conscious rounded edges. This scissors measure 210mm and are ideal for office environments and the home.</text:p>
      <text:h text:style-name="P9" text:outline-level="1">5 Star Office General Purpose Scissors 217mm 902495</text:h>
      <text:p text:style-name="P63">Suitable for cutting tougher materials. Features integral grooved centre grip to assist in the opening of bottles or jars. </text:p>
      <text:list xml:id="list7551676017472188498" text:style-name="L93">
        <text:list-item>
          <text:p text:style-name="P157">General purpose scissors </text:p>
        </text:list-item>
        <text:list-item>
          <text:p text:style-name="P157">Suitable for cutting tougher materials </text:p>
        </text:list-item>
        <text:list-item>
          <text:p text:style-name="P157">Features integral grooved centre grip to assist in the opening of bottles or jars </text:p>
        </text:list-item>
        <text:list-item>
          <text:p text:style-name="P157">Complete with 2 year blade guarantee </text:p>
        </text:list-item>
        <text:list-item>
          <text:p text:style-name="P74">Size: 217mm </text:p>
        </text:list-item>
      </text:list>
      <text:h text:style-name="P9" text:outline-level="1">5 Star Office (130mm) School Scissors with Plastic Handles and Stainless Steel Blades (Assorted) Pack of 30 924037</text:h>
      <text:p text:style-name="P63">5 Star School Scissors. Display box of school scissors with 130mm stainless steel blades. 10 each of red, yellow and turquoise </text:p>
      <text:list xml:id="list1247298045299533842" text:style-name="L94">
        <text:list-item>
          <text:p text:style-name="P158">5 Star School Scissors </text:p>
        </text:list-item>
        <text:list-item>
          <text:p text:style-name="P158">Display box of school scissors with 55mm stainless steel blades </text:p>
        </text:list-item>
        <text:list-item>
          <text:p text:style-name="P158">Size: 130mm </text:p>
        </text:list-item>
        <text:list-item>
          <text:p text:style-name="P75">10 each of red, yellow and turquoise </text:p>
        </text:list-item>
      </text:list>
      <text:h text:style-name="P9" text:outline-level="1">5 Star Office Endorsing Ink 28ml Blue 297927</text:h>
      <text:p text:style-name="P63">Endorsing ink 28ml bottle Colour Blue Pack Weight: 0.059 kg Pack Dimensions: 29x28x80 mm </text:p>
      <text:list xml:id="list1137025497040130876" text:style-name="L95">
        <text:list-item>
          <text:p text:style-name="P159">Endorsing ink </text:p>
        </text:list-item>
        <text:list-item>
          <text:p text:style-name="P159"><text:soft-page-break/>28ml bottle </text:p>
        </text:list-item>
        <text:list-item>
          <text:p text:style-name="P76">Colour: Blue </text:p>
        </text:list-item>
      </text:list>
      <text:h text:style-name="P9" text:outline-level="1">5 Star Office Stamp Pad 110x70mm Black 297862</text:h>
      <text:p text:style-name="P63">Foam pad, impregnated with ink. Sturdy plastic box. Re-inkable with washable endorsing ink (sold separately). Size: 110x70mm. Black </text:p>
      <text:list xml:id="list75749566996013671" text:style-name="L96">
        <text:list-item>
          <text:p text:style-name="P160">Foam pad, impregnated with ink </text:p>
        </text:list-item>
        <text:list-item>
          <text:p text:style-name="P160">Sturdy plastic box </text:p>
        </text:list-item>
        <text:list-item>
          <text:p text:style-name="P160">Re-inkable with washable endorsing ink (sold separately) </text:p>
        </text:list-item>
        <text:list-item>
          <text:p text:style-name="P160">Size: 110x70mm </text:p>
        </text:list-item>
        <text:list-item>
          <text:p text:style-name="P77">Colour: Black </text:p>
        </text:list-item>
      </text:list>
      <text:h text:style-name="P9" text:outline-level="1">Colop S120 Self Inking Mini Dater</text:h>
      <text:p text:style-name="P63">This handy, pocket-sized COLOP S120 Mini Dater features a 12 year date band and 4mm date height for organised records and filing. The mini dater is self-inking for long lasting use, with replacement ink pads available separately. The stamp prints an impression size of 20 x 4mm.</text:p>
      <text:h text:style-name="P8" text:outline-level="1">5 Star Office Staple Remover (Black) 296905</text:h>
      <text:p text:style-name="P59"><text:span text:style-name="Strong_20_Emphasis">5 Star Office Staple Remover (Black). </text:span></text:p>
      <text:list xml:id="list7698472062028271747" text:style-name="L97">
        <text:list-item>
          <text:p text:style-name="P161"><text:span text:style-name="Strong_20_Emphasis">Classic traditional pinch type </text:span></text:p>
        </text:list-item>
        <text:list-item>
          <text:p text:style-name="P161"><text:span text:style-name="Strong_20_Emphasis">Removes staples and pins easily </text:span></text:p>
        </text:list-item>
        <text:list-item>
          <text:p text:style-name="P78"><text:span text:style-name="Strong_20_Emphasis">Colour: Black </text:span></text:p>
        </text:list-item>
      </text:list>
      <text:h text:style-name="P8" text:outline-level="1">Rapesco 101 Staple Remover (Black) PSR101B1</text:h>
      <text:p text:style-name="P59"><text:span text:style-name="Strong_20_Emphasis">The Rapesco 101 Staple Remover - the original and still the best. Safe and easy to use with a contoured grip - the 101 Staple Remover slides under the staple to remove and retain staple with ease. Colour: Black </text:span></text:p>
      <text:list xml:id="list2736110442185877534" text:style-name="L98">
        <text:list-item>
          <text:p text:style-name="P162"><text:span text:style-name="Strong_20_Emphasis">Safe and easy to use with contoured grip </text:span></text:p>
        </text:list-item>
        <text:list-item>
          <text:p text:style-name="P162"><text:span text:style-name="Strong_20_Emphasis">Slides under staple top to remove and retain staples </text:span></text:p>
        </text:list-item>
        <text:list-item>
          <text:p text:style-name="P162"><text:span text:style-name="Strong_20_Emphasis">10 year guarantee </text:span></text:p>
        </text:list-item>
        <text:list-item>
          <text:p text:style-name="P162"><text:span text:style-name="Strong_20_Emphasis">Slides under staple top to remove and retain staple </text:span></text:p>
        </text:list-item>
        <text:list-item>
          <text:p text:style-name="P162"><text:span text:style-name="Strong_20_Emphasis">Colour: Black </text:span></text:p>
        </text:list-item>
        <text:list-item>
          <text:p text:style-name="P79"><text:span text:style-name="Strong_20_Emphasis">L - 134mm x W - 15mm </text:span></text:p>
        </text:list-item>
      </text:list>
      <text:h text:style-name="P8" text:outline-level="1"><text:soft-page-break/>5 Star Office Stapler Half Strip Plastic Capacity 20 Sheets Black 918540</text:h>
      <text:p text:style-name="P59">Lightweight, general purpose Half Strip office stapler. Plastic top and base. </text:p>
      <text:list xml:id="list4596722852339430863" text:style-name="L99">
        <text:list-item>
          <text:p text:style-name="P163">Lightweight, general purpose Half Strip office stapler </text:p>
        </text:list-item>
        <text:list-item>
          <text:p text:style-name="P80">Plastic top and base </text:p>
        </text:list-item>
      </text:list>
      <text:h text:style-name="P8" text:outline-level="1">5 Star Office Stapler Long Arm Full Strip 300mm Reach Capacity 20 Sheets (Black) 918656</text:h>
      <text:p text:style-name="P59"><text:span text:style-name="Strong_20_Emphasis">Full strip stapler. 300mm reach. Accepts 26/6 and 24/6 staples. 20 sheet capacity. Longer reach enables you to staple booklets, project folders and other large documents. </text:span></text:p>
      <text:list xml:id="list1505781118697906420" text:style-name="L100">
        <text:list-item>
          <text:p text:style-name="P164"><text:span text:style-name="Strong_20_Emphasis">Full strip stapler </text:span></text:p>
        </text:list-item>
        <text:list-item>
          <text:p text:style-name="P164"><text:span text:style-name="Strong_20_Emphasis">Accepts 26/6 and 24/6 staples </text:span></text:p>
        </text:list-item>
        <text:list-item>
          <text:p text:style-name="P164"><text:span text:style-name="Strong_20_Emphasis">20 sheet capacity </text:span></text:p>
        </text:list-item>
        <text:list-item>
          <text:p text:style-name="P164"><text:span text:style-name="Strong_20_Emphasis">Longer reach enables you to staple booklets, project folders and other large documents </text:span></text:p>
        </text:list-item>
        <text:list-item>
          <text:p text:style-name="P81"><text:span text:style-name="Strong_20_Emphasis">300mm reach </text:span></text:p>
        </text:list-item>
      </text:list>
      <text:h text:style-name="P8" text:outline-level="1">Rapesco Stand Up Space Saving Stapler Powder Blue</text:h>
      <text:p text:style-name="P59">A convenient addition to your desktop workstation, this stapler uses less space and is easy to grab for quick use thanks to its upright positioning. Stylish and practical, this stand up/space saving stapler has a 20 sheet (80gsm) capacity, a 54mm throat depth and features a staple-refill indicator and a lock-back feature for easy re-loading. Manufactured from premium quality materials to exacting standards, this stapler is backed by a 15 year guarantee. Colour: Powder Blue.</text:p>
      <text:h text:style-name="P8" text:outline-level="1">5 Star Office Half Strip Stand Up Stapler 20 Sheet Capacity Takes 26/6 Staples Silver/Black 937203</text:h>
      <text:p text:style-name="P59">Half Strip Stand Up Soft Hand Stapler in silver and black has modern design and stands on the desk. Half Strip Stand Up Soft Hand Stapler in silver and black has soft hand grip for <text:soft-page-break/>comfortable operation. This stapler is a half strip model. 20 sheet capacity. Uses staples 26/6 or 24/6. </text:p>
      <text:list xml:id="list3754950605177005458" text:style-name="L101">
        <text:list-item>
          <text:p text:style-name="P165">Modern design stands on the desk </text:p>
        </text:list-item>
        <text:list-item>
          <text:p text:style-name="P165">Soft hand grip for comfortable operation </text:p>
        </text:list-item>
        <text:list-item>
          <text:p text:style-name="P165">Half strip model </text:p>
        </text:list-item>
        <text:list-item>
          <text:p text:style-name="P165">20 sheet capacity </text:p>
        </text:list-item>
        <text:list-item>
          <text:p text:style-name="P165">Uses staples 26/6 or 24/6 </text:p>
        </text:list-item>
        <text:list-item>
          <text:p text:style-name="P165">Recyclable (Plastic) </text:p>
        </text:list-item>
        <text:list-item>
          <text:p text:style-name="P82">Made of recycled material (95%) </text:p>
        </text:list-item>
      </text:list>
      <text:h text:style-name="P8" text:outline-level="1">5 Star Office Staples 24-6 Pack of 5000 581394</text:h>
      <text:p text:style-name="P59">Fits full strip and half strip models, stand up and long arm. 24 gauge wire and 6mm shank. Boxed 5000. </text:p>
      <text:list xml:id="list5218266720721273441" text:style-name="L102">
        <text:list-item>
          <text:p text:style-name="P166">Fits full strip and half strip models, stand up and long arm </text:p>
        </text:list-item>
        <text:list-item>
          <text:p text:style-name="P166">24 gauge wire and 6mm shank </text:p>
        </text:list-item>
        <text:list-item>
          <text:p text:style-name="P83">Boxed 5000 </text:p>
        </text:list-item>
      </text:list>
      <text:h text:style-name="P8" text:outline-level="1">Rapesco Staples 8mm 24/8 (Pack of 5000</text:h>
      <text:p text:style-name="P59">Made from the very best materials, these staples are designed to ensure that your documents never come unfastened without you wanting them to. These Rapesco staples fit into a wide variety of staplers, making them the perfect supplies whatever make of machine you have. Giving you a more permanent way to fasten documents together, good staples are essential for ensuring the fidelity of your filing and keep your records properly organised.</text:p>
      <text:h text:style-name="P8" text:outline-level="1">26/6mm Metal Staples - (Pack of 5000</text:h>
      <text:p text:style-name="P59">Providing you with a secure way to fasten and collate papers, Whitebox staples are essential for the smooth and efficient running of any office. With a high quality construction, you can be sure that your staples will remain fastened, preventing the loss of your information and ensuring that your filing is as accurate as possible. These staples are designed to work with your stapler without any difficulty, ensuring that there are no jams or blockages in your stapler.</text:p>
      <text:h text:style-name="P8" text:outline-level="1">5 Star Office Clear Tape Roll Large Easy-tear Polypropylene 40 Microns 24mm x 66m 332756</text:h>
      <text:p text:style-name="P59"><text:span text:style-name="Strong_20_Emphasis">Made from polypropylene. 40 micron easy tear film. Size: 25mmx66m. Large Rolls. Clear. </text:span></text:p>
      <text:list xml:id="list8475976139441748914" text:style-name="L103">
        <text:list-item>
          <text:p text:style-name="P167"><text:soft-page-break/><text:span text:style-name="Strong_20_Emphasis">Made from polypropylene </text:span></text:p>
        </text:list-item>
        <text:list-item>
          <text:p text:style-name="P167"><text:span text:style-name="Strong_20_Emphasis">40 micron easy tear film </text:span></text:p>
        </text:list-item>
        <text:list-item>
          <text:p text:style-name="P167"><text:span text:style-name="Strong_20_Emphasis">Size: 25mmx66m </text:span></text:p>
        </text:list-item>
        <text:list-item>
          <text:p text:style-name="P167"><text:span text:style-name="Strong_20_Emphasis">Large Rolls </text:span></text:p>
        </text:list-item>
        <text:list-item>
          <text:p text:style-name="P84"><text:span text:style-name="Strong_20_Emphasis">Clear </text:span></text:p>
        </text:list-item>
      </text:list>
      <text:h text:style-name="P8" text:outline-level="1">5 Star Office Clear Tape Roll Large Easy-tear Polypropylene 40 Microns 50mm x 66m Pack of 3 295985</text:h>
      <text:p text:style-name="P59"><text:span text:style-name="Strong_20_Emphasis">Easy tear tape. Made from polypropylene. 40 micron easy tear film. Size: 50mmx66m. Clear. Packed 3. </text:span></text:p>
      <text:list xml:id="list7939964967980033922" text:style-name="L104">
        <text:list-item>
          <text:p text:style-name="P168"><text:span text:style-name="Strong_20_Emphasis">Easy tear tape </text:span></text:p>
        </text:list-item>
        <text:list-item>
          <text:p text:style-name="P168"><text:span text:style-name="Strong_20_Emphasis">Made from polypropylene </text:span></text:p>
        </text:list-item>
        <text:list-item>
          <text:p text:style-name="P168"><text:span text:style-name="Strong_20_Emphasis">40 micron easy tear film </text:span></text:p>
        </text:list-item>
        <text:list-item>
          <text:p text:style-name="P168"><text:span text:style-name="Strong_20_Emphasis">Size: 50mmx66m </text:span></text:p>
        </text:list-item>
        <text:list-item>
          <text:p text:style-name="P168"><text:span text:style-name="Strong_20_Emphasis">Clear </text:span></text:p>
        </text:list-item>
        <text:list-item>
          <text:p text:style-name="P85"><text:span text:style-name="Strong_20_Emphasis">Packed 3 </text:span></text:p>
        </text:list-item>
      </text:list>
      <text:h text:style-name="P8" text:outline-level="1">Sellotape Original (Large 24mm x 66m) Golden Non-Static Easy-Tear Tape Roll (Pack of 12) 1443268</text:h>
      <text:p text:style-name="P59">Britain's No.1 sticky tape. Extra sticky. Large rolls. Golden colour is clear when applied. Non-static for better control. Easy to tear, no need for scissors. Ideal for everyday solutions as well as sticking paper, card and gift wrap. </text:p>
      <text:list xml:id="list4385108764046689071" text:style-name="L105">
        <text:list-item>
          <text:p text:style-name="P169">Britain's No.1 sticky tape </text:p>
        </text:list-item>
        <text:list-item>
          <text:p text:style-name="P169">Extra sticky </text:p>
        </text:list-item>
        <text:list-item>
          <text:p text:style-name="P169">Large rolls </text:p>
        </text:list-item>
        <text:list-item>
          <text:p text:style-name="P169">Golden colour is clear when applied </text:p>
        </text:list-item>
        <text:list-item>
          <text:p text:style-name="P169">Non-static for better control </text:p>
        </text:list-item>
        <text:list-item>
          <text:p text:style-name="P169">Easy to tear, no need for scissors </text:p>
        </text:list-item>
        <text:list-item>
          <text:p text:style-name="P169">Ideal for everyday solutions as well as sticking paper, card and gift wrap </text:p>
        </text:list-item>
        <text:list-item>
          <text:p text:style-name="P169">Size: 24mmx66m </text:p>
        </text:list-item>
        <text:list-item>
          <text:p text:style-name="P86">Packed 12 </text:p>
        </text:list-item>
      </text:list>
      <text:h text:style-name="P8" text:outline-level="1"><text:soft-page-break/>Scotch Easy Tear (25mm x 66m) Adhesive Tape (Clear) Pack of 6 Rolls ET2566T6</text:h>
      <text:p text:style-name="P59">Scotch Easy Tear Tape is the essential adhesive solution for the home or office, available in rolls with a wide variety of dispensers. This clear adhesive tape is the perfect way to hide those repairs or disguise document or parcel sealing. The high quality, transparent tape for light duty sealing, labelling and repair is virtually easy to tear when you need an instant quick fix. Best used on paper like envelopes and for wrapping, this Scotch Clear Adhesive Tape 24mm x 66m will no tangle up and get you in a mess. Scotch easy Tear adhesive tape is so easy to unwind, handle and tear by hand, meaning less mess and no stress. This clear adhesive tape is easy to cut and dispense if using a dispensing reel. </text:p>
      <text:list xml:id="list8418357383631545355" text:style-name="L106">
        <text:list-item>
          <text:p text:style-name="P170">Scotch Easy to Tear Transparent Tape </text:p>
        </text:list-item>
        <text:list-item>
          <text:p text:style-name="P170">Tearable by hand, no need for scissors </text:p>
        </text:list-item>
        <text:list-item>
          <text:p text:style-name="P170">Size 25mm x 66m </text:p>
        </text:list-item>
        <text:list-item>
          <text:p text:style-name="P170">Colour: Clear </text:p>
        </text:list-item>
        <text:list-item>
          <text:p text:style-name="P87">Packed 6 </text:p>
        </text:list-item>
      </text:list>
      <text:h text:style-name="P8" text:outline-level="1">5 Star Office Tape Dispenser Desktop Roll Capacity 19mm Width 33m Length Black 424410</text:h>
      <text:p text:style-name="P59">For rolls 33 metres long, up to 19mm wide Includes 1 core piece to accommodate 25mm internal diameter roll of tape Tape not included WxDxH: 166x70x77mm Black Pack Weight: 0.573 kg Pack Dimensions: 73x168x81 mm </text:p>
      <text:list xml:id="list1336007110416193862" text:style-name="L107">
        <text:list-item>
          <text:p text:style-name="P171">For rolls 33 metres long, up to 19mm wide </text:p>
        </text:list-item>
        <text:list-item>
          <text:p text:style-name="P171">Includes 1 core piece to accommodate 25mm internal diameter roll of tape </text:p>
        </text:list-item>
        <text:list-item>
          <text:p text:style-name="P171">Tape not included </text:p>
        </text:list-item>
        <text:list-item>
          <text:p text:style-name="P171">WxDxH: 166x70x77mm </text:p>
        </text:list-item>
        <text:list-item>
          <text:p text:style-name="P88">Colour: Black </text:p>
        </text:list-item>
      </text:list>
      <text:h text:style-name="P8" text:outline-level="1">5 Star Office Tape Dispenser Desktop Weighted Non-slip Roll Capacity 25mm Width 66m Length Blue 920144</text:h>
      <text:p text:style-name="P59">5 Star Tape Dispenser Desktop Weighted Non-slip Roll Capacity 25mm Width 66m Length (Blue) </text:p>
      <text:list xml:id="list4432001471276760050" text:style-name="L108">
        <text:list-item>
          <text:p text:style-name="P172">High quality tape dispenser which is weighted and has non-slip feet for ease of use </text:p>
        </text:list-item>
        <text:list-item>
          <text:p text:style-name="P172"><text:soft-page-break/>Attractively designed to complement any desk </text:p>
        </text:list-item>
        <text:list-item>
          <text:p text:style-name="P172">For tapes up to 25mm wide and up to 66m long </text:p>
        </text:list-item>
        <text:list-item>
          <text:p text:style-name="P172">Includes 2 core pieces to accommodate both 25mm and 75mm internal diameter rolls of tape </text:p>
        </text:list-item>
        <text:list-item>
          <text:p text:style-name="P172">Tape not included </text:p>
        </text:list-item>
        <text:list-item>
          <text:p text:style-name="P172">WxDxH: 218x93x108mm </text:p>
        </text:list-item>
        <text:list-item>
          <text:p text:style-name="P89">Colour: Blue </text:p>
        </text:list-item>
      </text:list>
      <text:h text:style-name="P8" text:outline-level="1">Q-Connect Carton Sealer KF01295</text:h>
      <text:p text:style-name="P59">This Q-Connect Carton Sealer is ideal for a range of warehouse and mailroom uses. Providing an easy way to secure packages for transit, the dispenser features a fully adjustable brake for quick, efficient sealing, which reduces waste and saves you money. </text:p>
      <text:h text:style-name="P8" text:outline-level="1">5 Star Office Envelopes Board-backed Hot Melt Peel and Seal 120gsm Manilla C4 Pack of 125 906578</text:h>
      <text:p text:style-name="P59">Quality 120g/m2 manilla board backed envelopes. Rigid board keeps important documents safe. Hot Melt Peel and Seal closure. </text:p>
      <text:list xml:id="list6305077536669972692" text:style-name="L110">
        <text:list-item>
          <text:p text:style-name="P173">Rigid board keeps important documents safe </text:p>
        </text:list-item>
        <text:list-item>
          <text:p text:style-name="P90">120gsm </text:p>
        </text:list-item>
      </text:list>
      <text:h text:style-name="P8" text:outline-level="1">New Guardian (C4) Heavyweight Board Backed Peel and Seal Envelopes (130gsm) Manilla (Pack of 125) H26326</text:h>
      <text:p text:style-name="P59">New Guardian Heavyweight Manilla Board Backed Envelopes. Send documents with confidence in these high quality manilla board backed envelopes which provide a combination of good looks and strength. Exceptionally strong 130g/m ribbed manilla paper across the whole range. Subtle ribbed texture and distinctive sheen provides an attractive finish. Backed with a sturdy board to keep contents flat and protected. Printed 'Please do not bend' instructing considerate handling. Peel and Seal gumming for an exceptionally strong seal. Size: C4 324 x 229 mm. Packed 125. </text:p>
      <text:list xml:id="list8852899947484143536" text:style-name="L111">
        <text:list-item>
          <text:p text:style-name="P174">New Guardian Heavyweight Manilla Board Backed Envelopes </text:p>
        </text:list-item>
        <text:list-item>
          <text:p text:style-name="P174">Send documents with confidence in these high quality manilla board backed envelopes which provide a combination of good looks and strength </text:p>
        </text:list-item>
        <text:list-item>
          <text:p text:style-name="P174">Exceptionally strong 130gsm ribbed manilla paper across the whole range </text:p>
        </text:list-item>
        <text:list-item>
          <text:p text:style-name="P174">Subtle ribbed texture and distinctive sheen provides an attractive finish </text:p>
        </text:list-item>
        <text:list-item>
          <text:p text:style-name="P174"><text:soft-page-break/>Backed with a sturdy board to keep contents flat and protected </text:p>
        </text:list-item>
        <text:list-item>
          <text:p text:style-name="P174">Printed 'Please do not bend' instructing considerate handling </text:p>
        </text:list-item>
        <text:list-item>
          <text:p text:style-name="P174">Peel and Seal gumming for an exceptionally strong seal </text:p>
        </text:list-item>
        <text:list-item>
          <text:p text:style-name="P174">Size: C4 324 x 229 mm </text:p>
        </text:list-item>
        <text:list-item>
          <text:p text:style-name="P91">Packed 125 </text:p>
        </text:list-item>
      </text:list>
      <text:h text:style-name="P8" text:outline-level="1">5 Star Office Envelopes Mediumweight Pocket Press Seal 90gsm Manilla C4 Pack of 250 F90022</text:h>
      <text:p text:style-name="P59">Medium weight 90g/m Manilla Envelopes. Suitable for all kinds of general correspondence and mailings. Made from 100% recycled material. Press Seal. Pocket style. Size: C4 324x229mm. Boxed 250. </text:p>
      <text:list xml:id="list8273051629271628361" text:style-name="L112">
        <text:list-item>
          <text:p text:style-name="P175">Medium weight 90gsm Manilla Envelopes </text:p>
        </text:list-item>
        <text:list-item>
          <text:p text:style-name="P175">Suitable for all kinds of general correspondence and mailings </text:p>
        </text:list-item>
        <text:list-item>
          <text:p text:style-name="P175">Made from 100% recycled material </text:p>
        </text:list-item>
        <text:list-item>
          <text:p text:style-name="P175">Self Seal </text:p>
        </text:list-item>
        <text:list-item>
          <text:p text:style-name="P175">Pocket style </text:p>
        </text:list-item>
        <text:list-item>
          <text:p text:style-name="P175">Size: C4 324x229mm </text:p>
        </text:list-item>
        <text:list-item>
          <text:p text:style-name="P92">Boxed 250 </text:p>
        </text:list-item>
      </text:list>
      <text:h text:style-name="P8" text:outline-level="1">5 Star Office Envelopes Mediumweight Pocket Press Seal 90gsm Manilla C5 Pack of 500 J90021</text:h>
      <text:p text:style-name="P59">Medium weight 90g/m2 Manilla Envelopes. Suitable for all kinds of general correspondence and mailings. Made from 100% recycled material. Self Seal. Pocket style. Size: C5 229x162mm. Boxed 500. </text:p>
      <text:list xml:id="list143537178326169368" text:style-name="L113">
        <text:list-item>
          <text:p text:style-name="P176">Medium weight 90gsm Manilla Envelopes </text:p>
        </text:list-item>
        <text:list-item>
          <text:p text:style-name="P176">Suitable for all kinds of general correspondence and mailings </text:p>
        </text:list-item>
        <text:list-item>
          <text:p text:style-name="P176">Made from 100% recycled material </text:p>
        </text:list-item>
        <text:list-item>
          <text:p text:style-name="P176">Self Seal </text:p>
        </text:list-item>
        <text:list-item>
          <text:p text:style-name="P176">Pocket style </text:p>
        </text:list-item>
        <text:list-item>
          <text:p text:style-name="P176">Size: C5 229x162mm </text:p>
        </text:list-item>
        <text:list-item>
          <text:p text:style-name="P93">Boxed 500 </text:p>
        </text:list-item>
      </text:list>
      <text:h text:style-name="P8" text:outline-level="1"><text:soft-page-break/>5 Star Office Envelopes Pocket Press Seal Window 90gsm White C5 Pack of 500 M90017</text:h>
      <text:p text:style-name="P59">Medium weight 90g/m2 Envelopes. Suitable for all kinds of general correspondence and mailings. Window 100x40mm, 62mm in, 25mm up. White with blue opaque interior for security. Self Seal. Pocket style. Size: C5 229x162mm. Boxed 500. </text:p>
      <text:list xml:id="list6936042893260119317" text:style-name="L114">
        <text:list-item>
          <text:p text:style-name="P177">Medium weight 90gsm Envelopes </text:p>
        </text:list-item>
        <text:list-item>
          <text:p text:style-name="P177">Suitable for all kinds of general correspondence and mailings </text:p>
        </text:list-item>
        <text:list-item>
          <text:p text:style-name="P177">Window 100x40mm, 62mm in, 25mm up </text:p>
        </text:list-item>
        <text:list-item>
          <text:p text:style-name="P177">White with blue opaque interior for security </text:p>
        </text:list-item>
        <text:list-item>
          <text:p text:style-name="P177">Self Seal </text:p>
        </text:list-item>
        <text:list-item>
          <text:p text:style-name="P177">Pocket style </text:p>
        </text:list-item>
        <text:list-item>
          <text:p text:style-name="P177">Size: C5 229x162mm </text:p>
        </text:list-item>
        <text:list-item>
          <text:p text:style-name="P94">Boxed 500 </text:p>
        </text:list-item>
      </text:list>
      <text:h text:style-name="P8" text:outline-level="1">5 Star Office Internal Mail Envelopes Manilla C4 Buff Box 250 938512</text:h>
      <text:p text:style-name="P59">5 Star (C4) Internal Mail Envelopes Manilla (Buff) Pack of 250. </text:p>
      <text:list xml:id="list5207701181641852243" text:style-name="L115">
        <text:list-item>
          <text:p text:style-name="P178">Manilla internal mail envelopes </text:p>
        </text:list-item>
        <text:list-item>
          <text:p text:style-name="P178">Re-sealable with printed areas on both sides </text:p>
        </text:list-item>
        <text:list-item>
          <text:p text:style-name="P95">Ideal for use in large organisations or multi-site businesses </text:p>
        </text:list-item>
      </text:list>
      <text:p text:style-name="P59"/>
      <text:p text:style-name="P52"><text:span text:style-name="Strong_20_Emphasis"><text:span text:style-name="T12"/></text:span></text:p>
      <text:p text:style-name="P34"><text:span text:style-name="Strong_20_Emphasis"><text:span text:style-name="T6"/></text:span></text:p>
      <text:p text:style-name="P23"><text:span text:style-name="Strong_20_Emphasis"><text:span text:style-name="T15"/></text:span></text:p>
      <text:p text:style-name="P12"/>
      <text:p text:style-name="P12"/>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06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26T16:36:48.547769337</meta:creation-date>
    <dc:date>2017-03-27T02:48:14.996779721</dc:date>
    <meta:editing-duration>PT10H10M1S</meta:editing-duration>
    <meta:editing-cycles>178</meta:editing-cycles>
    <meta:generator>LibreOffice/5.1.4.2$Linux_X86_64 LibreOffice_project/10m0$Build-2</meta:generator>
    <meta:document-statistic meta:table-count="5" meta:image-count="1" meta:object-count="0" meta:page-count="43" meta:paragraph-count="854" meta:word-count="9882" meta:character-count="59484" meta:non-whitespace-character-count="50291"/>
  </office:meta>
</office:document-meta>
</file>